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DejaVu Sans1" svg:font-family="'DejaVu Sans'" style:font-family-generic="swiss"/>
    <style:font-face style:name="Century Schoolbook L" svg:font-family="'Century Schoolbook 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757ec3"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8"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9"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0" style:family="paragraph" style:parent-style-name="Standard">
      <style:paragraph-properties fo:margin-left="0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1" style:family="paragraph" style:parent-style-name="Standard">
      <style:paragraph-properties fo:margin-left="0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46083e" officeooo:paragraph-rsid="0046083e" style:font-size-asian="10.1000003814697pt" style:font-weight-asian="normal" style:font-size-complex="10.1000003814697pt" style:font-weight-complex="normal"/>
    </style:style>
    <style:style style:name="P12" style:family="paragraph" style:parent-style-name="Standard">
      <style:paragraph-properties fo:margin-left="0in" fo:margin-right="0in" fo:margin-top="0.0791in" fo:margin-bottom="0.0791in" loext:contextual-spacing="false" fo:text-align="justify" style:justify-single-word="false" fo:text-indent="0in" style:auto-text-indent="false" fo:break-before="page"/>
      <style:text-properties style:font-name="Times New Roman" fo:font-size="10.1000003814697pt" fo:font-weight="normal" officeooo:rsid="0046083e" officeooo:paragraph-rsid="0046083e" style:font-size-asian="10.1000003814697pt" style:font-weight-asian="normal" style:font-size-complex="10.1000003814697pt" style:font-weight-complex="normal"/>
    </style:style>
    <style:style style:name="P13" style:family="paragraph" style:parent-style-name="Standard">
      <style:paragraph-properties fo:margin-left="0in" fo:margin-right="0in" fo:margin-top="0.1189in" fo:margin-bottom="0.1189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4" style:family="paragraph" style:parent-style-name="Standard">
      <style:paragraph-properties fo:margin-left="0in" fo:margin-right="0in" fo:margin-top="0.1189in" fo:margin-bottom="0.1189in" loext:contextual-spacing="false" fo:text-align="center" style:justify-single-word="false" fo:text-indent="0in" style:auto-text-indent="false"/>
      <style:text-properties style:font-name="Times New Roman" fo:font-size="10.1000003814697pt" fo:font-weight="normal" officeooo:rsid="000bda2f" officeooo:paragraph-rsid="00757ec3" style:font-size-asian="10.1000003814697pt" style:font-weight-asian="normal" style:font-size-complex="10.1000003814697pt" style:font-weight-complex="normal"/>
    </style:style>
    <style:style style:name="P15" style:family="paragraph" style:parent-style-name="Standard">
      <style:paragraph-properties fo:margin-left="0in" fo:margin-right="0in" fo:margin-top="0.1189in" fo:margin-bottom="0.1189in" loext:contextual-spacing="false" fo:text-align="justify" style:justify-single-word="false" fo:text-indent="0in" style:auto-text-indent="false"/>
      <style:text-properties style:font-name="Times New Roman" fo:font-size="10.1000003814697pt" fo:font-weight="normal" officeooo:rsid="000b81c5" officeooo:paragraph-rsid="0073e4a2" style:font-size-asian="10.1000003814697pt" style:font-weight-asian="normal" style:font-size-complex="10.1000003814697pt" style:font-weight-complex="normal"/>
    </style:style>
    <style:style style:name="P16" style:family="paragraph" style:parent-style-name="Standard">
      <style:paragraph-properties fo:margin-left="0in" fo:margin-right="0in" fo:margin-top="0.1583in" fo:margin-bottom="0.1583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in" fo:margin-right="0in" fo:margin-top="0.1583in" fo:margin-bottom="0.1583in" loext:contextual-spacing="false"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8"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9"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20"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8feb4" officeooo:paragraph-rsid="0033deef" style:font-size-asian="10.1000003814697pt" style:font-weight-asian="normal" style:font-size-complex="10.1000003814697pt" style:font-weight-complex="normal"/>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2"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Century Schoolbook L" fo:font-size="12pt" fo:font-style="normal" fo:font-weight="bold" officeooo:rsid="0009e72d" officeooo:paragraph-rsid="006e4bd4" style:font-size-asian="12pt" style:font-style-asian="normal" style:font-weight-asian="bold" style:font-size-complex="12pt" style:font-style-complex="normal" style:font-weight-complex="bold"/>
    </style:style>
    <style:style style:name="P23"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text-properties style:font-name="Times New Roman" fo:font-size="10.1000003814697pt" fo:font-weight="normal" officeooo:paragraph-rsid="006e4bd4" style:font-size-asian="10.1000003814697pt" style:font-weight-asian="normal" style:font-size-complex="10.1000003814697pt" style:font-weight-complex="normal"/>
    </style:style>
    <style:style style:name="P24" style:family="paragraph" style:parent-style-name="Standard">
      <style:paragraph-properties fo:margin-left="0in" fo:margin-right="0in" fo:margin-top="0in" fo:margin-bottom="0.1201in" loext:contextual-spacing="false" fo:text-align="justify" style:justify-single-word="false" fo:text-indent="0in" style:auto-text-indent="false" style:writing-mode="pag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5"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2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7" style:family="paragraph" style:parent-style-name="Standard">
      <style:paragraph-properties fo:margin-left="0.2362in" fo:margin-right="0in" fo:text-align="justify" style:justify-single-word="false" fo:text-indent="0in" style:auto-text-indent="false"/>
      <style:text-properties style:font-name="Times New Roman" fo:font-size="10pt" fo:font-weight="normal" officeooo:rsid="000bda2f" officeooo:paragraph-rsid="000bda2f" style:font-size-asian="10pt" style:font-weight-asian="normal" style:font-size-complex="10pt" style:font-weight-complex="normal"/>
    </style:style>
    <style:style style:name="P28" style:family="paragraph" style:parent-style-name="Standard">
      <style:paragraph-properties fo:margin-left="0.2362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30"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36bcf3"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3" style:family="paragraph" style:parent-style-name="Standard">
      <style:paragraph-properties fo:margin-left="0in" fo:margin-right="0in" fo:margin-top="0.0398in" fo:margin-bottom="0.0398in" loext:contextual-spacing="false"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4"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5"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32ca09" style:font-size-asian="10.1000003814697pt" style:font-weight-asian="normal" style:font-size-complex="10.1000003814697pt" style:font-weight-complex="normal"/>
    </style:style>
    <style:style style:name="P36"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7"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6e4bd4" style:font-size-asian="10.1000003814697pt" style:font-weight-asian="normal" style:font-size-complex="10.1000003814697pt" style:font-weight-complex="normal"/>
    </style:style>
    <style:style style:name="P38"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39"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officeooo:paragraph-rsid="00072ca6" style:font-size-asian="10.1000003814697pt" style:font-weight-asian="normal" style:font-size-complex="10.1000003814697pt" style:font-weight-complex="normal"/>
    </style:style>
    <style:style style:name="P40"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41" style:family="paragraph" style:parent-style-name="Standard">
      <style:paragraph-properties fo:margin-left="0in" fo:margin-right="0in" fo:margin-top="0.1583in" fo:margin-bottom="0.1583in" loext:contextual-spacing="false"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42" style:family="paragraph" style:parent-style-name="Standard">
      <style:paragraph-properties fo:margin-left="0in" fo:margin-right="0in" fo:margin-top="0.198in" fo:margin-bottom="0.198in" loext:contextual-spacing="false"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43" style:family="paragraph" style:parent-style-name="Standard" style:list-style-name="L1">
      <style:paragraph-properties fo:margin-left="0in" fo:margin-right="0in" fo:margin-top="0.1583in" fo:margin-bottom="0.1583in" loext:contextual-spacing="false" fo:text-align="center" style:justify-single-word="false" fo:text-indent="0.1965in" style:auto-text-indent="false"/>
      <style:text-properties style:font-name="Times New Roman" fo:font-size="10.1000003814697pt" fo:font-weight="normal" officeooo:paragraph-rsid="00705981" style:font-size-asian="10.1000003814697pt" style:font-weight-asian="normal" style:font-size-complex="10.1000003814697pt" style:font-weight-complex="normal"/>
    </style:style>
    <style:style style:name="P44" style:family="paragraph" style:parent-style-name="Standard">
      <style:paragraph-properties fo:margin-left="0in" fo:margin-right="0in" fo:margin-top="0.1583in" fo:margin-bottom="0.1583in" loext:contextual-spacing="false" fo:text-align="center" style:justify-single-word="false" fo:text-indent="0.1965in" style:auto-text-indent="false"/>
      <style:text-properties style:font-name="Times New Roman" fo:font-size="10.1000003814697pt" fo:font-weight="normal" officeooo:rsid="000b81c5" officeooo:paragraph-rsid="00765d02" style:font-size-asian="10.1000003814697pt" style:font-weight-asian="normal" style:font-size-complex="10.1000003814697pt" style:font-weight-complex="normal"/>
    </style:style>
    <style:style style:name="P45" style:family="paragraph" style:parent-style-name="Standard" style:list-style-name="L1">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paragraph-rsid="00705981" style:font-size-asian="10.1000003814697pt" style:font-weight-asian="normal" style:font-size-complex="10.1000003814697pt" style:font-weight-complex="normal"/>
    </style:style>
    <style:style style:name="P4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765d02" style:font-size-asian="10.1000003814697pt" style:font-weight-asian="normal" style:font-size-complex="10.1000003814697pt" style:font-weight-complex="normal"/>
    </style:style>
    <style:style style:name="P47" style:family="paragraph" style:parent-style-name="Standard">
      <style:paragraph-properties fo:margin-left="0in" fo:margin-right="0in" fo:margin-top="0.198in" fo:margin-bottom="0.198in" loext:contextual-spacing="false" fo:text-align="center"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8"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rsid="0008feb4" officeooo:paragraph-rsid="0009e72d" style:font-size-asian="10.1000003814697pt" style:font-weight-asian="normal" style:font-size-complex="10.1000003814697pt" style:font-weight-complex="normal"/>
    </style:style>
    <style:style style:name="P49"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style>
    <style:style style:name="P50"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5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52"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53" style:family="paragraph" style:parent-style-name="Heading_20_1">
      <style:paragraph-properties fo:margin-top="0.048in" fo:margin-bottom="0in" loext:contextual-spacing="false" fo:text-align="center" style:justify-single-word="false"/>
      <style:text-properties style:font-name="Century Schoolbook L" fo:font-size="14pt" officeooo:rsid="00072ca6" officeooo:paragraph-rsid="002ff81b" style:font-size-asian="14pt" style:font-size-complex="14pt"/>
    </style:style>
    <style:style style:name="P54" style:family="paragraph" style:parent-style-name="Heading_20_2">
      <style:paragraph-properties fo:margin-top="0.3701in" fo:margin-bottom="0.0799in" loext:contextual-spacing="false" style:writing-mode="page"/>
      <style:text-properties fo:font-size="12pt" style:font-size-asian="12pt" style:font-size-complex="12pt"/>
    </style:style>
    <style:style style:name="P55"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56"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57"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58"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59"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60" style:family="paragraph" style:parent-style-name="Heading_20_2">
      <style:paragraph-properties fo:margin-left="0in" fo:margin-right="0in" fo:text-align="justify" style:justify-single-word="false" fo:text-indent="0in" style:auto-text-indent="false" fo:break-before="page"/>
      <style:text-properties style:font-name="Times New Roman" fo:font-size="12pt" fo:font-weight="normal" officeooo:rsid="000b81c5" officeooo:paragraph-rsid="000cd2bd" style:font-size-asian="12pt" style:font-weight-asian="normal" style:font-size-complex="12pt" style:font-weight-complex="normal"/>
    </style:style>
    <style:style style:name="P61" style:family="paragraph" style:parent-style-name="Heading_20_2">
      <style:paragraph-properties fo:margin-left="0in" fo:margin-right="0in" fo:margin-top="0.5598in" fo:margin-bottom="0.0799in" loext:contextual-spacing="false" fo:text-align="justify" style:justify-single-word="false" fo:text-indent="0in" style:auto-text-indent="false" style:writing-mode="page"/>
      <style:text-properties style:font-name="Century Schoolbook L" fo:font-size="12pt" fo:font-style="normal" fo:font-weight="bold" officeooo:rsid="004a550c" officeooo:paragraph-rsid="004a550c" style:font-size-asian="12pt" style:font-style-asian="normal" style:font-weight-asian="bold" style:font-size-complex="12pt" style:font-style-complex="normal" style:font-weight-complex="bold"/>
    </style:style>
    <style:style style:name="P62" style:family="paragraph">
      <loext:graphic-properties draw:fill="solid" draw:fill-color="#000000"/>
    </style:style>
    <style:style style:name="P63" style:family="paragraph">
      <loext:graphic-properties draw:fill="none"/>
    </style:style>
    <style:style style:name="P64" style:family="paragraph">
      <loext:graphic-properties draw:fill="solid" draw:fill-color="#ffffff"/>
    </style:style>
    <style:style style:name="P65" style:family="paragraph">
      <style:paragraph-properties fo:text-align="start" style:writing-mode="lr-tb"/>
    </style:style>
    <style:style style:name="P66" style:family="paragraph">
      <loext:graphic-properties draw:fill="none"/>
      <style:paragraph-properties fo:text-align="start" style:writing-mode="lr-tb"/>
      <style:text-properties fo:font-size="24pt"/>
    </style:style>
    <style:style style:name="P6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start" fo:text-indent="0in" style:writing-mode="lr-tb"/>
    </style:style>
    <style:style style:name="P69"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DejaVu Sans" fo:font-size="24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style:font-name="Century Schoolbook L" fo:font-style="normal" fo:font-weight="bold" officeooo:rsid="0008feb4" style:font-style-asian="normal" style:font-weight-asian="bold" style:font-style-complex="normal" style:font-weight-complex="bold"/>
    </style:style>
    <style:style style:name="T5" style:family="text">
      <style:text-properties style:font-name="Century Schoolbook L" fo:font-style="normal" fo:font-weight="bold" officeooo:rsid="0007ca00" style:font-style-asian="normal" style:font-weight-asian="bold" style:font-style-complex="normal" style:font-weight-complex="bold"/>
    </style:style>
    <style:style style:name="T6" style:family="text">
      <style:text-properties style:font-name="Century Schoolbook L" fo:font-style="normal" fo:font-weight="bold" officeooo:rsid="000b81c5" style:font-style-asian="normal" style:font-weight-asian="bold" style:font-style-complex="normal" style:font-weight-complex="bold"/>
    </style:style>
    <style:style style:name="T7" style:family="text">
      <style:text-properties style:font-name="Century Schoolbook L" fo:font-style="normal" fo:font-weight="bold" officeooo:rsid="000bda2f" style:font-style-asian="normal" style:font-weight-asian="bold" style:font-style-complex="normal" style:font-weight-complex="bold"/>
    </style:style>
    <style:style style:name="T8" style:family="text">
      <style:text-properties style:font-name="Century Schoolbook L" fo:font-style="normal" fo:font-weight="bold" officeooo:rsid="000cd2bd" style:font-style-asian="normal" style:font-weight-asian="bold" style:font-style-complex="normal" style:font-weight-complex="bold"/>
    </style:style>
    <style:style style:name="T9" style:family="text">
      <style:text-properties style:font-name="Century Schoolbook L" fo:font-style="normal" fo:font-weight="bold" officeooo:rsid="0033977e" style:font-style-asian="normal" style:font-weight-asian="bold" style:font-style-complex="normal" style:font-weight-complex="bold"/>
    </style:style>
    <style:style style:name="T10" style:family="text">
      <style:text-properties style:font-name="Century Schoolbook L" fo:font-style="normal" fo:font-weight="bold" officeooo:rsid="0033deef" style:font-style-asian="normal" style:font-weight-asian="bold" style:font-style-complex="normal" style:font-weight-complex="bold"/>
    </style:style>
    <style:style style:name="T11" style:family="text">
      <style:text-properties style:font-name="Century Schoolbook L" fo:font-style="normal" fo:font-weight="bold" officeooo:rsid="0038b4d7" style:font-style-asian="normal" style:font-weight-asian="bold" style:font-style-complex="normal" style:font-weight-complex="bold"/>
    </style:style>
    <style:style style:name="T12" style:family="text">
      <style:text-properties style:font-name="Century Schoolbook L" fo:font-style="normal" fo:font-weight="bold" officeooo:rsid="00393735" style:font-style-asian="normal" style:font-weight-asian="bold" style:font-style-complex="normal" style:font-weight-complex="bold"/>
    </style:style>
    <style:style style:name="T13" style:family="text">
      <style:text-properties style:font-name="Century Schoolbook L" fo:font-style="normal" fo:font-weight="bold" officeooo:rsid="003bf95c" style:font-style-asian="normal" style:font-weight-asian="bold" style:font-style-complex="normal" style:font-weight-complex="bold"/>
    </style:style>
    <style:style style:name="T14" style:family="text">
      <style:text-properties style:font-name="Century Schoolbook L" fo:font-style="normal" fo:font-weight="bold" officeooo:rsid="0040d990" style:font-style-asian="normal" style:font-weight-asian="bold" style:font-style-complex="normal" style:font-weight-complex="bold"/>
    </style:style>
    <style:style style:name="T15" style:family="text">
      <style:text-properties style:font-name="Century Schoolbook L" fo:font-style="normal" fo:font-weight="bold" officeooo:rsid="004302f9" style:font-style-asian="normal" style:font-weight-asian="bold" style:font-style-complex="normal" style:font-weight-complex="bold"/>
    </style:style>
    <style:style style:name="T16" style:family="text">
      <style:text-properties style:font-name="Century Schoolbook L" fo:font-style="normal" fo:font-weight="bold" officeooo:rsid="0048b2aa" style:font-style-asian="normal" style:font-weight-asian="bold" style:font-style-complex="normal" style:font-weight-complex="bold"/>
    </style:style>
    <style:style style:name="T17" style:family="text">
      <style:text-properties style:font-name="Century Schoolbook L" fo:font-style="normal" fo:font-weight="bold" officeooo:rsid="00318678" style:font-style-asian="normal" style:font-weight-asian="bold" style:font-style-complex="normal" style:font-weight-complex="bold"/>
    </style:style>
    <style:style style:name="T18" style:family="text">
      <style:text-properties style:font-name="Century Schoolbook L" fo:font-size="12pt" fo:font-style="normal" fo:font-weight="bold" officeooo:rsid="0009e72d" style:font-size-asian="12pt" style:font-style-asian="normal" style:font-weight-asian="bold" style:font-size-complex="12pt" style:font-style-complex="normal" style:font-weight-complex="bold"/>
    </style:style>
    <style:style style:name="T19" style:family="text">
      <style:text-properties style:font-name="Century Schoolbook L" fo:font-size="12pt" fo:font-style="normal" fo:font-weight="bold" officeooo:rsid="0007ca00" style:font-size-asian="12pt" style:font-style-asian="normal" style:font-weight-asian="bold" style:font-size-complex="12pt" style:font-style-complex="normal" style:font-weight-complex="bold"/>
    </style:style>
    <style:style style:name="T20" style:family="text">
      <style:text-properties style:font-name="Century Schoolbook L" fo:font-size="12pt" fo:font-style="normal" fo:font-weight="bold" officeooo:rsid="0035c094" style:font-size-asian="12pt" style:font-style-asian="normal" style:font-weight-asian="bold" style:font-size-complex="12pt" style:font-style-complex="normal" style:font-weight-complex="bold"/>
    </style:style>
    <style:style style:name="T21" style:family="text">
      <style:text-properties fo:font-weight="bold" officeooo:rsid="00072ca6" style:font-weight-asian="bold" style:font-weight-complex="bold"/>
    </style:style>
    <style:style style:name="T22" style:family="text">
      <style:text-properties fo:font-weight="bold" officeooo:rsid="002ff81b" style:font-weight-asian="bold" style:font-weight-complex="bold"/>
    </style:style>
    <style:style style:name="T23" style:family="text">
      <style:text-properties fo:font-style="italic" style:font-style-asian="italic" style:font-style-complex="italic"/>
    </style:style>
    <style:style style:name="T24" style:family="text">
      <style:text-properties officeooo:rsid="0032ca09"/>
    </style:style>
    <style:style style:name="T25" style:family="text">
      <style:text-properties style:font-name="DejaVu Sans1" officeooo:rsid="0032ca09" style:font-name-asian="DejaVu Sans1" style:font-name-complex="DejaVu Sans1"/>
    </style:style>
    <style:style style:name="T26" style:family="text">
      <style:text-properties officeooo:rsid="00412921"/>
    </style:style>
    <style:style style:name="T27" style:family="text">
      <style:text-properties officeooo:rsid="0008feb4"/>
    </style:style>
    <style:style style:name="T28" style:family="text">
      <style:text-properties fo:font-style="normal" officeooo:rsid="0007ca00" style:font-style-asian="normal" style:font-style-complex="normal"/>
    </style:style>
    <style:style style:name="T29" style:family="text">
      <style:text-properties officeooo:rsid="0068ec47"/>
    </style:style>
    <style:style style:name="T30" style:family="text">
      <style:text-properties fo:color="#000000" style:font-name="Arial1" fo:font-size="7.19999980926514pt" style:font-size-asian="7.19999980926514pt" style:font-name-complex="Arial1" style:font-size-complex="7.19999980926514pt"/>
    </style:style>
    <style:style style:name="T31" style:family="text">
      <style:text-properties fo:color="#000000" style:font-name="Courier New" fo:font-size="8pt" style:font-size-asian="8pt" style:font-name-complex="Courier New" style:font-size-complex="8pt"/>
    </style:style>
    <style:style style:name="T32" style:family="text">
      <style:text-properties fo:font-variant="normal" fo:text-transform="none" fo:color="#000000" style:text-outline="false" style:text-line-through-style="none" style:text-line-through-type="none" style:font-name="Arial1" fo:font-size="7pt" fo:font-style="normal" fo:text-shadow="none" style:text-underline-style="none" fo:font-weight="normal" style:letter-kerning="true" style:font-name-asian="DejaVu Sans2"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Arial1" fo:font-size="7.19999980926514pt" fo:font-style="normal" fo:text-shadow="none" style:text-underline-style="none" fo:font-weight="normal" style:letter-kerning="true" style:font-name-asian="DejaVu Sans2" style:font-size-asian="7.19999980926514pt" style:font-style-asian="normal" style:font-weight-asian="normal" style:font-name-complex="Arial1" style:font-size-complex="7.199999809265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Arial1" fo:font-size="7.09999990463257pt" fo:font-style="normal" fo:text-shadow="none" style:text-underline-style="none" fo:font-weight="normal" style:letter-kerning="true" style:font-name-asian="DejaVu Sans2"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Arial1" fo:font-size="6.90000009536743pt" fo:font-style="normal" fo:text-shadow="none" style:text-underline-style="none" fo:font-weight="normal" style:letter-kerning="true" style:font-name-asian="DejaVu Sans2"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Arial1" fo:font-size="6.09999990463257pt" fo:font-style="normal" fo:text-shadow="none" style:text-underline-style="none" fo:font-weight="normal" style:letter-kerning="true" style:font-name-asian="DejaVu Sans2" style:font-size-asian="6.09999990463257pt" style:font-style-asian="normal" style:font-weight-asian="normal" style:font-name-complex="Arial1" style:font-size-complex="6.09999990463257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209in" fo:min-width="0.2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209in" fo:min-width="0.2098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209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209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346in" fo:min-width="1.1346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346in" fo:min-width="3.3346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346in" fo:min-width="0.0681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346in" fo:min-width="1.5346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346in" fo:min-width="2.1346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346in" fo:min-width="1.4016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346in" fo:min-width="0.8681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346in" fo:min-width="1.8681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346in" fo:min-width="0.3346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346in" fo:min-width="2.5346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346in" fo:min-width="2.2681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46in" fo:min-width="3.2681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46in" fo:min-width="1.0016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46in" fo:min-width="1.201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46in" fo:min-width="0.6016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346in" fo:min-width="0.8016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46in" fo:min-width="0.9346in" fo:padding-top="0in" fo:padding-bottom="0in" fo:padding-left="0in" fo:padding-right="0in" style:run-through="foreground"/>
    </style:style>
    <style:style style:name="gr2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5063in" fo:padding-top="0in" fo:padding-bottom="0in" fo:padding-left="0in" fo:padding-right="0in" draw:shadow="hidden" draw:shadow-offset-x="0.0783in" draw:shadow-offset-y="0.0783in" draw:shadow-color="#808080"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98in" fo:padding-top="0in" fo:padding-bottom="0in" fo:padding-left="0in" fo:padding-right="0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602in" fo:padding-top="0in" fo:padding-bottom="0in" fo:padding-left="0in" fo:padding-right="0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362in" fo:padding-top="0in" fo:padding-bottom="0in" fo:padding-left="0in" fo:padding-right="0in" draw:shadow="hidden" draw:shadow-offset-x="0.0783in" draw:shadow-offset-y="0.0783in" draw:shadow-color="#808080" style:run-through="foreground"/>
    </style:style>
    <style:style style:name="gr34"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181in" fo:padding-top="0in" fo:padding-bottom="0in" fo:padding-left="0in" fo:padding-right="0in" draw:shadow="hidden" draw:shadow-offset-x="0.0783in" draw:shadow-offset-y="0.0783in" draw:shadow-color="#808080" style:run-through="foreground"/>
    </style:style>
    <style:style style:name="gr3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8"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39" style:family="graphic">
      <style:graphic-properties draw:stroke="dash"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2283in" fo:padding-top="0in" fo:padding-bottom="0in" fo:padding-left="0in" fo:padding-right="0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48in" fo:min-width="0.5063in" fo:padding-top="0in" fo:padding-bottom="0in" fo:padding-left="0in" fo:padding-right="0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0335in" fo:padding-top="0in" fo:padding-bottom="0in" fo:padding-left="0in" fo:padding-right="0in" draw:shadow="hidden" draw:shadow-offset-x="0.0783in" draw:shadow-offset-y="0.0783in" draw:shadow-color="#808080"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3465in" fo:padding-top="0in" fo:padding-bottom="0in" fo:padding-left="0in" fo:padding-right="0in" draw:shadow="hidden" draw:shadow-offset-x="0.0783in" draw:shadow-offset-y="0.0783in" draw:shadow-color="#808080"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984in" fo:padding-top="0in" fo:padding-bottom="0in" fo:padding-left="0in" fo:padding-right="0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502in" fo:padding-top="0in" fo:padding-bottom="0in" fo:padding-left="0in" fo:padding-right="0in" draw:shadow="hidden" draw:shadow-offset-x="0.0783in" draw:shadow-offset-y="0.0783in" draw:shadow-color="#808080"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638in" fo:padding-top="0in" fo:padding-bottom="0in" fo:padding-left="0in" fo:padding-right="0in" draw:shadow="hidden" draw:shadow-offset-x="0.0783in" draw:shadow-offset-y="0.0783in" draw:shadow-color="#808080" style:run-through="foreground"/>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626in" fo:padding-top="0in" fo:padding-bottom="0in" fo:padding-left="0in" fo:padding-right="0in" draw:shadow="hidden" draw:shadow-offset-x="0.0783in" draw:shadow-offset-y="0.0783in" draw:shadow-color="#808080" style:run-through="foreground"/>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6929in" fo:padding-top="0in" fo:padding-bottom="0in" fo:padding-left="0in" fo:padding-right="0in" draw:shadow="hidden" draw:shadow-offset-x="0.0783in" draw:shadow-offset-y="0.0783in" draw:shadow-color="#808080" style:run-through="foreground"/>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3138in" fo:padding-top="0in" fo:padding-bottom="0in" fo:padding-left="0in" fo:padding-right="0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1161in" fo:padding-top="0in" fo:padding-bottom="0in" fo:padding-left="0in" fo:padding-right="0in" draw:shadow="hidden" draw:shadow-offset-x="0.0783in" draw:shadow-offset-y="0.0783in" draw:shadow-color="#808080" style:run-through="foreground"/>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0953in" fo:padding-top="0in" fo:padding-bottom="0in" fo:padding-left="0in" fo:padding-right="0in" draw:shadow="hidden" draw:shadow-offset-x="0.0783in" draw:shadow-offset-y="0.0783in" draw:shadow-color="#808080" style:run-through="foreground"/>
    </style:style>
    <style:style style:name="gr5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3425in" fo:padding-top="0in" fo:padding-bottom="0in" fo:padding-left="0in" fo:padding-right="0in" draw:shadow="hidden" draw:shadow-offset-x="0.0783in" draw:shadow-offset-y="0.0783in" draw:shadow-color="#808080" style:run-through="foreground"/>
    </style:style>
    <style:style style:name="gr53"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2866in" fo:padding-top="0in" fo:padding-bottom="0in" fo:padding-left="0in" fo:padding-right="0in" draw:shadow="hidden" draw:shadow-offset-x="0.0783in" draw:shadow-offset-y="0.0783in" draw:shadow-color="#808080" style:run-through="foreground"/>
    </style:style>
    <style:style style:name="gr55"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56"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6339in" fo:padding-top="0in" fo:padding-bottom="0in" fo:padding-left="0in" fo:padding-right="0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6189in" fo:padding-top="0in" fo:padding-bottom="0in" fo:padding-left="0in" fo:padding-right="0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5819in" fo:padding-top="0in" fo:padding-bottom="0in" fo:padding-left="0in" fo:padding-right="0in" draw:shadow="hidden" draw:shadow-offset-x="0.0783in" draw:shadow-offset-y="0.0783in" draw:shadow-color="#808080"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2874in" fo:padding-top="0in" fo:padding-bottom="0in" fo:padding-left="0in" fo:padding-right="0in" draw:shadow="hidden" draw:shadow-offset-x="0.0783in" draw:shadow-offset-y="0.0783in" draw:shadow-color="#808080"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1.3598in" fo:padding-top="0in" fo:padding-bottom="0in" fo:padding-left="0in" fo:padding-right="0in" draw:shadow="hidden" draw:shadow-offset-x="0.0783in" draw:shadow-offset-y="0.0783in" draw:shadow-color="#808080" style:run-through="foreground"/>
    </style:style>
    <style:style style:name="gr6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1.8244in" fo:padding-top="0in" fo:padding-bottom="0in" fo:padding-left="0in" fo:padding-right="0in" draw:shadow="hidden" draw:shadow-offset-x="0.0783in" draw:shadow-offset-y="0.0783in" draw:shadow-color="#808080" style:run-through="foreground"/>
    </style:style>
    <style:style style:name="gr6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1661in" fo:padding-top="0in" fo:padding-bottom="0in" fo:padding-left="0in" fo:padding-right="0in" draw:shadow="hidden" draw:shadow-offset-x="0.0783in" draw:shadow-offset-y="0.0783in" draw:shadow-color="#808080" style:run-through="foreground"/>
    </style:style>
    <style:style style:name="gr64" style:family="graphic">
      <style:graphic-properties style:run-through="foreground" style:wrap="none" style:wrap-contour-mode="full" style:vertical-pos="middle" style:vertical-rel="baseline" style:horizontal-pos="from-left" style:horizontal-rel="paragraph"/>
    </style:style>
    <style:style style:name="gr6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425in" fo:padding-top="0in" fo:padding-bottom="0in" fo:padding-left="0in" fo:padding-right="0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425in" fo:padding-top="0in" fo:padding-bottom="0in" fo:padding-left="0in" fo:padding-right="0in" draw:shadow="hidden" draw:shadow-offset-x="0.0783in" draw:shadow-offset-y="0.0783in" draw:shadow-color="#808080" style:run-through="foreground"/>
    </style:style>
    <style:style style:name="gr7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3752in" fo:padding-top="0in" fo:padding-bottom="0in" fo:padding-left="0in" fo:padding-right="0in" draw:shadow="hidden" draw:shadow-offset-x="0.0783in" draw:shadow-offset-y="0.0783in" draw:shadow-color="#808080" style:run-through="foreground"/>
    </style:style>
    <style:style style:name="gr7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5846in" fo:padding-top="0in" fo:padding-bottom="0in" fo:padding-left="0in" fo:padding-right="0in" draw:shadow="hidden" draw:shadow-offset-x="0.0783in" draw:shadow-offset-y="0.0783in" draw:shadow-color="#808080" style:run-through="foreground"/>
    </style:style>
    <style:style style:name="gr7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7"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835in" fo:padding-top="0in" fo:padding-bottom="0in" fo:padding-left="0in" fo:padding-right="0in" draw:shadow="hidden" draw:shadow-offset-x="0.0783in" draw:shadow-offset-y="0.0783in" draw:shadow-color="#808080" style:run-through="foreground"/>
    </style:style>
    <style:style style:name="gr79"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0"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3319in" fo:padding-top="0in" fo:padding-bottom="0in" fo:padding-left="0in" fo:padding-right="0in" draw:shadow="hidden" draw:shadow-offset-x="0.0783in" draw:shadow-offset-y="0.0783in" draw:shadow-color="#808080" style:run-through="foreground"/>
    </style:style>
    <style:style style:name="gr82"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3"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783in" fo:padding-top="0in" fo:padding-bottom="0in" fo:padding-left="0in" fo:padding-right="0in" draw:shadow="hidden" draw:shadow-offset-x="0.0783in" draw:shadow-offset-y="0.0783in" draw:shadow-color="#808080" style:run-through="foreground"/>
    </style:style>
    <style:style style:name="gr85"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6"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783in" fo:padding-top="0in" fo:padding-bottom="0in" fo:padding-left="0in" fo:padding-right="0in" draw:shadow="hidden" draw:shadow-offset-x="0.0783in" draw:shadow-offset-y="0.0783in" draw:shadow-color="#808080" style:run-through="foreground"/>
    </style:style>
    <style:style style:name="gr88"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9"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783in" fo:padding-top="0in" fo:padding-bottom="0in" fo:padding-left="0in" fo:padding-right="0in" draw:shadow="hidden" draw:shadow-offset-x="0.0783in" draw:shadow-offset-y="0.0783in" draw:shadow-color="#808080" style:run-through="foreground"/>
    </style:style>
    <style:style style:name="gr91"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92"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783in" fo:padding-top="0in" fo:padding-bottom="0in" fo:padding-left="0in" fo:padding-right="0in" draw:shadow="hidden" draw:shadow-offset-x="0.0783in" draw:shadow-offset-y="0.0783in" draw:shadow-color="#808080" style:run-through="foreground"/>
    </style:style>
    <style:style style:name="gr94"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5"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96"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7"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9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9"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00"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02"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0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0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3319in" fo:padding-top="0in" fo:padding-bottom="0in" fo:padding-left="0in" fo:padding-right="0in" draw:shadow="hidden" draw:shadow-offset-x="0.0783in" draw:shadow-offset-y="0.0783in" draw:shadow-color="#808080" style:run-through="foreground"/>
    </style:style>
    <style:style style:name="gr106"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07"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0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09"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1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1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6575in" fo:padding-top="0in" fo:padding-bottom="0in" fo:padding-left="0in" fo:padding-right="0in" draw:shadow="hidden" draw:shadow-offset-x="0.0783in" draw:shadow-offset-y="0.0783in" draw:shadow-color="#808080" style:run-through="foreground"/>
    </style:style>
    <style:style style:name="gr11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1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3319in" fo:padding-top="0in" fo:padding-bottom="0in" fo:padding-left="0in" fo:padding-right="0in" draw:shadow="hidden" draw:shadow-offset-x="0.0783in" draw:shadow-offset-y="0.0783in" draw:shadow-color="#808080" style:run-through="foreground"/>
    </style:style>
    <style:style style:name="gr11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1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783in" fo:padding-top="0in" fo:padding-bottom="0in" fo:padding-left="0in" fo:padding-right="0in" draw:shadow="hidden" draw:shadow-offset-x="0.0783in" draw:shadow-offset-y="0.0783in" draw:shadow-color="#808080" style:run-through="foreground"/>
    </style:style>
    <style:style style:name="gr11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20"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61in" fo:padding-top="0in" fo:padding-bottom="0in" fo:padding-left="0in" fo:padding-right="0in" draw:shadow="hidden" draw:shadow-offset-x="0.0783in" draw:shadow-offset-y="0.0783in" draw:shadow-color="#808080" style:run-through="foreground"/>
    </style:style>
    <style:style style:name="gr122"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3"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24"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5"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2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3319in" fo:padding-top="0in" fo:padding-bottom="0in" fo:padding-left="0in" fo:padding-right="0in" draw:shadow="hidden" draw:shadow-offset-x="0.0783in" draw:shadow-offset-y="0.0783in" draw:shadow-color="#808080" style:run-through="foreground"/>
    </style:style>
    <style:style style:name="gr128"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2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3752in" fo:padding-top="0in" fo:padding-bottom="0in" fo:padding-left="0in" fo:padding-right="0in" draw:shadow="hidden" draw:shadow-offset-x="0.0783in" draw:shadow-offset-y="0.0783in" draw:shadow-color="#808080" style:run-through="foreground"/>
    </style:style>
    <style:style style:name="gr13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32"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3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34"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6575in" fo:padding-top="0in" fo:padding-bottom="0in" fo:padding-left="0in" fo:padding-right="0in" draw:shadow="hidden" draw:shadow-offset-x="0.0783in" draw:shadow-offset-y="0.0783in" draw:shadow-color="#808080" style:run-through="foreground"/>
    </style:style>
    <style:style style:name="gr1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7374in" fo:padding-top="0in" fo:padding-bottom="0in" fo:padding-left="0in" fo:padding-right="0in" draw:shadow="hidden" draw:shadow-offset-x="0.0783in" draw:shadow-offset-y="0.0783in" draw:shadow-color="#808080" style:run-through="foreground"/>
    </style:style>
    <style:style style:name="gr137"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3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6535in" fo:padding-top="0in" fo:padding-bottom="0in" fo:padding-left="0in" fo:padding-right="0in" draw:shadow="hidden" draw:shadow-offset-x="0.0783in" draw:shadow-offset-y="0.0783in" draw:shadow-color="#808080" style:run-through="foreground"/>
    </style:style>
    <style:style style:name="gr14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4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5846in" fo:padding-top="0in" fo:padding-bottom="0in" fo:padding-left="0in" fo:padding-right="0in" draw:shadow="hidden" draw:shadow-offset-x="0.0783in" draw:shadow-offset-y="0.0783in" draw:shadow-color="#808080" style:run-through="foreground"/>
    </style:style>
    <style:style style:name="gr14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44"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835in" fo:padding-top="0in" fo:padding-bottom="0in" fo:padding-left="0in" fo:padding-right="0in" draw:shadow="hidden" draw:shadow-offset-x="0.0783in" draw:shadow-offset-y="0.0783in" draw:shadow-color="#808080" style:run-through="foreground"/>
    </style:style>
    <style:style style:name="gr146"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4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783in" fo:padding-top="0in" fo:padding-bottom="0in" fo:padding-left="0in" fo:padding-right="0in" draw:shadow="hidden" draw:shadow-offset-x="0.0783in" draw:shadow-offset-y="0.0783in" draw:shadow-color="#808080" style:run-through="foreground"/>
    </style:style>
    <style:style style:name="gr14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5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61in" fo:padding-top="0in" fo:padding-bottom="0in" fo:padding-left="0in" fo:padding-right="0in" draw:shadow="hidden" draw:shadow-offset-x="0.0783in" draw:shadow-offset-y="0.0783in" draw:shadow-color="#808080" style:run-through="foreground"/>
    </style:style>
    <style:style style:name="gr15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5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61in" fo:padding-top="0in" fo:padding-bottom="0in" fo:padding-left="0in" fo:padding-right="0in" draw:shadow="hidden" draw:shadow-offset-x="0.0783in" draw:shadow-offset-y="0.0783in" draw:shadow-color="#808080" style:run-through="foreground"/>
    </style:style>
    <style:style style:name="gr155"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5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61in" fo:padding-top="0in" fo:padding-bottom="0in" fo:padding-left="0in" fo:padding-right="0in" draw:shadow="hidden" draw:shadow-offset-x="0.0783in" draw:shadow-offset-y="0.0783in" draw:shadow-color="#808080" style:run-through="foreground"/>
    </style:style>
    <style:style style:name="gr15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59"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60"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61"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62"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63"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64"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65"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66"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67"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6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61in" fo:padding-top="0in" fo:padding-bottom="0in" fo:padding-left="0in" fo:padding-right="0in" draw:shadow="hidden" draw:shadow-offset-x="0.0783in" draw:shadow-offset-y="0.0783in" draw:shadow-color="#808080" style:run-through="foreground"/>
    </style:style>
    <style:style style:name="gr16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7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4984in" fo:padding-top="0in" fo:padding-bottom="0in" fo:padding-left="0in" fo:padding-right="0in" draw:shadow="hidden" draw:shadow-offset-x="0.0783in" draw:shadow-offset-y="0.0783in" draw:shadow-color="#808080" style:run-through="foreground"/>
    </style:style>
    <style:style style:name="gr17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7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437in" fo:padding-top="0in" fo:padding-bottom="0in" fo:padding-left="0in" fo:padding-right="0in" draw:shadow="hidden" draw:shadow-offset-x="0.0783in" draw:shadow-offset-y="0.0783in" draw:shadow-color="#808080" style:run-through="foreground"/>
    </style:style>
    <style:style style:name="gr17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7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374in" fo:padding-top="0in" fo:padding-bottom="0in" fo:padding-left="0in" fo:padding-right="0in" draw:shadow="hidden" draw:shadow-offset-x="0.0783in" draw:shadow-offset-y="0.0783in" draw:shadow-color="#808080" style:run-through="foreground"/>
    </style:style>
    <style:style style:name="gr17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8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437in" fo:padding-top="0in" fo:padding-bottom="0in" fo:padding-left="0in" fo:padding-right="0in" draw:shadow="hidden" draw:shadow-offset-x="0.0783in" draw:shadow-offset-y="0.0783in" draw:shadow-color="#808080" style:run-through="foreground"/>
    </style:style>
    <style:style style:name="gr18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8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909in" fo:padding-top="0in" fo:padding-bottom="0in" fo:padding-left="0in" fo:padding-right="0in" draw:shadow="hidden" draw:shadow-offset-x="0.0783in" draw:shadow-offset-y="0.0783in" draw:shadow-color="#808080" style:run-through="foreground"/>
    </style:style>
    <style:style style:name="gr18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86"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8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88"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8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90"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9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92"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9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94"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9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0953in" fo:padding-top="0in" fo:padding-bottom="0in" fo:padding-left="0in" fo:padding-right="0in" draw:shadow="hidden" draw:shadow-offset-x="0.0783in" draw:shadow-offset-y="0.0783in" draw:shadow-color="#808080" style:run-through="foreground"/>
    </style:style>
    <style:style style:name="gr19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402in" fo:padding-top="0in" fo:padding-bottom="0in" fo:padding-left="0in" fo:padding-right="0in" draw:shadow="hidden" draw:shadow-offset-x="0.0783in" draw:shadow-offset-y="0.0783in" draw:shadow-color="#808080" style:run-through="foreground"/>
    </style:style>
    <style:style style:name="gr19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835in" fo:padding-top="0in" fo:padding-bottom="0in" fo:padding-left="0in" fo:padding-right="0in" draw:shadow="hidden" draw:shadow-offset-x="0.0783in" draw:shadow-offset-y="0.0783in" draw:shadow-color="#808080" style:run-through="foreground"/>
    </style:style>
    <style:style style:name="gr20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5063in" fo:padding-top="0in" fo:padding-bottom="0in" fo:padding-left="0in" fo:padding-right="0in" draw:shadow="hidden" draw:shadow-offset-x="0.0783in" draw:shadow-offset-y="0.0783in" draw:shadow-color="#808080" style:run-through="foreground"/>
    </style:style>
    <style:style style:name="gr20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161in" fo:padding-top="0in" fo:padding-bottom="0in" fo:padding-left="0in" fo:padding-right="0in" draw:shadow="hidden" draw:shadow-offset-x="0.0783in" draw:shadow-offset-y="0.0783in" draw:shadow-color="#808080" style:run-through="foreground"/>
    </style:style>
    <style:style style:name="gr20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917in" fo:padding-top="0in" fo:padding-bottom="0in" fo:padding-left="0in" fo:padding-right="0in" draw:shadow="hidden" draw:shadow-offset-x="0.0783in" draw:shadow-offset-y="0.0783in" draw:shadow-color="#808080" style:run-through="foreground"/>
    </style:style>
    <style:style style:name="gr20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492in" fo:padding-top="0in" fo:padding-bottom="0in" fo:padding-left="0in" fo:padding-right="0in" draw:shadow="hidden" draw:shadow-offset-x="0.0783in" draw:shadow-offset-y="0.0783in" draw:shadow-color="#808080" style:run-through="foreground"/>
    </style:style>
    <style:style style:name="gr20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402in" fo:padding-top="0in" fo:padding-bottom="0in" fo:padding-left="0in" fo:padding-right="0in" draw:shadow="hidden" draw:shadow-offset-x="0.0783in" draw:shadow-offset-y="0.0783in" draw:shadow-color="#808080" style:run-through="foreground"/>
    </style:style>
    <style:style style:name="gr21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835in" fo:padding-top="0in" fo:padding-bottom="0in" fo:padding-left="0in" fo:padding-right="0in" draw:shadow="hidden" draw:shadow-offset-x="0.0783in" draw:shadow-offset-y="0.0783in" draw:shadow-color="#808080" style:run-through="foreground"/>
    </style:style>
    <style:style style:name="gr21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14"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492in" fo:padding-top="0in" fo:padding-bottom="0in" fo:padding-left="0in" fo:padding-right="0in" draw:shadow="hidden" draw:shadow-offset-x="0.0783in" draw:shadow-offset-y="0.0783in" draw:shadow-color="#808080" style:run-through="foreground"/>
    </style:style>
    <style:style style:name="gr2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8173in" fo:padding-top="0in" fo:padding-bottom="0in" fo:padding-left="0in" fo:padding-right="0in" draw:shadow="hidden" draw:shadow-offset-x="0.0783in" draw:shadow-offset-y="0.0783in" draw:shadow-color="#808080" style:run-through="foreground"/>
    </style:style>
    <style:style style:name="gr21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18"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1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20"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2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9492in" fo:padding-top="0in" fo:padding-bottom="0in" fo:padding-left="0in" fo:padding-right="0in" draw:shadow="hidden" draw:shadow-offset-x="0.0783in" draw:shadow-offset-y="0.0783in" draw:shadow-color="#808080" style:run-through="foreground"/>
    </style:style>
    <style:style style:name="gr22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Bitcoin: Systém peer-to-peer</text:h>
      <text:h text:style-name="P53" text:outline-level="1">elektronické hotovosti</text:h>
      <text:p text:style-name="P2"/>
      <text:p text:style-name="P2">Satoshi Nakamoto</text:p>
      <text:p text:style-name="P2">satoshin@gmx.com</text:p>
      <text:p text:style-name="P2">www.bitcoin.org</text:p>
      <text:p text:style-name="P2"/>
      <text:p text:style-name="P2"/>
      <text:p text:style-name="P2"/>
      <text:p text:style-name="P39"><text:span text:style-name="T21">Abstra</text:span><text:span text:style-name="T22">k</text:span><text:span text:style-name="T21">t. <text:s/></text:span><text:span text:style-name="T1">Peer-to-peer systém elektronické hotovosti umožňuje online platby přímo mezi lidmi bez účasti finančních institucí. Tento problém lze částečně řešit pomocí digitálních podpisů. Výhody tohoto schématu jsou však ztraceny, když k autorizaci transakcí a ochraně před falšováním elektronických peněz je potřeba důvěryhodná finanční autorita. V tomto dokumentu navrhujeme řešení problému s nažádoucím falšováním peněz v systému peer-to-peer. Síť značkuje transakce časovými známkami tím, že je hashuje do do stále rostoucího řetězce, který reprezentuje důkaz-o-práci. Vytváří tím záznam, který nemůže být dále změněn aniž by nebylo potřeba celý důkaz-o-práci přepočítat. Nejdelší řetězec tak nejenom slouží jako důkaz časové posloupnosti finančních transakcí, ale také jako důkaz, že pocházel z největšího zdroje CPU výpočetní síly, který se na těchto událostech společně shodl. Pokud tento většinový zdroj CPU výpočetní síly neprovádí koordinovaný útok na síť, vygeneruje vždy nejdelší řetězec, čímž vytěsní menšinové útočníky. Samotná síť vyžaduje minimální infrastrukturu. Zprávy jsou rozseílány na best-effort principu a jednotlivé uzly se mohou odpojit a připojit dle libosti, akceptujíce vždy nejdelší aktuální řetězec jako zdroj informací o událostech z doby, kdy byly pryč.</text:span></text:p>
      <text:h text:style-name="P54" text:outline-level="2"><text:span text:style-name="T5">1. <text:s text:c="3"/></text:span><text:span text:style-name="T17">Úvod</text:span><text:span text:style-name="T28"> </text:span></text:h>
      <text:p text:style-name="P19">Internetový trh se stal zcela závislý na finančních institucích, které představují důvěryhodné prostředníky pro zprostředkování elektronických plateb. Systém funguje dobře pro většinu transakcí, je však ze své podstaty závislý na vzájemné důvěře mezi interagujícími stranami. Zcela nevratné transakce nejsou možné, neboť finanční instituce se v případě neshod mezi zúčastněnými stranami nemohou zcela vyčlenit z transakčního řetězce, jehož jsou součástí. Náklady na zprostředkování transakce omezují praktičnost malých ojedinělých transakcí a může vést ke ztrátám, pokud byla stornována platba za nevratnou službu. S teoretickou možností zrušení proběhlé platby vzniká potřeba pro důvěryhodné vztahy. Obchodníci potřebují znát identitu svých zákazníků a mohou požadovat více osobních informací než je potřeba pro dokončení samotného obchodu. Určité procento ztrát a podvodů je nevyhnutelné a nutné je akceptovat. Těmto nákladům a nejistotám lze předcházet použitím fyzických peněz, ale zatím neexistuje žádný mechanismus pro provedení platby prostřednictvím veřejných komunikačních kanálů bez účasti důvěryhodného zprostředkovatele.</text:p>
      <text:p text:style-name="P38">Internetový trh se stal zcela závislý na finančních institucích, které představují důvěryhodné prostředníky pro zprostředkování elektronických plateb. Systém funguje dobře pro většinu transakcí, je však ze své podstaty závislý na vzájemné důvěře mezi interagujícími stranami. Zcela nevratné transakce nejsou možné, neboť finanční instituce se v případě neshod mezi zúčastněnými stranami nemohou zcela vyčlenit z transakčního řetězce, jehož jsou součástí. Náklady na zprostředkování transakce omezují praktičnost malých ojedinělých transakcí a může vést ke <text:soft-page-break/>ztrátám, pokud byla stornována platba za nevratnou službu. S teoretickou možností zrušení proběhlé platby vzniká potřeba pro důvěryhodné vztahy. Obchodníci potřebují znát identitu svých zákazníků a mohou požadovat více osobních informací než je potřeba pro dokončení samotného obchodu. Určité procento ztrát a podvodů je nevyhnutelné a nutné je akceptovat. Těmto nákladům a nejistotám lze předcházet použitím fyzických peněz, ale zatím neexistuje žádný mechanismus pro provedení platby prostřednictvím veřejných komunikačních kanálů bez účasti důvěryhodného zprostředkovatele.</text:p>
      <text:h text:style-name="P55" text:outline-level="2">2. <text:s text:c="3"/><text:span text:style-name="T24">Transakce</text:span></text:h>
      <text:p text:style-name="P40">Elektronickou minci definujeme jako řetězec digitálních podpisů. Každý majitel převede minci dalšímu tím, že digitálně podepíše hash předchozí transakce, veřejný klíč následujícího držitele a tuto zprávu připojí na konec této elektronické mince. Příjemce může ověřit podpisy, aby ověřil řetězec jejího vlastnictví.</text:p>
      <text:list xml:id="list1502948433" text:style-name="L1">
        <text:list-item>
          <text:p text:style-name="P43"><draw:g text:anchor-type="as-char" draw:z-index="8" draw:name="Shape1" draw:style-name="gr28"><draw:polygon draw:style-name="gr29" draw:text-style-name="P67" svg:width="0.8508in" svg:height="1.5484in" svg:x="0.2327in" svg:y="0in" svg:viewBox="0 0 2162 3934" draw:points="1083,3934 0,3934 0,0 2162,0 2162,3934"><text:p/></draw:polygon><draw:polygon draw:style-name="gr29" draw:text-style-name="P67" svg:width="0.6957in" svg:height="0.3094in" svg:x="0.3047in" svg:y="0.2236in" svg:viewBox="0 0 1768 787" draw:points="886,787 0,787 0,0 1768,0 1768,787"><text:p/></draw:polygon><draw:frame draw:style-name="gr30" draw:text-style-name="P69" svg:width="0.5067in" svg:height="0.1177in" svg:x="0.3063in" svg:y="0.0555in"><draw:text-box><text:p text:style-name="P68"><text:span text:style-name="T32">Transakce</text:span></text:p></draw:text-box></draw:frame><draw:frame draw:style-name="gr31" draw:text-style-name="P69" svg:width="0.498in" svg:height="0.1177in" svg:x="0.4016in" svg:y="0.2902in"><draw:text-box><text:p text:style-name="P68"><text:span text:style-name="T32">Veřejný klíč</text:span></text:p></draw:text-box></draw:frame><draw:polygon draw:style-name="gr29" draw:text-style-name="P67" svg:width="0.5413in" svg:height="0.3091in" svg:x="0.3882in" svg:y="1.1598in" svg:viewBox="0 0 1376 786" draw:points="688,786 0,786 0,0 1376,0 1376,786"><text:p/></draw:polygon><draw:frame draw:style-name="gr32" draw:text-style-name="P69" svg:width="0.4606in" svg:height="0.1177in" svg:x="0.4283in" svg:y="0.3972in"><draw:text-box><text:p text:style-name="P68"><text:span text:style-name="T32">majitele 1</text:span></text:p></draw:text-box></draw:frame><draw:frame draw:style-name="gr33" draw:text-style-name="P69" svg:width="0.4362in" svg:height="0.1177in" svg:x="0.4835in" svg:y="1.2165in"><draw:text-box><text:p text:style-name="P68"><text:span text:style-name="T32">Podpis</text:span></text:p></draw:text-box></draw:frame><draw:polygon draw:style-name="gr34" draw:text-style-name="P67" svg:width="0.3091in" svg:height="0.1551in" svg:x="0.4646in" svg:y="0.7736in" svg:viewBox="0 0 786 395" draw:points="395,395 0,395 0,0 786,0 786,395"><text:p/></draw:polygon><draw:polygon draw:style-name="gr35" draw:text-style-name="P70" svg:width="0.3091in" svg:height="0.1551in" svg:x="0.4646in" svg:y="0.7736in" svg:viewBox="0 0 786 395" draw:points="395,395 0,395 0,0 786,0 786,395"><text:p/></draw:polygon><draw:frame draw:style-name="gr36" draw:text-style-name="P69" svg:width="0.4185in" svg:height="0.1177in" svg:x="0.452in" svg:y="1.3236in"><draw:text-box><text:p text:style-name="P68"><text:span text:style-name="T32">majitele 0</text:span></text:p></draw:text-box></draw:frame><draw:polygon draw:style-name="gr37" draw:text-style-name="P71" svg:width="0.0622in" svg:height="0.0913in" svg:x="0.6657in" svg:y="0.6811in" svg:viewBox="0 0 159 233" draw:points="78,233 0,0 159,0"><text:p/></draw:polygon><draw:line draw:style-name="gr38" draw:text-style-name="P70" svg:x1="0.6961in" svg:y1="0.5421in" svg:x2="0.6961in" svg:y2="0.7004in"><text:p/></draw:line><draw:polygon draw:style-name="gr37" draw:text-style-name="P71" svg:width="0.0606in" svg:height="0.0929in" svg:x="0.5894in" svg:y="1.0685in" svg:viewBox="0 0 155 237" draw:points="78,237 0,0 155,0"><text:p/></draw:polygon><draw:line draw:style-name="gr38" draw:text-style-name="P70" svg:x1="0.6197in" svg:y1="0.9291in" svg:x2="0.6197in" svg:y2="1.0878in"><text:p/></draw:line><draw:line draw:style-name="gr39" draw:text-style-name="P70" svg:x1="0.9299in" svg:y1="0.5421in" svg:x2="0.9299in" svg:y2="0.9295in"><text:p/></draw:line><draw:polygon draw:style-name="gr29" draw:text-style-name="P67" svg:width="0.8512in" svg:height="1.5484in" svg:x="1.4713in" svg:y="0in" svg:viewBox="0 0 2163 3934" draw:points="1080,3934 0,3934 0,0 2163,0 2163,3934"><text:p/></draw:polygon><draw:frame draw:style-name="gr40" draw:text-style-name="P69" svg:width="0.2287in" svg:height="0.1177in" svg:x="0.5091in" svg:y="0.8055in"><draw:text-box><text:p text:style-name="P68"><text:span text:style-name="T32">Hash</text:span></text:p></draw:text-box></draw:frame><draw:polygon draw:style-name="gr29" draw:text-style-name="P67" svg:width="0.6969in" svg:height="0.3094in" svg:x="1.5476in" svg:y="0.2311in" svg:viewBox="0 0 1771 787" draw:points="886,787 0,787 0,0 1771,0 1771,787"><text:p/></draw:polygon><draw:frame draw:style-name="gr41" draw:text-style-name="P69" svg:width="0.5067in" svg:height="0.148in" svg:x="1.548in" svg:y="0.0626in"><draw:text-box><text:p text:style-name="P68"><text:span text:style-name="T32">Transakce</text:span></text:p></draw:text-box></draw:frame><draw:frame draw:style-name="gr31" draw:text-style-name="P69" svg:width="0.498in" svg:height="0.1177in" svg:x="1.6429in" svg:y="0.2902in"><draw:text-box><text:p text:style-name="P68"><text:span text:style-name="T32">Veřejný klíč</text:span></text:p></draw:text-box></draw:frame><draw:polygon draw:style-name="gr29" draw:text-style-name="P67" svg:width="0.5413in" svg:height="0.3091in" svg:x="1.6256in" svg:y="1.1598in" svg:viewBox="0 0 1376 786" draw:points="688,786 0,786 0,0 1376,0 1376,786"><text:p/></draw:polygon><draw:frame draw:style-name="gr32" draw:text-style-name="P69" svg:width="0.4606in" svg:height="0.1177in" svg:x="1.6689in" svg:y="0.3972in"><draw:text-box><text:p text:style-name="P68"><text:span text:style-name="T32">majitele 2</text:span></text:p></draw:text-box></draw:frame><draw:frame draw:style-name="gr33" draw:text-style-name="P69" svg:width="0.4362in" svg:height="0.1177in" svg:x="1.7165in" svg:y="1.2165in"><draw:text-box><text:p text:style-name="P68"><text:span text:style-name="T32">Podpis</text:span></text:p></draw:text-box></draw:frame><draw:polygon draw:style-name="gr34" draw:text-style-name="P67" svg:width="0.3094in" svg:height="0.1551in" svg:x="1.7031in" svg:y="0.7736in" svg:viewBox="0 0 787 395" draw:points="392,395 0,395 0,0 787,0 787,395"><text:p/></draw:polygon><draw:polygon draw:style-name="gr35" draw:text-style-name="P70" svg:width="0.3094in" svg:height="0.1551in" svg:x="1.7031in" svg:y="0.7736in" svg:viewBox="0 0 787 395" draw:points="392,395 0,395 0,0 787,0 787,395"><text:p/></draw:polygon><draw:frame draw:style-name="gr36" draw:text-style-name="P69" svg:width="0.4185in" svg:height="0.1177in" svg:x="1.6854in" svg:y="1.3236in"><draw:text-box><text:p text:style-name="P68"><text:span text:style-name="T32">majitele 1</text:span></text:p></draw:text-box></draw:frame><draw:polygon draw:style-name="gr37" draw:text-style-name="P71" svg:width="0.0606in" svg:height="0.0913in" svg:x="1.9047in" svg:y="0.6811in" svg:viewBox="0 0 155 233" draw:points="78,233 0,0 155,0"><text:p/></draw:polygon><draw:line draw:style-name="gr38" draw:text-style-name="P70" svg:x1="1.9354in" svg:y1="0.5421in" svg:x2="1.9354in" svg:y2="0.7004in"><text:p/></draw:line><draw:polygon draw:style-name="gr37" draw:text-style-name="P71" svg:width="0.0622in" svg:height="0.0929in" svg:x="1.8268in" svg:y="1.0685in" svg:viewBox="0 0 159 237" draw:points="78,237 0,0 159,0"><text:p/></draw:polygon><draw:line draw:style-name="gr38" draw:text-style-name="P70" svg:x1="1.8575in" svg:y1="0.9291in" svg:x2="1.8575in" svg:y2="1.0878in"><text:p/></draw:line><draw:polygon draw:style-name="gr37" draw:text-style-name="P71" svg:width="0.0969in" svg:height="0.065in" svg:x="1.5283in" svg:y="1.1736in" svg:viewBox="0 0 247 166" draw:points="247,166 0,141 63,0"><text:p/></draw:polygon><draw:line draw:style-name="gr38" draw:text-style-name="P70" svg:x1="0.9299in" svg:y1="0.9291in" svg:x2="0.9437in" svg:y2="0.9362in"><text:p/></draw:line><draw:line draw:style-name="gr38" draw:text-style-name="P70" svg:x1="0.9575in" svg:y1="0.9421in" svg:x2="0.9713in" svg:y2="0.9492in"><text:p/></draw:line><draw:line draw:style-name="gr38" draw:text-style-name="P70" svg:x1="0.9854in" svg:y1="0.9543in" svg:x2="1.0004in" svg:y2="0.9614in"><text:p/></draw:line><draw:line draw:style-name="gr38" draw:text-style-name="P70" svg:x1="1.0146in" svg:y1="0.9661in" svg:x2="1.0283in" svg:y2="0.9728in"><text:p/></draw:line><draw:line draw:style-name="gr38" draw:text-style-name="P70" svg:x1="1.0421in" svg:y1="0.9791in" svg:x2="1.0575in" svg:y2="0.9862in"><text:p/></draw:line><draw:line draw:style-name="gr38" draw:text-style-name="P70" svg:x1="1.0713in" svg:y1="0.9921in" svg:x2="1.0854in" svg:y2="0.9992in"><text:p/></draw:line><draw:line draw:style-name="gr38" draw:text-style-name="P70" svg:x1="1.0988in" svg:y1="1.0055in" svg:x2="1.1142in" svg:y2="1.0114in"><text:p/></draw:line><draw:line draw:style-name="gr38" draw:text-style-name="P70" svg:x1="1.1283in" svg:y1="1.0185in" svg:x2="1.1421in" svg:y2="1.024in"><text:p/></draw:line><draw:line draw:style-name="gr38" draw:text-style-name="P70" svg:x1="1.1563in" svg:y1="1.0307in" svg:x2="1.1701in" svg:y2="1.0362in"><text:p/></draw:line><draw:line draw:style-name="gr38" draw:text-style-name="P70" svg:x1="1.1854in" svg:y1="1.0425in" svg:x2="1.1992in" svg:y2="1.048in"><text:p/></draw:line><draw:line draw:style-name="gr38" draw:text-style-name="P70" svg:x1="1.213in" svg:y1="1.0555in" svg:x2="1.2268in" svg:y2="1.0614in"><text:p/></draw:line><draw:line draw:style-name="gr38" draw:text-style-name="P70" svg:x1="1.2406in" svg:y1="1.0685in" svg:x2="1.2559in" svg:y2="1.074in"><text:p/></draw:line><draw:line draw:style-name="gr38" draw:text-style-name="P70" svg:x1="1.2697in" svg:y1="1.0807in" svg:x2="1.2835in" svg:y2="1.0878in"><text:p/></draw:line><draw:line draw:style-name="gr38" draw:text-style-name="P70" svg:x1="1.2976in" svg:y1="1.0925in" svg:x2="1.313in" svg:y2="1.0992in"><text:p/></draw:line><draw:line draw:style-name="gr38" draw:text-style-name="P70" svg:x1="1.3268in" svg:y1="1.1055in" svg:x2="1.3409in" svg:y2="1.1126in"><text:p/></draw:line><draw:line draw:style-name="gr38" draw:text-style-name="P70" svg:x1="1.3547in" svg:y1="1.1185in" svg:x2="1.3701in" svg:y2="1.1256in"><text:p/></draw:line><draw:line draw:style-name="gr38" draw:text-style-name="P70" svg:x1="1.3839in" svg:y1="1.1307in" svg:x2="1.3976in" svg:y2="1.1378in"><text:p/></draw:line><draw:line draw:style-name="gr38" draw:text-style-name="P70" svg:x1="1.4118in" svg:y1="1.1425in" svg:x2="1.4256in" svg:y2="1.1492in"><text:p/></draw:line><draw:line draw:style-name="gr38" draw:text-style-name="P70" svg:x1="1.4406in" svg:y1="1.1571in" svg:x2="1.4543in" svg:y2="1.1626in"><text:p/></draw:line><draw:line draw:style-name="gr38" draw:text-style-name="P70" svg:x1="1.4685in" svg:y1="1.1689in" svg:x2="1.4827in" svg:y2="1.1744in"><text:p/></draw:line><draw:line draw:style-name="gr38" draw:text-style-name="P70" svg:x1="1.4976in" svg:y1="1.1811in" svg:x2="1.5118in" svg:y2="1.187in"><text:p/></draw:line><draw:line draw:style-name="gr38" draw:text-style-name="P70" svg:x1="1.5256in" svg:y1="1.1949in" svg:x2="1.5394in" svg:y2="1.2004in"><text:p/></draw:line><draw:line draw:style-name="gr38" draw:text-style-name="P70" svg:x1="1.5547in" svg:y1="1.2071in" svg:x2="1.5575in" svg:y2="1.2087in"><text:p/></draw:line><draw:frame draw:style-name="gr40" draw:text-style-name="P69" svg:width="0.2287in" svg:height="0.1177in" svg:x="1.7425in" svg:y="0.8055in"><draw:text-box><text:p text:style-name="P68"><text:span text:style-name="T32">Hash</text:span></text:p></draw:text-box></draw:frame><draw:frame draw:style-name="gr42" draw:text-style-name="P69" svg:width="0.0335in" svg:height="0.1177in" draw:transform="rotate (-0.388335758568738) translate (1.17291666666667in 0.977220034995625in)"><draw:text-box><text:p text:style-name="P68"><text:span text:style-name="T32"><text:s/></text:span></text:p></draw:text-box></draw:frame><draw:line draw:style-name="gr39" draw:text-style-name="P70" svg:x1="2.1669in" svg:y1="0.5421in" svg:x2="2.1669in" svg:y2="0.9295in"><text:p/></draw:line><draw:polygon draw:style-name="gr29" draw:text-style-name="P67" svg:width="0.8508in" svg:height="1.5484in" svg:x="2.7091in" svg:y="0in" svg:viewBox="0 0 2162 3934" draw:points="1083,3934 0,3934 0,0 2162,0 2162,3934"><text:p/></draw:polygon><draw:polygon draw:style-name="gr29" draw:text-style-name="P67" svg:width="0.6957in" svg:height="0.3094in" svg:x="2.7866in" svg:y="0.2311in" svg:viewBox="0 0 1768 787" draw:points="886,787 0,787 0,0 1768,0 1768,787"><text:p/></draw:polygon><draw:frame draw:style-name="gr30" draw:text-style-name="P69" svg:width="0.5067in" svg:height="0.1177in" svg:x="2.7811in" svg:y="0.0555in"><draw:text-box><text:p text:style-name="P68"><text:span text:style-name="T32">Transakce</text:span></text:p></draw:text-box></draw:frame><draw:frame draw:style-name="gr31" draw:text-style-name="P69" svg:width="0.498in" svg:height="0.1177in" svg:x="2.8752in" svg:y="0.2736in"><draw:text-box><text:p text:style-name="P68"><text:span text:style-name="T32">Veřejný klíč</text:span></text:p></draw:text-box></draw:frame><draw:polygon draw:style-name="gr29" draw:text-style-name="P67" svg:width="0.5413in" svg:height="0.3091in" svg:x="2.8646in" svg:y="1.1598in" svg:viewBox="0 0 1376 786" draw:points="688,786 0,786 0,0 1376,0 1376,786"><text:p/></draw:polygon><draw:frame draw:style-name="gr32" draw:text-style-name="P69" svg:width="0.4606in" svg:height="0.1177in" svg:x="2.902in" svg:y="0.3972in"><draw:text-box><text:p text:style-name="P68"><text:span text:style-name="T32">majitele 3</text:span></text:p></draw:text-box></draw:frame><draw:frame draw:style-name="gr33" draw:text-style-name="P69" svg:width="0.4362in" svg:height="0.1177in" svg:x="2.9583in" svg:y="1.2165in"><draw:text-box><text:p text:style-name="P68"><text:span text:style-name="T32">Podpis</text:span></text:p></draw:text-box></draw:frame><draw:polygon draw:style-name="gr34" draw:text-style-name="P67" svg:width="0.3091in" svg:height="0.1551in" svg:x="2.9406in" svg:y="0.7736in" svg:viewBox="0 0 786 395" draw:points="395,395 0,395 0,0 786,0 786,395"><text:p/></draw:polygon><draw:polygon draw:style-name="gr35" draw:text-style-name="P70" svg:width="0.3091in" svg:height="0.1551in" svg:x="2.9406in" svg:y="0.7736in" svg:viewBox="0 0 786 395" draw:points="395,395 0,395 0,0 786,0 786,395"><text:p/></draw:polygon><draw:frame draw:style-name="gr36" draw:text-style-name="P69" svg:width="0.4185in" svg:height="0.1177in" svg:x="2.9272in" svg:y="1.3236in"><draw:text-box><text:p text:style-name="P68"><text:span text:style-name="T32">majitele 2</text:span></text:p></draw:text-box></draw:frame><draw:polygon draw:style-name="gr37" draw:text-style-name="P71" svg:width="0.0622in" svg:height="0.0913in" svg:x="3.1421in" svg:y="0.6811in" svg:viewBox="0 0 159 233" draw:points="78,233 0,0 159,0"><text:p/></draw:polygon><draw:line draw:style-name="gr38" draw:text-style-name="P70" svg:x1="3.1724in" svg:y1="0.5421in" svg:x2="3.1724in" svg:y2="0.7004in"><text:p/></draw:line><draw:polygon draw:style-name="gr37" draw:text-style-name="P71" svg:width="0.0606in" svg:height="0.0929in" svg:x="3.0657in" svg:y="1.0685in" svg:viewBox="0 0 155 237" draw:points="78,237 0,0 155,0"><text:p/></draw:polygon><draw:line draw:style-name="gr38" draw:text-style-name="P70" svg:x1="3.0961in" svg:y1="0.9291in" svg:x2="3.0961in" svg:y2="1.0878in"><text:p/></draw:line><draw:polygon draw:style-name="gr37" draw:text-style-name="P71" svg:width="0.0606in" svg:height="0.0913in" svg:x="2.9882in" svg:y="0.6811in" svg:viewBox="0 0 155 233" draw:points="77,233 0,0 155,0"><text:p/></draw:polygon><draw:line draw:style-name="gr38" draw:text-style-name="P70" svg:x1="3.0185in" svg:y1="0.6189in" svg:x2="3.0185in" svg:y2="0.6992in"><text:p/></draw:line><draw:polygon draw:style-name="gr37" draw:text-style-name="P71" svg:width="0.0969in" svg:height="0.065in" svg:x="2.7669in" svg:y="1.1736in" svg:viewBox="0 0 247 166" draw:points="247,166 0,141 63,0"><text:p/></draw:polygon><draw:line draw:style-name="gr38" draw:text-style-name="P70" svg:x1="2.1669in" svg:y1="0.9291in" svg:x2="2.1807in" svg:y2="0.9362in"><text:p/></draw:line><draw:line draw:style-name="gr38" draw:text-style-name="P70" svg:x1="2.1949in" svg:y1="0.9421in" svg:x2="2.2102in" svg:y2="0.9492in"><text:p/></draw:line><draw:line draw:style-name="gr38" draw:text-style-name="P70" svg:x1="2.224in" svg:y1="0.9543in" svg:x2="2.2382in" svg:y2="0.9614in"><text:p/></draw:line><draw:line draw:style-name="gr38" draw:text-style-name="P70" svg:x1="2.2531in" svg:y1="0.9661in" svg:x2="2.2673in" svg:y2="0.9728in"><text:p/></draw:line><draw:line draw:style-name="gr38" draw:text-style-name="P70" svg:x1="2.2811in" svg:y1="0.9791in" svg:x2="2.2949in" svg:y2="0.9862in"><text:p/></draw:line><draw:line draw:style-name="gr38" draw:text-style-name="P70" svg:x1="2.3091in" svg:y1="0.9921in" svg:x2="2.324in" svg:y2="0.9992in"><text:p/></draw:line><draw:line draw:style-name="gr38" draw:text-style-name="P70" svg:x1="2.3382in" svg:y1="1.0055in" svg:x2="2.352in" svg:y2="1.0114in"><text:p/></draw:line><draw:line draw:style-name="gr38" draw:text-style-name="P70" svg:x1="2.3657in" svg:y1="1.0185in" svg:x2="2.3799in" svg:y2="1.024in"><text:p/></draw:line><draw:line draw:style-name="gr38" draw:text-style-name="P70" svg:x1="2.3949in" svg:y1="1.0307in" svg:x2="2.4091in" svg:y2="1.0362in"><text:p/></draw:line><draw:line draw:style-name="gr38" draw:text-style-name="P70" svg:x1="2.4224in" svg:y1="1.0425in" svg:x2="2.4362in" svg:y2="1.048in"><text:p/></draw:line><draw:line draw:style-name="gr38" draw:text-style-name="P70" svg:x1="2.452in" svg:y1="1.0555in" svg:x2="2.4657in" svg:y2="1.0614in"><text:p/></draw:line><draw:line draw:style-name="gr38" draw:text-style-name="P70" svg:x1="2.4799in" svg:y1="1.0685in" svg:x2="2.4937in" svg:y2="1.074in"><text:p/></draw:line><draw:line draw:style-name="gr38" draw:text-style-name="P70" svg:x1="2.5091in" svg:y1="1.0807in" svg:x2="2.5228in" svg:y2="1.0878in"><text:p/></draw:line><draw:line draw:style-name="gr38" draw:text-style-name="P70" svg:x1="2.5366in" svg:y1="1.0925in" svg:x2="2.5504in" svg:y2="1.0992in"><text:p/></draw:line><draw:line draw:style-name="gr38" draw:text-style-name="P70" svg:x1="2.5646in" svg:y1="1.1055in" svg:x2="2.5799in" svg:y2="1.1126in"><text:p/></draw:line><draw:line draw:style-name="gr38" draw:text-style-name="P70" svg:x1="2.5933in" svg:y1="1.1185in" svg:x2="2.6071in" svg:y2="1.1256in"><text:p/></draw:line><draw:line draw:style-name="gr38" draw:text-style-name="P70" svg:x1="2.6213in" svg:y1="1.1307in" svg:x2="2.6354in" svg:y2="1.1378in"><text:p/></draw:line><draw:line draw:style-name="gr38" draw:text-style-name="P70" svg:x1="2.6504in" svg:y1="1.1425in" svg:x2="2.6646in" svg:y2="1.1492in"><text:p/></draw:line><draw:line draw:style-name="gr38" draw:text-style-name="P70" svg:x1="2.6783in" svg:y1="1.1571in" svg:x2="2.6921in" svg:y2="1.1626in"><text:p/></draw:line><draw:line draw:style-name="gr38" draw:text-style-name="P70" svg:x1="2.7075in" svg:y1="1.1689in" svg:x2="2.7213in" svg:y2="1.1744in"><text:p/></draw:line><draw:line draw:style-name="gr38" draw:text-style-name="P70" svg:x1="2.7354in" svg:y1="1.1811in" svg:x2="2.7492in" svg:y2="1.187in"><text:p/></draw:line><draw:line draw:style-name="gr38" draw:text-style-name="P70" svg:x1="2.763in" svg:y1="1.1949in" svg:x2="2.7783in" svg:y2="1.2004in"><text:p/></draw:line><draw:line draw:style-name="gr38" draw:text-style-name="P70" svg:x1="2.7921in" svg:y1="1.2071in" svg:x2="2.7965in" svg:y2="1.2087in"><text:p/></draw:line><draw:frame draw:style-name="gr40" draw:text-style-name="P69" svg:width="0.2287in" svg:height="0.1177in" svg:x="2.9839in" svg:y="0.8055in"><draw:text-box><text:p text:style-name="P68"><text:span text:style-name="T32">Hash</text:span></text:p></draw:text-box></draw:frame><draw:frame draw:style-name="gr42" draw:text-style-name="P69" svg:width="0.0335in" svg:height="0.1177in" draw:transform="rotate (-0.388335758568738) translate (2.41111111111111in 0.977220034995625in)"><draw:text-box><text:p text:style-name="P68"><text:span text:style-name="T32"><text:s/></text:span></text:p></draw:text-box></draw:frame><draw:frame draw:style-name="gr43" draw:text-style-name="P69" svg:width="0.3469in" svg:height="0.1177in" draw:transform="rotate (-0.407883446191075) translate (2.36111111111111in 0.917497812773403in)"><draw:text-box><text:p text:style-name="P68"><text:span text:style-name="T32">Ověření</text:span></text:p></draw:text-box></draw:frame><draw:polygon draw:style-name="gr29" draw:text-style-name="P67" svg:width="0.6969in" svg:height="0.3094in" svg:x="1.5476in" svg:y="1.7807in" svg:viewBox="0 0 1771 787" draw:points="886,787 0,787 0,0 1771,0 1771,787"><text:p/></draw:polygon><draw:polygon draw:style-name="gr29" draw:text-style-name="P67" svg:width="0.6957in" svg:height="0.3094in" svg:x="0.3102in" svg:y="1.7807in" svg:viewBox="0 0 1768 787" draw:points="886,787 0,787 0,0 1768,0 1768,787"><text:p/></draw:polygon><draw:frame draw:style-name="gr44" draw:text-style-name="P69" svg:width="0.4988in" svg:height="0.1177in" svg:x="1.6846in" svg:y="1.9457in"><draw:text-box><text:p text:style-name="P68"><text:span text:style-name="T32">majitele 2</text:span></text:p></draw:text-box></draw:frame><draw:frame draw:style-name="gr45" draw:text-style-name="P69" svg:width="0.5024in" svg:height="0.1177in" svg:x="0.4043in" svg:y="1.8374in"><draw:text-box><text:p text:style-name="P68"><text:span text:style-name="T32">Privátní klíč</text:span></text:p></draw:text-box></draw:frame><draw:polygon draw:style-name="gr37" draw:text-style-name="P71" svg:width="0.0929in" svg:height="0.0799in" svg:x="2.7713in" svg:y="1.3925in" svg:viewBox="0 0 237 204" draw:points="237,0 92,204 0,81"><text:p/></draw:polygon><draw:line draw:style-name="gr38" draw:text-style-name="P70" svg:x1="2.2449in" svg:y1="1.8579in" svg:x2="2.2575in" svg:y2="1.848in"><text:p/></draw:line><draw:line draw:style-name="gr38" draw:text-style-name="P70" svg:x1="2.2697in" svg:y1="1.839in" svg:x2="2.2823in" svg:y2="1.8307in"><text:p/></draw:line><draw:line draw:style-name="gr38" draw:text-style-name="P70" svg:x1="2.2949in" svg:y1="1.8193in" svg:x2="2.3075in" svg:y2="1.8098in"><text:p/></draw:line><draw:line draw:style-name="gr38" draw:text-style-name="P70" svg:x1="2.3197in" svg:y1="1.8008in" svg:x2="2.3323in" svg:y2="1.7925in"><text:p/></draw:line><draw:line draw:style-name="gr38" draw:text-style-name="P70" svg:x1="2.3433in" svg:y1="1.7835in" svg:x2="2.3559in" svg:y2="1.7736in"><text:p/></draw:line><draw:line draw:style-name="gr38" draw:text-style-name="P70" svg:x1="2.3685in" svg:y1="1.7654in" svg:x2="2.3811in" svg:y2="1.7555in"><text:p/></draw:line><draw:line draw:style-name="gr38" draw:text-style-name="P70" svg:x1="2.3933in" svg:y1="1.7445in" svg:x2="2.4059in" svg:y2="1.7362in"><text:p/></draw:line><draw:line draw:style-name="gr38" draw:text-style-name="P70" svg:x1="2.4185in" svg:y1="1.7283in" svg:x2="2.4311in" svg:y2="1.7185in"><text:p/></draw:line><draw:line draw:style-name="gr38" draw:text-style-name="P70" svg:x1="2.4433in" svg:y1="1.7087in" svg:x2="2.4559in" svg:y2="1.7in"><text:p/></draw:line><draw:line draw:style-name="gr38" draw:text-style-name="P70" svg:x1="2.4685in" svg:y1="1.6906in" svg:x2="2.4811in" svg:y2="1.6807in"><text:p/></draw:line><draw:line draw:style-name="gr38" draw:text-style-name="P70" svg:x1="2.4933in" svg:y1="1.6728in" svg:x2="2.5059in" svg:y2="1.663in"><text:p/></draw:line><draw:line draw:style-name="gr38" draw:text-style-name="P70" svg:x1="2.5185in" svg:y1="1.652in" svg:x2="2.5311in" svg:y2="1.6425in"><text:p/></draw:line><draw:line draw:style-name="gr38" draw:text-style-name="P70" svg:x1="2.5433in" svg:y1="1.635in" svg:x2="2.5559in" svg:y2="1.6252in"><text:p/></draw:line><draw:line draw:style-name="gr38" draw:text-style-name="P70" svg:x1="2.5685in" svg:y1="1.6154in" svg:x2="2.5811in" svg:y2="1.6071in"><text:p/></draw:line><draw:line draw:style-name="gr38" draw:text-style-name="P70" svg:x1="2.5921in" svg:y1="1.5957in" svg:x2="2.6047in" svg:y2="1.5862in"><text:p/></draw:line><draw:line draw:style-name="gr38" draw:text-style-name="P70" svg:x1="2.6169in" svg:y1="1.5772in" svg:x2="2.6295in" svg:y2="1.5689in"><text:p/></draw:line><draw:line draw:style-name="gr38" draw:text-style-name="P70" svg:x1="2.6421in" svg:y1="1.5598in" svg:x2="2.6547in" svg:y2="1.55in"><text:p/></draw:line><draw:line draw:style-name="gr38" draw:text-style-name="P70" svg:x1="2.6669in" svg:y1="1.5409in" svg:x2="2.6795in" svg:y2="1.5311in"><text:p/></draw:line><draw:line draw:style-name="gr38" draw:text-style-name="P70" svg:x1="2.6921in" svg:y1="1.5228in" svg:x2="2.7047in" svg:y2="1.513in"><text:p/></draw:line><draw:line draw:style-name="gr38" draw:text-style-name="P70" svg:x1="2.7169in" svg:y1="1.5047in" svg:x2="2.7295in" svg:y2="1.4949in"><text:p/></draw:line><draw:line draw:style-name="gr38" draw:text-style-name="P70" svg:x1="2.7421in" svg:y1="1.485in" svg:x2="2.7547in" svg:y2="1.4752in"><text:p/></draw:line><draw:line draw:style-name="gr38" draw:text-style-name="P70" svg:x1="2.7669in" svg:y1="1.4669in" svg:x2="2.7795in" svg:y2="1.4571in"><text:p/></draw:line><draw:line draw:style-name="gr38" draw:text-style-name="P70" svg:x1="2.7921in" svg:y1="1.4476in" svg:x2="2.8047in" svg:y2="1.4394in"><text:p/></draw:line><draw:frame draw:style-name="gr44" draw:text-style-name="P69" svg:width="0.4988in" svg:height="0.1177in" svg:x="0.4516in" svg:y="1.9457in"><draw:text-box><text:p text:style-name="P68"><text:span text:style-name="T32">majitele 1</text:span></text:p></draw:text-box></draw:frame><draw:frame draw:style-name="gr42" draw:text-style-name="P69" svg:width="0.0335in" svg:height="0.1177in" draw:transform="rotate (0.651880475619882) translate (2.58402777777778in 1.53347003499563in)"><draw:text-box><text:p text:style-name="P68"><text:span text:style-name="T32"><text:s/></text:span></text:p></draw:text-box></draw:frame><draw:polygon draw:style-name="gr37" draw:text-style-name="P71" svg:width="0.0925in" svg:height="0.0799in" svg:x="1.5327in" svg:y="1.3925in" svg:viewBox="0 0 236 204" draw:points="236,0 95,204 0,81"><text:p/></draw:polygon><draw:line draw:style-name="gr38" draw:text-style-name="P70" svg:x1="1.0063in" svg:y1="1.8579in" svg:x2="1.0185in" svg:y2="1.848in"><text:p/></draw:line><draw:line draw:style-name="gr38" draw:text-style-name="P70" svg:x1="1.0311in" svg:y1="1.839in" svg:x2="1.0437in" svg:y2="1.8307in"><text:p/></draw:line><draw:line draw:style-name="gr38" draw:text-style-name="P70" svg:x1="1.0563in" svg:y1="1.8193in" svg:x2="1.0685in" svg:y2="1.8098in"><text:p/></draw:line><draw:line draw:style-name="gr38" draw:text-style-name="P70" svg:x1="1.0811in" svg:y1="1.8008in" svg:x2="1.0937in" svg:y2="1.7925in"><text:p/></draw:line><draw:line draw:style-name="gr38" draw:text-style-name="P70" svg:x1="1.1063in" svg:y1="1.7835in" svg:x2="1.1185in" svg:y2="1.7736in"><text:p/></draw:line><draw:line draw:style-name="gr38" draw:text-style-name="P70" svg:x1="1.1311in" svg:y1="1.7654in" svg:x2="1.1437in" svg:y2="1.7555in"><text:p/></draw:line><draw:line draw:style-name="gr38" draw:text-style-name="P70" svg:x1="1.1563in" svg:y1="1.7445in" svg:x2="1.1685in" svg:y2="1.7362in"><text:p/></draw:line><draw:line draw:style-name="gr38" draw:text-style-name="P70" svg:x1="1.1811in" svg:y1="1.7283in" svg:x2="1.1937in" svg:y2="1.7185in"><text:p/></draw:line><draw:line draw:style-name="gr38" draw:text-style-name="P70" svg:x1="1.2063in" svg:y1="1.7087in" svg:x2="1.2185in" svg:y2="1.7in"><text:p/></draw:line><draw:line draw:style-name="gr38" draw:text-style-name="P70" svg:x1="1.2299in" svg:y1="1.6906in" svg:x2="1.2421in" svg:y2="1.6807in"><text:p/></draw:line><draw:line draw:style-name="gr38" draw:text-style-name="P70" svg:x1="1.2547in" svg:y1="1.6728in" svg:x2="1.2673in" svg:y2="1.663in"><text:p/></draw:line><draw:line draw:style-name="gr38" draw:text-style-name="P70" svg:x1="1.2799in" svg:y1="1.652in" svg:x2="1.2921in" svg:y2="1.6425in"><text:p/></draw:line><draw:line draw:style-name="gr38" draw:text-style-name="P70" svg:x1="1.3047in" svg:y1="1.635in" svg:x2="1.3173in" svg:y2="1.6252in"><text:p/></draw:line><draw:line draw:style-name="gr38" draw:text-style-name="P70" svg:x1="1.3299in" svg:y1="1.6154in" svg:x2="1.3421in" svg:y2="1.6071in"><text:p/></draw:line><draw:line draw:style-name="gr38" draw:text-style-name="P70" svg:x1="1.3547in" svg:y1="1.5957in" svg:x2="1.3673in" svg:y2="1.5862in"><text:p/></draw:line><draw:line draw:style-name="gr38" draw:text-style-name="P70" svg:x1="1.3799in" svg:y1="1.5772in" svg:x2="1.3921in" svg:y2="1.5689in"><text:p/></draw:line><draw:line draw:style-name="gr38" draw:text-style-name="P70" svg:x1="1.4047in" svg:y1="1.5598in" svg:x2="1.4173in" svg:y2="1.55in"><text:p/></draw:line><draw:line draw:style-name="gr38" draw:text-style-name="P70" svg:x1="1.4299in" svg:y1="1.5409in" svg:x2="1.4421in" svg:y2="1.5311in"><text:p/></draw:line><draw:line draw:style-name="gr38" draw:text-style-name="P70" svg:x1="1.4547in" svg:y1="1.5228in" svg:x2="1.4673in" svg:y2="1.513in"><text:p/></draw:line><draw:line draw:style-name="gr38" draw:text-style-name="P70" svg:x1="1.4783in" svg:y1="1.5047in" svg:x2="1.4909in" svg:y2="1.4949in"><text:p/></draw:line><draw:line draw:style-name="gr38" draw:text-style-name="P70" svg:x1="1.5031in" svg:y1="1.485in" svg:x2="1.5157in" svg:y2="1.4752in"><text:p/></draw:line><draw:line draw:style-name="gr38" draw:text-style-name="P70" svg:x1="1.5283in" svg:y1="1.4669in" svg:x2="1.5409in" svg:y2="1.4571in"><text:p/></draw:line><draw:line draw:style-name="gr38" draw:text-style-name="P70" svg:x1="1.5531in" svg:y1="1.4476in" svg:x2="1.5657in" svg:y2="1.4394in"><text:p/></draw:line><draw:frame draw:style-name="gr42" draw:text-style-name="P69" svg:width="0.0335in" svg:height="0.1177in" draw:transform="rotate (0.651880475619882) translate (2.60486111111111in 1.5174978127734in)"><draw:text-box><text:p text:style-name="P68"><text:span text:style-name="T32"><text:s/></text:span></text:p></draw:text-box></draw:frame><draw:frame draw:style-name="gr46" draw:text-style-name="P69" svg:width="0.4642in" svg:height="0.1177in" draw:transform="rotate (0.636172512351933) translate (1.01388888888889in 1.73029855643045in)"><draw:text-box><text:p text:style-name="P68"><text:span text:style-name="T32">Podepsání</text:span></text:p></draw:text-box></draw:frame><draw:frame draw:style-name="gr42" draw:text-style-name="P69" svg:width="0.0335in" svg:height="0.1177in" draw:transform="rotate (0.634950781875537) translate (1.34305555555556in 1.53416447944007in)"><draw:text-box><text:p text:style-name="P68"><text:span text:style-name="T32"><text:s/></text:span></text:p></draw:text-box></draw:frame><draw:polygon draw:style-name="gr29" draw:text-style-name="P67" svg:width="0.6957in" svg:height="0.3094in" svg:x="2.7866in" svg:y="1.7807in" svg:viewBox="0 0 1768 787" draw:points="886,787 0,787 0,0 1768,0 1768,787"><text:p/></draw:polygon><draw:frame draw:style-name="gr42" draw:text-style-name="P69" svg:width="0.0335in" svg:height="0.1177in" draw:transform="rotate (0.651880475619882) translate (1.36597222222222in 1.5174978127734in)"><draw:text-box><text:p text:style-name="P68"><text:span text:style-name="T32"><text:s/></text:span></text:p></draw:text-box></draw:frame><draw:frame draw:style-name="gr45" draw:text-style-name="P69" svg:width="0.5024in" svg:height="0.1177in" svg:x="2.8799in" svg:y="1.8374in"><draw:text-box><text:p text:style-name="P68"><text:span text:style-name="T32">Privátní klíč</text:span></text:p></draw:text-box></draw:frame><draw:line draw:style-name="gr35" draw:text-style-name="P70" svg:x1="2.3224in" svg:y1="0.6189in" svg:x2="3.0181in" svg:y2="0.6189in"><text:p/></draw:line><draw:polygon draw:style-name="gr37" draw:text-style-name="P71" svg:width="0.0622in" svg:height="0.0913in" svg:x="1.7488in" svg:y="0.6811in" svg:viewBox="0 0 159 233" draw:points="81,233 0,0 159,0"><text:p/></draw:polygon><draw:line draw:style-name="gr38" draw:text-style-name="P70" svg:x1="1.7811in" svg:y1="0.6189in" svg:x2="1.7811in" svg:y2="0.6992in"><text:p/></draw:line><draw:line draw:style-name="gr35" draw:text-style-name="P70" svg:x1="1.0839in" svg:y1="0.6189in" svg:x2="1.7811in" svg:y2="0.6189in"><text:p/></draw:line><draw:polygon draw:style-name="gr37" draw:text-style-name="P71" svg:width="0.0606in" svg:height="0.0913in" svg:x="0.5118in" svg:y="0.6811in" svg:viewBox="0 0 155 233" draw:points="77,233 0,0 155,0"><text:p/></draw:polygon><draw:line draw:style-name="gr38" draw:text-style-name="P70" svg:x1="0.5421in" svg:y1="0.6189in" svg:x2="0.5421in" svg:y2="0.6992in"><text:p/></draw:line><draw:line draw:style-name="gr35" draw:text-style-name="P70" svg:x1="0.0004in" svg:y1="0.6189in" svg:x2="0.5421in" svg:y2="0.6189in"><text:p/></draw:line><draw:frame draw:style-name="gr44" draw:text-style-name="P69" svg:width="0.4988in" svg:height="0.1177in" svg:x="2.9256in" svg:y="1.9457in"><draw:text-box><text:p text:style-name="P68"><text:span text:style-name="T32">majitele 3</text:span></text:p></draw:text-box></draw:frame><draw:frame draw:style-name="gr43" draw:text-style-name="P69" svg:width="0.3469in" svg:height="0.1177in" draw:transform="rotate (-0.407883446191075) translate (1.12291666666667in 0.918192257217848in)"><draw:text-box><text:p text:style-name="P68"><text:span text:style-name="T32">Ověření</text:span></text:p></draw:text-box></draw:frame><draw:frame draw:style-name="gr45" draw:text-style-name="P69" svg:width="0.5024in" svg:height="0.1177in" svg:x="1.6425in" svg:y="1.8366in"><draw:text-box><text:p text:style-name="P68"><text:span text:style-name="T32">Privátní klíč</text:span></text:p></draw:text-box></draw:frame><draw:frame draw:style-name="gr46" draw:text-style-name="P69" svg:width="0.4642in" svg:height="0.1177in" draw:transform="rotate (0.636172512351933) translate (2.23472222222222in 1.72930336832896in)"><draw:text-box><text:p text:style-name="P68"><text:span text:style-name="T32">Podepsání</text:span></text:p></draw:text-box></draw:frame></draw:g></text:p>
        </text:list-item>
        <text:list-item>
          <text:p text:style-name="P45"><text:span text:style-name="T27">Problém je však, že příjemce nemůže ověřit, že některý z předchozích vlastníků nepoužil minci dvakrát. Toto se běžně řeší zavedením centrální důvěryhodné autority či mincovny, která každou transakci ověří a schválí pokud se jedná o první použití. Po každé transakci by se mince vrátila do mincovny a byla vyměněna za novou, přičemž pouze mince vydané touto mincovnou by byly důvěryhodné a autentické. Problém tohoto řešení je, že osud celého systému je závislý na společnosti řídící mincovnu, neboť každá transakce musí jít skrze ní </text:span><text:span text:style-name="T25">–</text:span><text:span text:style-name="T27"> tak jako u banky. <text:s/></text:span></text:p>
        </text:list-item>
      </text:list>
      <text:p text:style-name="P35">Potřebujeme najít způsob, jak si příjemce může být jistý, že předchozí majitel nepodepsal jinou transakci již dříve. Pro naše účely uznáváme jako platnou transakci tu, která nastane jako první a o pozdější pokusy o dvojí utracení se nestaráme. Jediný způsob jak si být jistý, že nějaká transakce neproběhla, je mít záznam všech transakcí. V modelu centrální mincovny to byla ona, kdo měl seznam všech transakcí a rozhodoval která byla dřív. Aby stejného efektu bylo dosaženo bez důvěryhodné třetí strany, transakce musí být zveřejněny [1] a musí být zaveden ststém zajišťující shodu mezi účastníky na společné historii transakcí. Příjemce potřebuje důkaz, že každá příchozí transakce bude většinovou skupinou uzlů rozeznaná jako první transakce dané mince.</text:p>
      <text:h text:style-name="P56" text:outline-level="2"><text:span text:style-name="T4">3</text:span><text:span text:style-name="T5">. <text:s text:c="3"/></text:span><text:span text:style-name="T9">Časově-značkovací server</text:span></text:h>
      <text:p text:style-name="P8">Řešení, které navrhujeme začíná časově-značkovacím serverem. Server funguje tak, že vezme kryptografickou hash bloku značených dat a tu zveřejníme – např. v novinách nebo Usenetovém příspěvku [2-5]. Časová známka dokazuje, že data musela očividně v danou dobu existovat, aby <text:soft-page-break/>mohla být součástí večejné hashe. Každá časová známka obsahuje předchozí časovou známku ve své hashi, čímž formuje řetězec, kde každá další iterace posílí značky předchozí.</text:p>
      <text:p text:style-name="P17"><draw:g text:anchor-type="as-char" draw:z-index="0" draw:style-name="gr1"><draw:polygon draw:style-name="gr2" draw:text-style-name="P62" svg:width="0.0941in" svg:height="0.0634in" svg:x="0.4571in" svg:y="0.0488in" svg:viewBox="0 0 240 162" draw:points="240,81 0,162 0,0"><text:p/></draw:polygon><draw:line draw:style-name="gr3" draw:text-style-name="P63" svg:x1="0in" svg:y1="0.0807in" svg:x2="0.4752in" svg:y2="0.0807in"><text:p/></draw:line><draw:polygon draw:style-name="gr2" draw:text-style-name="P62" svg:width="0.0941in" svg:height="0.0634in" svg:x="1.9528in" svg:y="0.128in" svg:viewBox="0 0 240 162" draw:points="240,81 0,162 0,0"><text:p/></draw:polygon><draw:line draw:style-name="gr3" draw:text-style-name="P63" svg:x1="1.811in" svg:y1="0.1598in" svg:x2="1.9724in" svg:y2="0.1598in"><text:p/></draw:line><draw:polygon draw:style-name="gr2" draw:text-style-name="P62" svg:width="0.0941in" svg:height="0.0634in" svg:x="3.1346in" svg:y="0.0488in" svg:viewBox="0 0 240 162" draw:points="240,81 0,162 0,0"><text:p/></draw:polygon><draw:line draw:style-name="gr3" draw:text-style-name="P63" svg:x1="2.2835in" svg:y1="0.0807in" svg:x2="3.1528in" svg:y2="0.0807in"><text:p/></draw:line><draw:polygon draw:style-name="gr4" draw:text-style-name="P64" svg:width="1.2594in" svg:height="0.4803in" svg:x="0.2362in" svg:y="0.3197in" svg:viewBox="0 0 3200 1221" draw:points="1602,1221 0,1221 0,0 3200,0 3200,1221"><text:p/></draw:polygon><draw:polygon draw:style-name="gr5" draw:text-style-name="P64" svg:width="0.315in" svg:height="0.1594in" svg:x="0.3154in" svg:y="0.5598in" svg:viewBox="0 0 801 406" draw:points="399,406 0,406 0,0 801,0 801,406"><text:p/></draw:polygon><draw:polygon draw:style-name="gr6" draw:text-style-name="P63" svg:width="0.315in" svg:height="0.1594in" svg:x="0.3154in" svg:y="0.5598in" svg:viewBox="0 0 801 406" draw:points="399,406 0,406 0,0 801,0 801,406"><text:p/></draw:polygon><draw:frame draw:style-name="gr7" draw:text-style-name="P66" svg:width="0.2469in" svg:height="0.1213in" svg:x="0.311in" svg:y="0.3736in"><draw:text-box><text:p text:style-name="P65"><text:span text:style-name="T30">Blok</text:span></text:p></draw:text-box></draw:frame><draw:polygon draw:style-name="gr5" draw:text-style-name="P64" svg:width="0.315in" svg:height="0.1594in" svg:x="0.7083in" svg:y="0.5598in" svg:viewBox="0 0 801 406" draw:points="403,406 0,406 0,0 801,0 801,406"><text:p/></draw:polygon><draw:polygon draw:style-name="gr6" draw:text-style-name="P63" svg:width="0.315in" svg:height="0.1594in" svg:x="0.7083in" svg:y="0.5598in" svg:viewBox="0 0 801 406" draw:points="403,406 0,406 0,0 801,0 801,406"><text:p/></draw:polygon><draw:frame draw:style-name="gr8" draw:text-style-name="P66" svg:width="0.2098in" svg:height="0.1213in" svg:x="0.378in" svg:y="0.5902in"><draw:text-box><text:p text:style-name="P65"><text:span text:style-name="T30">Data</text:span></text:p></draw:text-box></draw:frame><draw:polygon draw:style-name="gr5" draw:text-style-name="P64" svg:width="0.315in" svg:height="0.1594in" svg:x="1.1028in" svg:y="0.5598in" svg:viewBox="0 0 801 406" draw:points="399,406 0,406 0,0 801,0 801,406"><text:p/></draw:polygon><draw:polygon draw:style-name="gr6" draw:text-style-name="P63" svg:width="0.315in" svg:height="0.1594in" svg:x="1.1028in" svg:y="0.5598in" svg:viewBox="0 0 801 406" draw:points="399,406 0,406 0,0 801,0 801,406"><text:p/></draw:polygon><draw:frame draw:style-name="gr8" draw:text-style-name="P66" svg:width="0.2098in" svg:height="0.1213in" svg:x="0.7709in" svg:y="0.5902in"><draw:text-box><text:p text:style-name="P65"><text:span text:style-name="T30">Data</text:span></text:p></draw:text-box></draw:frame><draw:polygon draw:style-name="gr4" draw:text-style-name="P64" svg:width="0.315in" svg:height="0.2398in" svg:x="2.0472in" svg:y="0.0004in" svg:viewBox="0 0 801 610" draw:points="402,610 0,610 0,0 801,0 801,610"><text:p/></draw:polygon><draw:frame draw:style-name="gr9" draw:text-style-name="P66" svg:width="0.085in" svg:height="0.1213in" svg:x="1.222in" svg:y="0.5902in"><draw:text-box><text:p text:style-name="P65"><text:span text:style-name="T30">...</text:span></text:p></draw:text-box></draw:frame><draw:polygon draw:style-name="gr4" draw:text-style-name="P64" svg:width="1.261in" svg:height="0.4803in" svg:x="1.7319in" svg:y="0.3197in" svg:viewBox="0 0 3204 1221" draw:points="1602,1221 0,1221 0,0 3204,0 3204,1221"><text:p/></draw:polygon><draw:frame draw:style-name="gr10" draw:text-style-name="P66" svg:width="0.235in" svg:height="0.1213in" svg:x="2.0917in" svg:y="0.0736in"><draw:text-box><text:p text:style-name="P65"><text:span text:style-name="T30">Hash</text:span></text:p></draw:text-box></draw:frame><draw:polygon draw:style-name="gr5" draw:text-style-name="P64" svg:width="0.315in" svg:height="0.1594in" svg:x="1.811in" svg:y="0.5598in" svg:viewBox="0 0 801 406" draw:points="403,406 0,406 0,0 801,0 801,406"><text:p/></draw:polygon><draw:polygon draw:style-name="gr6" draw:text-style-name="P63" svg:width="0.315in" svg:height="0.1594in" svg:x="1.811in" svg:y="0.5598in" svg:viewBox="0 0 801 406" draw:points="403,406 0,406 0,0 801,0 801,406"><text:p/></draw:polygon><draw:frame draw:style-name="gr7" draw:text-style-name="P66" svg:width="0.2469in" svg:height="0.1213in" svg:x="1.8126in" svg:y="0.3736in"><draw:text-box><text:p text:style-name="P65"><text:span text:style-name="T30">Blok</text:span></text:p></draw:text-box></draw:frame><draw:polygon draw:style-name="gr5" draw:text-style-name="P64" svg:width="0.315in" svg:height="0.1594in" svg:x="2.2055in" svg:y="0.5598in" svg:viewBox="0 0 801 406" draw:points="399,406 0,406 0,0 801,0 801,406"><text:p/></draw:polygon><draw:polygon draw:style-name="gr6" draw:text-style-name="P63" svg:width="0.315in" svg:height="0.1594in" svg:x="2.2055in" svg:y="0.5598in" svg:viewBox="0 0 801 406" draw:points="399,406 0,406 0,0 801,0 801,406"><text:p/></draw:polygon><draw:frame draw:style-name="gr8" draw:text-style-name="P66" svg:width="0.2098in" svg:height="0.1213in" svg:x="1.8709in" svg:y="0.5902in"><draw:text-box><text:p text:style-name="P65"><text:span text:style-name="T30">Data</text:span></text:p></draw:text-box></draw:frame><draw:polygon draw:style-name="gr5" draw:text-style-name="P64" svg:width="0.315in" svg:height="0.1594in" svg:x="2.5984in" svg:y="0.5598in" svg:viewBox="0 0 801 406" draw:points="402,406 0,406 0,0 801,0 801,406"><text:p/></draw:polygon><draw:polygon draw:style-name="gr6" draw:text-style-name="P63" svg:width="0.315in" svg:height="0.1594in" svg:x="2.5984in" svg:y="0.5598in" svg:viewBox="0 0 801 406" draw:points="402,406 0,406 0,0 801,0 801,406"><text:p/></draw:polygon><draw:frame draw:style-name="gr8" draw:text-style-name="P66" svg:width="0.2098in" svg:height="0.1213in" svg:x="2.2646in" svg:y="0.5902in"><draw:text-box><text:p text:style-name="P65"><text:span text:style-name="T30">Data</text:span></text:p></draw:text-box></draw:frame><draw:line draw:style-name="gr6" draw:text-style-name="P63" svg:x1="1.811in" svg:y1="0.3197in" svg:x2="1.811in" svg:y2="0.1598in"><text:p/></draw:line><draw:polygon draw:style-name="gr2" draw:text-style-name="P62" svg:width="0.0941in" svg:height="0.0634in" svg:x="0.4571in" svg:y="0.128in" svg:viewBox="0 0 240 162" draw:points="240,81 0,162 0,0"><text:p/></draw:polygon><draw:line draw:style-name="gr3" draw:text-style-name="P63" svg:x1="0.3154in" svg:y1="0.1598in" svg:x2="0.4752in" svg:y2="0.1598in"><text:p/></draw:line><draw:polygon draw:style-name="gr2" draw:text-style-name="P62" svg:width="0.0941in" svg:height="0.0634in" svg:x="1.9528in" svg:y="0.0488in" svg:viewBox="0 0 240 162" draw:points="240,81 0,162 0,0"><text:p/></draw:polygon><draw:line draw:style-name="gr3" draw:text-style-name="P63" svg:x1="0.8669in" svg:y1="0.0807in" svg:x2="1.9724in" svg:y2="0.0807in"><text:p/></draw:line><draw:polygon draw:style-name="gr4" draw:text-style-name="P64" svg:width="0.315in" svg:height="0.2398in" svg:x="0.5516in" svg:y="0.0004in" svg:viewBox="0 0 801 610" draw:points="398,610 0,610 0,0 801,0 801,610"><text:p/></draw:polygon><draw:frame draw:style-name="gr9" draw:text-style-name="P66" svg:width="0.085in" svg:height="0.1213in" svg:x="2.7154in" svg:y="0.5902in"><draw:text-box><text:p text:style-name="P65"><text:span text:style-name="T30">...</text:span></text:p></draw:text-box></draw:frame><draw:line draw:style-name="gr6" draw:text-style-name="P63" svg:x1="0.3154in" svg:y1="0.3197in" svg:x2="0.3154in" svg:y2="0.1598in"><text:p/></draw:line><draw:frame draw:style-name="gr10" draw:text-style-name="P66" svg:width="0.235in" svg:height="0.1213in" svg:x="0.5909in" svg:y="0.0736in"><draw:text-box><text:p text:style-name="P65"><text:span text:style-name="T30">Hash</text:span></text:p></draw:text-box></draw:frame></draw:g></text:p>
      <text:h text:style-name="P56" text:outline-level="2"><text:span text:style-name="T4">4</text:span><text:span text:style-name="T5">. <text:s text:c="3"/></text:span><text:span text:style-name="T10">Důkaz-o-práci</text:span></text:h>
      <text:p text:style-name="P20">Abychom mohli implementovat distribuovaný časově-značkovací server na bázi sítě peer-to-peer, použijeme systém důkazu o práci podobného tomu, který Adam Back vytvořil pro Hashcash [6] namísto příspěvku v novinách či Usenetu. Důkaz-o-práci zahrnuje proces hledání hodnoty, na kterou je-li aplikována kryptografická hash funkce jako je SHA-256, výsledný hash začne určitým počten nulových bitů. Potřebné množství práce roste exponenciálně s počtem vyžadovaných nul a správnost řešení lze ověřit vyhodnocením jediné hash funkce.</text:p>
      <text:p text:style-name="P36">V naší časově-značkovací síti implementujeme důkaz-o-práci tím, že budeme inkrementovat číslo nonce, jež je součástí bloku, dokud nalezená hodnota hashe celého bloku nebude začínat požadovaným počtem nul. Jakmile je číslo nonce nalezeno po vynaložení určitého CPU výpočetního výkonu, blok nemůže být změněn aniž by bylo potřeba číslo nonce nalézt znovu. Tím, že bloky jsou dále zřetězeny, změna jednoho bloku v minulosti vyžaduje přepočítání hodnot všech následujících bloků.</text:p>
      <text:p text:style-name="P47"><draw:g text:anchor-type="as-char" draw:z-index="9" draw:name="Shape2" draw:style-name="gr1"><draw:polygon draw:style-name="gr29" draw:text-style-name="P67" svg:width="1.5941in" svg:height="0.7205in" svg:x="2.0512in" svg:y="0.0004in" svg:viewBox="0 0 4050 1831" draw:points="2023,1831 0,1831 0,0 4050,0 4050,1831"><text:p/></draw:polygon><draw:polygon draw:style-name="gr35" draw:text-style-name="P70" svg:width="0.7843in" svg:height="0.1591in" svg:x="2.211in" svg:y="0.2528in" svg:viewBox="0 0 1993 405" draw:points="994,405 0,405 0,0 1993,0 1993,405"><text:p/></draw:polygon><draw:frame draw:style-name="gr47" draw:text-style-name="P69" svg:width="0.263in" svg:height="0.126in" svg:x="2.1319in" svg:y="0.0701in"><draw:text-box><text:p text:style-name="P68"><text:span text:style-name="T33">Blok</text:span></text:p></draw:text-box></draw:frame><draw:polygon draw:style-name="gr34" draw:text-style-name="P67" svg:width="0.3996in" svg:height="0.1591in" svg:x="3.0878in" svg:y="0.2528in" svg:viewBox="0 0 1016 405" draw:points="508,405 0,405 0,0 1016,0 1016,405"><text:p/></draw:polygon><draw:polygon draw:style-name="gr35" draw:text-style-name="P70" svg:width="0.3996in" svg:height="0.1591in" svg:x="3.0878in" svg:y="0.2528in" svg:viewBox="0 0 1016 405" draw:points="508,405 0,405 0,0 1016,0 1016,405"><text:p/></draw:polygon><draw:frame draw:style-name="gr48" draw:text-style-name="P69" svg:width="0.6933in" svg:height="0.126in" svg:x="2.2571in" svg:y="0.2744in"><draw:text-box><text:p text:style-name="P68"><text:span text:style-name="T33">Předchozí hash</text:span></text:p></draw:text-box></draw:frame><draw:polygon draw:style-name="gr34" draw:text-style-name="P67" svg:width="0.3189in" svg:height="0.1594in" svg:x="2.211in" svg:y="0.4933in" svg:viewBox="0 0 811 406" draw:points="406,406 0,406 0,0 811,0 811,406"><text:p/></draw:polygon><draw:polygon draw:style-name="gr35" draw:text-style-name="P70" svg:width="0.3189in" svg:height="0.1594in" svg:x="2.211in" svg:y="0.4933in" svg:viewBox="0 0 811 406" draw:points="406,406 0,406 0,0 811,0 811,406"><text:p/></draw:polygon><draw:frame draw:style-name="gr49" draw:text-style-name="P69" svg:width="0.3142in" svg:height="0.126in" svg:x="3.1465in" svg:y="0.2866in"><draw:text-box><text:p text:style-name="P68"><text:span text:style-name="T33">Nonce</text:span></text:p></draw:text-box></draw:frame><draw:polygon draw:style-name="gr34" draw:text-style-name="P67" svg:width="0.3189in" svg:height="0.1594in" svg:x="2.611in" svg:y="0.4933in" svg:viewBox="0 0 811 406" draw:points="406,406 0,406 0,0 811,0 811,406"><text:p/></draw:polygon><draw:polygon draw:style-name="gr35" draw:text-style-name="P70" svg:width="0.3189in" svg:height="0.1594in" svg:x="2.611in" svg:y="0.4933in" svg:viewBox="0 0 811 406" draw:points="406,406 0,406 0,0 811,0 811,406"><text:p/></draw:polygon><draw:frame draw:style-name="gr50" draw:text-style-name="P69" svg:width="0.1161in" svg:height="0.126in" svg:x="2.3138in" svg:y="0.5283in"><draw:text-box><text:p text:style-name="P68"><text:span text:style-name="T33">Tx</text:span></text:p></draw:text-box></draw:frame><draw:polygon draw:style-name="gr34" draw:text-style-name="P67" svg:width="0.3189in" svg:height="0.1594in" svg:x="3.011in" svg:y="0.4933in" svg:viewBox="0 0 811 406" draw:points="406,406 0,406 0,0 811,0 811,406"><text:p/></draw:polygon><draw:polygon draw:style-name="gr35" draw:text-style-name="P70" svg:width="0.3189in" svg:height="0.1594in" svg:x="3.011in" svg:y="0.4933in" svg:viewBox="0 0 811 406" draw:points="406,406 0,406 0,0 811,0 811,406"><text:p/></draw:polygon><draw:frame draw:style-name="gr50" draw:text-style-name="P69" svg:width="0.1161in" svg:height="0.126in" svg:x="2.7138in" svg:y="0.5283in"><draw:text-box><text:p text:style-name="P68"><text:span text:style-name="T33">Tx</text:span></text:p></draw:text-box></draw:frame><draw:polygon draw:style-name="gr37" draw:text-style-name="P71" svg:width="0.0957in" svg:height="0.0634in" svg:x="2.115in" svg:y="0.3024in" svg:viewBox="0 0 244 162" draw:points="244,81 0,162 0,0"><text:p/></draw:polygon><draw:line draw:style-name="gr38" draw:text-style-name="P70" svg:x1="1.811in" svg:y1="0.3343in" svg:x2="2.1346in" svg:y2="0.3343in"><text:p/></draw:line><draw:frame draw:style-name="gr51" draw:text-style-name="P69" svg:width="0.0953in" svg:height="0.126in" svg:x="3.1307in" svg:y="0.5283in"><draw:text-box><text:p text:style-name="P68"><text:span text:style-name="T33">...</text:span></text:p></draw:text-box></draw:frame><draw:polygon draw:style-name="gr35" draw:text-style-name="P70" svg:width="0.7843in" svg:height="0.1591in" svg:x="2.2114in" svg:y="0.2528in" svg:viewBox="0 0 1993 405" draw:points="994,405 0,405 0,0 1993,0 1993,405"><text:p/></draw:polygon><draw:polygon draw:style-name="gr29" draw:text-style-name="P67" svg:width="1.5941in" svg:height="0.7205in" svg:x="0.2402in" svg:y="0.0008in" svg:viewBox="0 0 4050 1831" draw:points="2023,1831 0,1831 0,0 4050,0 4050,1831"><text:p/></draw:polygon><draw:polygon draw:style-name="gr35" draw:text-style-name="P70" svg:width="0.7843in" svg:height="0.1591in" svg:x="0.4in" svg:y="0.2528in" svg:viewBox="0 0 1993 405" draw:points="994,405 0,405 0,0 1993,0 1993,405"><text:p/></draw:polygon><draw:frame draw:style-name="gr47" draw:text-style-name="P69" svg:width="0.263in" svg:height="0.126in" svg:x="0.3209in" svg:y="0.0701in"><draw:text-box><text:p text:style-name="P68"><text:span text:style-name="T33">Blok</text:span></text:p></draw:text-box></draw:frame><draw:polygon draw:style-name="gr34" draw:text-style-name="P67" svg:width="0.3996in" svg:height="0.1591in" svg:x="1.2768in" svg:y="0.2528in" svg:viewBox="0 0 1016 405" draw:points="508,405 0,405 0,0 1016,0 1016,405"><text:p/></draw:polygon><draw:polygon draw:style-name="gr35" draw:text-style-name="P70" svg:width="0.3996in" svg:height="0.1591in" svg:x="1.2768in" svg:y="0.2528in" svg:viewBox="0 0 1016 405" draw:points="508,405 0,405 0,0 1016,0 1016,405"><text:p/></draw:polygon><draw:frame draw:style-name="gr48" draw:text-style-name="P69" svg:width="0.6933in" svg:height="0.126in" svg:x="0.4457in" svg:y="0.2752in"><draw:text-box><text:p text:style-name="P68"><text:span text:style-name="T33">Předchozí hash</text:span></text:p></draw:text-box></draw:frame><draw:polygon draw:style-name="gr34" draw:text-style-name="P67" svg:width="0.3189in" svg:height="0.1594in" svg:x="0.4in" svg:y="0.4937in" svg:viewBox="0 0 811 406" draw:points="406,406 0,406 0,0 811,0 811,406"><text:p/></draw:polygon><draw:polygon draw:style-name="gr35" draw:text-style-name="P70" svg:width="0.3189in" svg:height="0.1594in" svg:x="0.4in" svg:y="0.4937in" svg:viewBox="0 0 811 406" draw:points="406,406 0,406 0,0 811,0 811,406"><text:p/></draw:polygon><draw:frame draw:style-name="gr49" draw:text-style-name="P69" svg:width="0.3142in" svg:height="0.126in" svg:x="1.3354in" svg:y="0.2866in"><draw:text-box><text:p text:style-name="P68"><text:span text:style-name="T33">Nonce</text:span></text:p></draw:text-box></draw:frame><draw:polygon draw:style-name="gr34" draw:text-style-name="P67" svg:width="0.3189in" svg:height="0.1594in" svg:x="0.8in" svg:y="0.4937in" svg:viewBox="0 0 811 406" draw:points="406,406 0,406 0,0 811,0 811,406"><text:p/></draw:polygon><draw:polygon draw:style-name="gr35" draw:text-style-name="P70" svg:width="0.3189in" svg:height="0.1594in" svg:x="0.8in" svg:y="0.4937in" svg:viewBox="0 0 811 406" draw:points="406,406 0,406 0,0 811,0 811,406"><text:p/></draw:polygon><draw:frame draw:style-name="gr50" draw:text-style-name="P69" svg:width="0.1161in" svg:height="0.126in" svg:x="0.5028in" svg:y="0.5283in"><draw:text-box><text:p text:style-name="P68"><text:span text:style-name="T33">Tx</text:span></text:p></draw:text-box></draw:frame><draw:polygon draw:style-name="gr34" draw:text-style-name="P67" svg:width="0.3189in" svg:height="0.1594in" svg:x="1.2in" svg:y="0.4937in" svg:viewBox="0 0 811 406" draw:points="406,406 0,406 0,0 811,0 811,406"><text:p/></draw:polygon><draw:polygon draw:style-name="gr35" draw:text-style-name="P70" svg:width="0.3189in" svg:height="0.1594in" svg:x="1.2in" svg:y="0.4937in" svg:viewBox="0 0 811 406" draw:points="406,406 0,406 0,0 811,0 811,406"><text:p/></draw:polygon><draw:frame draw:style-name="gr50" draw:text-style-name="P69" svg:width="0.1161in" svg:height="0.126in" svg:x="0.9028in" svg:y="0.5283in"><draw:text-box><text:p text:style-name="P68"><text:span text:style-name="T33">Tx</text:span></text:p></draw:text-box></draw:frame><draw:frame draw:style-name="gr51" draw:text-style-name="P69" svg:width="0.0953in" svg:height="0.126in" svg:x="1.3193in" svg:y="0.5283in"><draw:text-box><text:p text:style-name="P68"><text:span text:style-name="T33">...</text:span></text:p></draw:text-box></draw:frame><draw:polygon draw:style-name="gr35" draw:text-style-name="P70" svg:width="0.7843in" svg:height="0.1591in" svg:x="0.4004in" svg:y="0.2531in" svg:viewBox="0 0 1993 405" draw:points="994,405 0,405 0,0 1993,0 1993,405"><text:p/></draw:polygon><draw:polygon draw:style-name="gr37" draw:text-style-name="P71" svg:width="0.0957in" svg:height="0.0634in" svg:x="0.3039in" svg:y="0.3024in" svg:viewBox="0 0 244 162" draw:points="244,81 0,162 0,0"><text:p/></draw:polygon><draw:line draw:style-name="gr38" draw:text-style-name="P70" svg:x1="0in" svg:y1="0.3343in" svg:x2="0.3236in" svg:y2="0.3343in"><text:p/></draw:line></draw:g></text:p>
      <text:p text:style-name="P21">Důkaz-o-práci také řeší problém reprezentace identit ve většinovém rozhodování. Kdyby se hlasovalo systémem jedna-IP-adresa-jeden-hlas, systém by mohl být napaden kýmkoliv kdo by byl schopen alokovat velké množství IP adres. Důkaz-o-práci je v podstatě jedno-CPU-jeden-hlas. Většinové rozhodnutí je reprezentováno jako nejdelší řetězec s nejvyšší naakumulovanou prací. Pokud je většina CPU výpočetního výkonu v kontrole čestných síťových uzlů, čestně vytvořený řetězec bude akumulovat vykonanou práci nejrychleji a vytěsní konkurenční řetězce. Ke změně bloku v minulosti musí útočník znovu vytvořit důkaz-o-práci daného bloku, poté všech následujících a nakonec dohnat a překonat množství práce v čestném řetězci, který byl mezitím vytvářen čestnými uzly. Později ukážeme, že pravděpodobnost slabšího útočníka předehnat zbytek sítě klesá exponenciálně s množstvím nově přidaných bloků. <text:s/></text:p>
      <text:p text:style-name="P37">Jelikož se množství uzlů v síti mění a rychlost hardwaru také, obtížnost důkazu-o-práci bude určena pomocí klouzavého průměr časů vytvoření posledních bloků, nastavujícího očekávané množství bloků za hodinu. Pokud jsou bloky generovány příliš rychle, obtížnost vzroste.</text:p>
      <text:p text:style-name="P22"/>
      <text:p text:style-name="P23"><text:span text:style-name="T18">5</text:span><text:span text:style-name="T19">. <text:s text:c="3"/></text:span><text:span text:style-name="T20">Síť</text:span></text:p>
      <text:p text:style-name="P24">Síť funguje podle následujících kroků: </text:p>
      <text:list xml:id="list4054759281" text:style-name="Numbering_20_1">
        <text:list-item>
          <text:p text:style-name="P48">Síť funguje podle následujících kroků:</text:p>
        </text:list-item>
        <text:list-item>
          <text:p text:style-name="P49">Každý uzel shromažďuje transakce do bloku.</text:p>
        </text:list-item>
        <text:list-item>
          <text:p text:style-name="P49">Každý uzel pracuje na nalezení obtížného důkazu-o-práci pro svůj blok.</text:p>
        </text:list-item>
        <text:list-item>
          <text:p text:style-name="P49">Pokud uzel nalezne důkaz-o-práci, rozešle blok ostatním uzlům.</text:p>
        </text:list-item>
        <text:list-item>
          <text:p text:style-name="P49">Ostatní uzly nový blok přijmou pouze pokud všechny obsažené transakce jsou platné a neobsahuje již použitou minci.</text:p>
        </text:list-item>
        <text:list-item>
          <text:p text:style-name="P49">Uzly vyjádří přijetí bloku tím, že začnou pracovat na novém bloku a použijí hash přijatého bloku jako referenci na předchozí blok.</text:p>
        </text:list-item>
      </text:list>
      <text:p text:style-name="P3"/>
      <text:p text:style-name="P31">Uzly vždy považují nejdelší řetězec za správný a budou pokračovat na rozšiřování. Pokud dva uzly rozešlou nový blok současně, dostanou se k různým nodům jako první různé verze bloků. Tento konflikt rozhodne až důkaz-o-práci dalšího bloku, který jednu alternativu řetězce prodlouží o jeden, čímž ho ostatní uzly akceptují jako delší.</text:p>
      <text:p text:style-name="P30">Nově rozesílané transakce nemusí být nutně doručeny všem nodům. Pokud jsou doručeny dostatečně mnoha uzlům, budou zařazeny do bloku relativně brzy. Přijímání nových bloků také toleruje výpadky. Pokud uzel nezíská nový blok, může si jej vyžádat po obdržení následujícího, kdy zjistí, že jeden chybí.</text:p>
      <text:h text:style-name="P57" text:outline-level="2"><text:span text:style-name="T6">6</text:span><text:span text:style-name="T5">. <text:s text:c="3"/></text:span><text:span text:style-name="T11">Odměny</text:span></text:h>
      <text:p text:style-name="P4">Zavedeme pravidlo, že první transakce v bloku vždy vytvoří novou minci kterou autor bloku může přidělit sobě. Tento mechanizmus motivuje provozovatele uzlů, aby aktivně podporovali síť, a také zajišťujě mechanismus počáteční distribuce nových mincí do oběhu. Není zde žádná centrální autorita, která by tuto úlohu zajistila. Stálý přítok nových mincí do oběhu je analogický k těžbě zlata, která využívá fyzických prostředků pro získání a zavedení nového zlata do oběhu. V našem případě jsou těmi prostředky CPU čas a elektřina.</text:p>
      <text:p text:style-name="P29">Odměna za vytvoření bloku může být také tvořena transakčními poplatky. Pokud výstupní hodnota transakce je nižší než vstupní, rozdíl je transakční poplatek, který je přidán k blokové odměně bloku obsahujícího transakci. Až předem dané množství mincí vstoupí do oběhu, motivace pro provozovatele uzlů může být kompletně přeorientována na transakční poplatky, a měna bude zbavena veškeré inflace.</text:p>
      <text:p text:style-name="P29">Bloková odměna motivuje uzly, aby zůstaly čestné. Pokud hamižný útočník nahromadí větší výpočetní výkon než zbytek čestných uzlů, může si zvolit, zda ho použije k útoku na síť tím, že zpětně bude krást své vlastní platby, nebo zda ho využije pro generování nových mincí. Měl by zjistit, že výhodnější je řídit se standardními pravidly, ktrá mu přinesou více nových mincí než všem ostatním dohromady, než stejnými prostředky útočit na síť jíž je také součástí.</text:p>
      <text:h text:style-name="P57" text:outline-level="2"><text:span text:style-name="T6">7</text:span><text:span text:style-name="T5">. <text:s text:c="3"/></text:span><text:span text:style-name="T12">Hospodaření s úložným prostorem</text:span></text:h>
      <text:p text:style-name="P15">Transakce, které tvoří součást historie mince a jsou již součástí starších bloků, mohou být smazány pro efektivnější využití úložné kapacity. Aby bylo nadále možné ověřit platnost blokové hashe a zachovat možnost plného ověření ostatních transakcí v bloku, jsou transakce hashovány v Merklově stromu [7][2][5], přičemž pouze kořen stromu je součástí hlavičky bloku. Všechny listy a větve stromu nemusí být nutně uloženy.</text:p>
      <text:p text:style-name="P44"><text:soft-page-break/><draw:g text:anchor-type="as-char" draw:z-index="11" draw:name="Shape3" draw:style-name="gr64"><draw:polygon draw:style-name="gr65" draw:text-style-name="P67" svg:width="1.9917in" svg:height="2.0606in" svg:x="2.3496in" svg:y="0.0016in" svg:viewBox="0 0 5060 5235" draw:points="2530,5235 0,5235 0,0 5060,0 5060,5235"><text:p/></draw:polygon><draw:polygon draw:style-name="gr66" draw:text-style-name="P67" svg:width="1.9996in" svg:height="2.0606in" svg:x="-0.0004in" svg:y="-0.0004in" svg:viewBox="0 0 5080 5235" draw:points="2539,5235 0,5235 0,0 5080,0 5080,5235"><text:p/></draw:polygon><draw:frame draw:style-name="gr67" draw:text-style-name="P69" svg:width="0.2425in" svg:height="0.1161in" svg:x="2.4339in" svg:y="0.0457in"><draw:text-box><text:p text:style-name="P68"><text:span text:style-name="T35">Blok</text:span></text:p></draw:text-box></draw:frame><draw:polygon draw:style-name="gr68" draw:text-style-name="P67" svg:width="1.4976in" svg:height="0.687in" svg:x="0.4016in" svg:y="0.076in" svg:viewBox="0 0 3805 1746" draw:points="1903,1746 0,1746 0,0 3805,0 3805,1746"><text:p/></draw:polygon><draw:frame draw:style-name="gr69" draw:text-style-name="P69" svg:width="0.2425in" svg:height="0.1161in" svg:x="0.0902in" svg:y="0.0457in"><draw:text-box><text:p text:style-name="P68"><text:span text:style-name="T35">Blok</text:span></text:p></draw:text-box></draw:frame><draw:polygon draw:style-name="gr70" draw:text-style-name="P67" svg:width="0.6945in" svg:height="0.1524in" svg:x="0.5547in" svg:y="0.3047in" svg:viewBox="0 0 1765 388" draw:points="881,388 0,388 0,0 1765,0 1765,388"><text:p/></draw:polygon><draw:polygon draw:style-name="gr71" draw:text-style-name="P70" svg:width="0.6945in" svg:height="0.1524in" svg:x="0.5547in" svg:y="0.3047in" svg:viewBox="0 0 1765 388" draw:points="881,388 0,388 0,0 1765,0 1765,388"><text:p/></draw:polygon><draw:frame draw:style-name="gr72" draw:text-style-name="P69" svg:width="1.3752in" svg:height="0.1161in" svg:x="0.472in" svg:y="0.1252in"><draw:text-box><text:p text:style-name="P68"><text:span text:style-name="T35">Bloková hlavička (bloková Hash)</text:span></text:p></draw:text-box></draw:frame><draw:polygon draw:style-name="gr73" draw:text-style-name="P67" svg:width="0.4594in" svg:height="0.1524in" svg:x="1.322in" svg:y="0.3047in" svg:viewBox="0 0 1168 388" draw:points="582,388 0,388 0,0 1168,0 1168,388"><text:p/></draw:polygon><draw:polygon draw:style-name="gr74" draw:text-style-name="P70" svg:width="0.4594in" svg:height="0.1524in" svg:x="1.322in" svg:y="0.3047in" svg:viewBox="0 0 1168 388" draw:points="582,388 0,388 0,0 1168,0 1168,388"><text:p/></draw:polygon><draw:frame draw:style-name="gr75" draw:text-style-name="P69" svg:width="0.585in" svg:height="0.1161in" svg:x="0.6402in" svg:y="0.3327in"><draw:text-box><text:p text:style-name="P68"><text:span text:style-name="T35">Předch. Hash</text:span></text:p></draw:text-box></draw:frame><draw:polygon draw:style-name="gr76" draw:text-style-name="P67" svg:width="0.4583in" svg:height="0.1524in" svg:x="0.3252in" svg:y="0.9929in" svg:viewBox="0 0 1165 388" draw:points="583,388 0,388 0,0 1165,0 1165,388"><text:p/></draw:polygon><draw:polygon draw:style-name="gr77" draw:text-style-name="P70" svg:width="0.4583in" svg:height="0.1524in" svg:x="0.3252in" svg:y="0.9929in" svg:viewBox="0 0 1165 388" draw:points="583,388 0,388 0,0 1165,0 1165,388"><text:p/></draw:polygon><draw:frame draw:style-name="gr78" draw:text-style-name="P69" svg:width="0.2835in" svg:height="0.1161in" svg:x="1.4134in" svg:y="0.3327in"><draw:text-box><text:p text:style-name="P68"><text:span text:style-name="T35">Nonce</text:span></text:p></draw:text-box></draw:frame><draw:polygon draw:style-name="gr79" draw:text-style-name="P67" svg:width="0.3067in" svg:height="0.1524in" svg:x="0.1713in" svg:y="1.4496in" svg:viewBox="0 0 780 388" draw:points="391,388 0,388 0,0 780,0 780,388"><text:p/></draw:polygon><draw:polygon draw:style-name="gr80" draw:text-style-name="P70" svg:width="0.3067in" svg:height="0.1524in" svg:x="0.1713in" svg:y="1.4496in" svg:viewBox="0 0 780 388" draw:points="391,388 0,388 0,0 780,0 780,388"><text:p/></draw:polygon><draw:frame draw:style-name="gr81" draw:text-style-name="P69" svg:width="0.3323in" svg:height="0.1161in" svg:x="0.3846in" svg:y="1.0244in"><draw:text-box><text:p text:style-name="P68"><text:span text:style-name="T35">Hash01</text:span></text:p></draw:text-box></draw:frame><draw:polygon draw:style-name="gr82" draw:text-style-name="P67" svg:width="0.3063in" svg:height="0.1524in" svg:x="0.6311in" svg:y="1.4496in" svg:viewBox="0 0 779 388" draw:points="388,388 0,388 0,0 779,0 779,388"><text:p/></draw:polygon><draw:polygon draw:style-name="gr83" draw:text-style-name="P70" svg:width="0.3063in" svg:height="0.1524in" svg:x="0.6311in" svg:y="1.4496in" svg:viewBox="0 0 779 388" draw:points="388,388 0,388 0,0 779,0 779,388"><text:p/></draw:polygon><draw:frame draw:style-name="gr84" draw:text-style-name="P69" svg:width="0.2787in" svg:height="0.1161in" svg:x="0.1866in" svg:y="1.4772in"><draw:text-box><text:p text:style-name="P68"><text:span text:style-name="T35">Hash0</text:span></text:p></draw:text-box></draw:frame><draw:polygon draw:style-name="gr85" draw:text-style-name="P67" svg:width="0.3051in" svg:height="0.1524in" svg:x="1.0906in" svg:y="1.4496in" svg:viewBox="0 0 776 388" draw:points="388,388 0,388 0,0 776,0 776,388"><text:p/></draw:polygon><draw:polygon draw:style-name="gr86" draw:text-style-name="P70" svg:width="0.3051in" svg:height="0.1524in" svg:x="1.0906in" svg:y="1.4496in" svg:viewBox="0 0 776 388" draw:points="388,388 0,388 0,0 776,0 776,388"><text:p/></draw:polygon><draw:frame draw:style-name="gr87" draw:text-style-name="P69" svg:width="0.2787in" svg:height="0.1161in" svg:x="0.6484in" svg:y="1.4772in"><draw:text-box><text:p text:style-name="P68"><text:span text:style-name="T35">Hash1</text:span></text:p></draw:text-box></draw:frame><draw:polygon draw:style-name="gr88" draw:text-style-name="P67" svg:width="0.3051in" svg:height="0.1524in" svg:x="1.55in" svg:y="1.4496in" svg:viewBox="0 0 776 388" draw:points="388,388 0,388 0,0 776,0 776,388"><text:p/></draw:polygon><draw:polygon draw:style-name="gr89" draw:text-style-name="P70" svg:width="0.3051in" svg:height="0.1524in" svg:x="1.55in" svg:y="1.4496in" svg:viewBox="0 0 776 388" draw:points="388,388 0,388 0,0 776,0 776,388"><text:p/></draw:polygon><draw:frame draw:style-name="gr90" draw:text-style-name="P69" svg:width="0.2787in" svg:height="0.1161in" svg:x="1.1028in" svg:y="1.4772in"><draw:text-box><text:p text:style-name="P68"><text:span text:style-name="T35">Hash2</text:span></text:p></draw:text-box></draw:frame><draw:polygon draw:style-name="gr91" draw:text-style-name="P67" svg:width="0.4594in" svg:height="0.1524in" svg:x="1.2433in" svg:y="0.9929in" svg:viewBox="0 0 1168 388" draw:points="582,388 0,388 0,0 1168,0 1168,388"><text:p/></draw:polygon><draw:polygon draw:style-name="gr92" draw:text-style-name="P70" svg:width="0.4594in" svg:height="0.1524in" svg:x="1.2433in" svg:y="0.9929in" svg:viewBox="0 0 1168 388" draw:points="582,388 0,388 0,0 1168,0 1168,388"><text:p/></draw:polygon><draw:frame draw:style-name="gr93" draw:text-style-name="P69" svg:width="0.2787in" svg:height="0.1161in" svg:x="1.5661in" svg:y="1.4772in"><draw:text-box><text:p text:style-name="P68"><text:span text:style-name="T35">Hash3</text:span></text:p></draw:text-box></draw:frame><draw:polygon draw:style-name="gr94" draw:text-style-name="P71" svg:width="0.0677in" svg:height="0.0941in" svg:x="0.4102in" svg:y="1.1457in" svg:viewBox="0 0 173 240" draw:points="173,0 137,240 0,173"><text:p/></draw:polygon><draw:line draw:style-name="gr95" draw:text-style-name="P70" svg:x1="0.3252in" svg:y1="1.4492in" svg:x2="0.4449in" svg:y2="1.2102in"><text:p/></draw:line><draw:polygon draw:style-name="gr96" draw:text-style-name="P71" svg:width="0.0673in" svg:height="0.0941in" svg:x="0.6311in" svg:y="1.1457in" svg:viewBox="0 0 172 240" draw:points="0,0 172,173 35,240"><text:p/></draw:polygon><draw:line draw:style-name="gr97" draw:text-style-name="P70" svg:x1="0.7839in" svg:y1="1.4492in" svg:x2="0.6642in" svg:y2="1.2102in"><text:p/></draw:line><draw:polygon draw:style-name="gr98" draw:text-style-name="P71" svg:width="0.0673in" svg:height="0.0941in" svg:x="1.3283in" svg:y="1.1457in" svg:viewBox="0 0 172 240" draw:points="172,0 141,240 0,173"><text:p/></draw:polygon><draw:line draw:style-name="gr99" draw:text-style-name="P70" svg:x1="1.2433in" svg:y1="1.4492in" svg:x2="1.3642in" svg:y2="1.2102in"><text:p/></draw:line><draw:polygon draw:style-name="gr100" draw:text-style-name="P71" svg:width="0.0677in" svg:height="0.0941in" svg:x="1.55in" svg:y="1.1457in" svg:viewBox="0 0 173 240" draw:points="0,0 173,173 32,240"><text:p/></draw:polygon><draw:polygon draw:style-name="gr101" draw:text-style-name="P70" svg:width="0.0677in" svg:height="0.0941in" svg:x="1.55in" svg:y="1.1457in" svg:viewBox="0 0 173 240" draw:points="0,0 173,173 32,240"><text:p/></draw:polygon><draw:line draw:style-name="gr102" draw:text-style-name="P70" svg:x1="1.7031in" svg:y1="1.4492in" svg:x2="1.5823in" svg:y2="1.2102in"><text:p/></draw:line><draw:polygon draw:style-name="gr103" draw:text-style-name="P67" svg:width="0.7563in" svg:height="0.1524in" svg:x="0.7075in" svg:y="0.5339in" svg:viewBox="0 0 1922 388" draw:points="963,388 0,388 0,0 1922,0 1922,388"><text:p/></draw:polygon><draw:polygon draw:style-name="gr104" draw:text-style-name="P70" svg:width="0.7563in" svg:height="0.1524in" svg:x="0.7075in" svg:y="0.5339in" svg:viewBox="0 0 1922 388" draw:points="963,388 0,388 0,0 1922,0 1922,388"><text:p/></draw:polygon><draw:frame draw:style-name="gr105" draw:text-style-name="P69" svg:width="0.3323in" svg:height="0.1161in" svg:x="1.3102in" svg:y="1.0244in"><draw:text-box><text:p text:style-name="P68"><text:span text:style-name="T35">Hash23</text:span></text:p></draw:text-box></draw:frame><draw:polygon draw:style-name="gr106" draw:text-style-name="P71" svg:width="0.0787in" svg:height="0.0913in" svg:x="0.7811in" svg:y="0.6866in" svg:viewBox="0 0 201 233" draw:points="201,0 127,233 0,138"><text:p/></draw:polygon><draw:line draw:style-name="gr107" draw:text-style-name="P70" svg:x1="0.6311in" svg:y1="0.9929in" svg:x2="0.8169in" svg:y2="0.7457in"><text:p/></draw:line><draw:polygon draw:style-name="gr108" draw:text-style-name="P71" svg:width="0.0787in" svg:height="0.0913in" svg:x="1.1669in" svg:y="0.6866in" svg:viewBox="0 0 201 233" draw:points="0,0 201,138 78,233"><text:p/></draw:polygon><draw:line draw:style-name="gr109" draw:text-style-name="P70" svg:x1="1.3961in" svg:y1="0.9929in" svg:x2="1.2114in" svg:y2="0.7457in"><text:p/></draw:line><draw:polygon draw:style-name="gr110" draw:text-style-name="P67" svg:width="0.4591in" svg:height="0.1524in" svg:x="2.6492in" svg:y="0.9929in" svg:viewBox="0 0 1167 388" draw:points="585,388 0,388 0,0 1167,0 1167,388"><text:p/></draw:polygon><draw:polygon draw:style-name="gr111" draw:text-style-name="P70" svg:width="0.4591in" svg:height="0.1524in" svg:x="2.6492in" svg:y="0.9929in" svg:viewBox="0 0 1167 388" draw:points="585,388 0,388 0,0 1167,0 1167,388"><text:p/></draw:polygon><draw:frame draw:style-name="gr112" draw:text-style-name="P69" svg:width="0.6579in" svg:height="0.1161in" svg:x="0.7839in" svg:y="0.5634in"><draw:text-box><text:p text:style-name="P68"><text:span text:style-name="T35">Kořenový Hash</text:span></text:p></draw:text-box></draw:frame><draw:polygon draw:style-name="gr113" draw:text-style-name="P67" svg:width="0.3051in" svg:height="0.1524in" svg:x="3.4295in" svg:y="1.4496in" svg:viewBox="0 0 776 388" draw:points="388,388 0,388 0,0 776,0 776,388"><text:p/></draw:polygon><draw:polygon draw:style-name="gr114" draw:text-style-name="P70" svg:width="0.3051in" svg:height="0.1524in" svg:x="3.4295in" svg:y="1.4496in" svg:viewBox="0 0 776 388" draw:points="388,388 0,388 0,0 776,0 776,388"><text:p/></draw:polygon><draw:frame draw:style-name="gr115" draw:text-style-name="P69" svg:width="0.3323in" svg:height="0.1161in" svg:x="2.7134in" svg:y="1.0244in"><draw:text-box><text:p text:style-name="P68"><text:span text:style-name="T35">Hash01</text:span></text:p></draw:text-box></draw:frame><draw:polygon draw:style-name="gr116" draw:text-style-name="P67" svg:width="0.3067in" svg:height="0.1524in" svg:x="3.8878in" svg:y="1.8311in" svg:viewBox="0 0 780 388" draw:points="392,388 0,388 0,0 780,0 780,388"><text:p/></draw:polygon><draw:polygon draw:style-name="gr117" draw:text-style-name="P70" svg:width="0.3067in" svg:height="0.1524in" svg:x="3.8878in" svg:y="1.8311in" svg:viewBox="0 0 780 388" draw:points="392,388 0,388 0,0 780,0 780,388"><text:p/></draw:polygon><draw:frame draw:style-name="gr118" draw:text-style-name="P69" svg:width="0.2787in" svg:height="0.1161in" svg:x="3.4465in" svg:y="1.4772in"><draw:text-box><text:p text:style-name="P68"><text:span text:style-name="T35">Hash2</text:span></text:p></draw:text-box></draw:frame><draw:polygon draw:style-name="gr119" draw:text-style-name="P67" svg:width="0.4594in" svg:height="0.1524in" svg:x="3.5681in" svg:y="0.9929in" svg:viewBox="0 0 1168 388" draw:points="582,388 0,388 0,0 1168,0 1168,388"><text:p/></draw:polygon><draw:polygon draw:style-name="gr120" draw:text-style-name="P70" svg:width="0.4594in" svg:height="0.1524in" svg:x="3.5681in" svg:y="0.9929in" svg:viewBox="0 0 1168 388" draw:points="582,388 0,388 0,0 1168,0 1168,388"><text:p/></draw:polygon><draw:frame draw:style-name="gr121" draw:text-style-name="P69" svg:width="0.1614in" svg:height="0.1161in" svg:x="3.9638in" svg:y="1.8591in"><draw:text-box><text:p text:style-name="P68"><text:span text:style-name="T35">Tx3</text:span></text:p></draw:text-box></draw:frame><draw:polygon draw:style-name="gr122" draw:text-style-name="P71" svg:width="0.0677in" svg:height="0.0941in" svg:x="3.6531in" svg:y="1.1457in" svg:viewBox="0 0 173 240" draw:points="173,0 138,240 0,173"><text:p/></draw:polygon><draw:line draw:style-name="gr123" draw:text-style-name="P70" svg:x1="3.5681in" svg:y1="1.4492in" svg:x2="3.6874in" svg:y2="1.2102in"><text:p/></draw:line><draw:polygon draw:style-name="gr124" draw:text-style-name="P71" svg:width="0.0689in" svg:height="0.0941in" svg:x="3.8736in" svg:y="1.1457in" svg:viewBox="0 0 176 240" draw:points="0,0 176,173 35,240"><text:p/></draw:polygon><draw:line draw:style-name="gr125" draw:text-style-name="P70" svg:x1="4.0283in" svg:y1="1.4492in" svg:x2="3.9075in" svg:y2="1.2102in"><text:p/></draw:line><draw:polygon draw:style-name="gr126" draw:text-style-name="P67" svg:width="1.5098in" svg:height="0.687in" svg:x="2.7394in" svg:y="0.076in" svg:viewBox="0 0 3836 1746" draw:points="1920,1746 0,1746 0,0 3836,0 3836,1746"><text:p/></draw:polygon><draw:frame draw:style-name="gr127" draw:text-style-name="P69" svg:width="0.3323in" svg:height="0.1161in" svg:x="3.6291in" svg:y="1.0244in"><draw:text-box><text:p text:style-name="P68"><text:span text:style-name="T35">Hash23</text:span></text:p></draw:text-box></draw:frame><draw:polygon draw:style-name="gr128" draw:text-style-name="P67" svg:width="0.7673in" svg:height="0.1524in" svg:x="3.0465in" svg:y="0.5339in" svg:viewBox="0 0 1950 388" draw:points="973,388 0,388 0,0 1950,0 1950,388"><text:p/></draw:polygon><draw:polygon draw:style-name="gr129" draw:text-style-name="P70" svg:width="0.7673in" svg:height="0.1524in" svg:x="3.0465in" svg:y="0.5339in" svg:viewBox="0 0 1950 388" draw:points="973,388 0,388 0,0 1950,0 1950,388"><text:p/></draw:polygon><draw:frame draw:style-name="gr130" draw:text-style-name="P69" svg:width="1.3752in" svg:height="0.1161in" svg:x="2.8165in" svg:y="0.1252in"><draw:text-box><text:p text:style-name="P68"><text:span text:style-name="T35">Bloková hlavička (bloková Hash)</text:span></text:p></draw:text-box></draw:frame><draw:polygon draw:style-name="gr131" draw:text-style-name="P71" svg:width="0.0787in" svg:height="0.0913in" svg:x="3.1059in" svg:y="0.6866in" svg:viewBox="0 0 201 233" draw:points="201,0 124,233 0,138"><text:p/></draw:polygon><draw:line draw:style-name="gr132" draw:text-style-name="P70" svg:x1="2.9559in" svg:y1="0.9929in" svg:x2="3.1421in" svg:y2="0.7457in"><text:p/></draw:line><draw:polygon draw:style-name="gr133" draw:text-style-name="P71" svg:width="0.0787in" svg:height="0.0913in" svg:x="3.4917in" svg:y="0.6866in" svg:viewBox="0 0 201 233" draw:points="0,0 201,138 78,233"><text:p/></draw:polygon><draw:line draw:style-name="gr134" draw:text-style-name="P70" svg:x1="3.7213in" svg:y1="0.9929in" svg:x2="3.535in" svg:y2="0.7457in"><text:p/></draw:line><draw:frame draw:style-name="gr135" draw:text-style-name="P69" svg:width="0.6579in" svg:height="0.1161in" svg:x="3.1283in" svg:y="0.5634in"><draw:text-box><text:p text:style-name="P68"><text:span text:style-name="T35">Kořenový Hash</text:span></text:p></draw:text-box></draw:frame><draw:frame draw:style-name="gr136" draw:text-style-name="P69" svg:width="1.7378in" svg:height="0.1161in" svg:x="0.1693in" svg:y="2.1457in"><draw:text-box><text:p text:style-name="P68"><text:span text:style-name="T35">Transakce hashované v Merklově stromě</text:span></text:p></draw:text-box></draw:frame><draw:polygon draw:style-name="gr137" draw:text-style-name="P67" svg:width="0.7059in" svg:height="0.1524in" svg:x="2.8933in" svg:y="0.3047in" svg:viewBox="0 0 1794 388" draw:points="896,388 0,388 0,0 1794,0 1794,388"><text:p/></draw:polygon><draw:polygon draw:style-name="gr138" draw:text-style-name="P70" svg:width="0.7059in" svg:height="0.1524in" svg:x="2.8933in" svg:y="0.3047in" svg:viewBox="0 0 1794 388" draw:points="896,388 0,388 0,0 1794,0 1794,388"><text:p/></draw:polygon><draw:frame draw:style-name="gr139" draw:text-style-name="P69" svg:width="1.6539in" svg:height="0.1161in" svg:x="2.5535in" svg:y="2.1457in"><draw:text-box><text:p text:style-name="P68"><text:span text:style-name="T35">Po vyčištění bloku od starých transakcí</text:span></text:p></draw:text-box></draw:frame><draw:polygon draw:style-name="gr140" draw:text-style-name="P67" svg:width="0.4594in" svg:height="0.1524in" svg:x="3.661in" svg:y="0.3047in" svg:viewBox="0 0 1168 388" draw:points="582,388 0,388 0,0 1168,0 1168,388"><text:p/></draw:polygon><draw:polygon draw:style-name="gr141" draw:text-style-name="P70" svg:width="0.4594in" svg:height="0.1524in" svg:x="3.661in" svg:y="0.3047in" svg:viewBox="0 0 1168 388" draw:points="582,388 0,388 0,0 1168,0 1168,388"><text:p/></draw:polygon><draw:frame draw:style-name="gr142" draw:text-style-name="P69" svg:width="0.585in" svg:height="0.1161in" svg:x="2.9756in" svg:y="0.3327in"><draw:text-box><text:p text:style-name="P68"><text:span text:style-name="T35">Předch. Hash</text:span></text:p></draw:text-box></draw:frame><draw:polygon draw:style-name="gr143" draw:text-style-name="P67" svg:width="0.2929in" svg:height="0.1524in" svg:x="3.8878in" svg:y="1.4496in" svg:viewBox="0 0 745 388" draw:points="374,388 0,388 0,0 745,0 745,388"><text:p/></draw:polygon><draw:polygon draw:style-name="gr144" draw:text-style-name="P70" svg:width="0.2929in" svg:height="0.1524in" svg:x="3.8878in" svg:y="1.4496in" svg:viewBox="0 0 745 388" draw:points="374,388 0,388 0,0 745,0 745,388"><text:p/></draw:polygon><draw:frame draw:style-name="gr145" draw:text-style-name="P69" svg:width="0.2835in" svg:height="0.1161in" svg:x="3.748in" svg:y="0.3327in"><draw:text-box><text:p text:style-name="P68"><text:span text:style-name="T35">Nonce</text:span></text:p></draw:text-box></draw:frame><draw:polygon draw:style-name="gr146" draw:text-style-name="P67" svg:width="0.3067in" svg:height="0.1524in" svg:x="0.1713in" svg:y="1.8311in" svg:viewBox="0 0 780 388" draw:points="391,388 0,388 0,0 780,0 780,388"><text:p/></draw:polygon><draw:polygon draw:style-name="gr147" draw:text-style-name="P70" svg:width="0.3067in" svg:height="0.1524in" svg:x="0.1713in" svg:y="1.8311in" svg:viewBox="0 0 780 388" draw:points="391,388 0,388 0,0 780,0 780,388"><text:p/></draw:polygon><draw:frame draw:style-name="gr148" draw:text-style-name="P69" svg:width="0.2787in" svg:height="0.1161in" svg:x="3.8929in" svg:y="1.4772in"><draw:text-box><text:p text:style-name="P68"><text:span text:style-name="T35">Hash3</text:span></text:p></draw:text-box></draw:frame><draw:polygon draw:style-name="gr149" draw:text-style-name="P67" svg:width="0.3063in" svg:height="0.1524in" svg:x="0.6311in" svg:y="1.8311in" svg:viewBox="0 0 779 388" draw:points="388,388 0,388 0,0 779,0 779,388"><text:p/></draw:polygon><draw:polygon draw:style-name="gr150" draw:text-style-name="P70" svg:width="0.3063in" svg:height="0.1524in" svg:x="0.6311in" svg:y="1.8311in" svg:viewBox="0 0 779 388" draw:points="388,388 0,388 0,0 779,0 779,388"><text:p/></draw:polygon><draw:frame draw:style-name="gr151" draw:text-style-name="P69" svg:width="0.1614in" svg:height="0.1161in" svg:x="0.25in" svg:y="1.8591in"><draw:text-box><text:p text:style-name="P68"><text:span text:style-name="T35">Tx0</text:span></text:p></draw:text-box></draw:frame><draw:polygon draw:style-name="gr152" draw:text-style-name="P67" svg:width="0.3051in" svg:height="0.1524in" svg:x="1.0906in" svg:y="1.8311in" svg:viewBox="0 0 776 388" draw:points="388,388 0,388 0,0 776,0 776,388"><text:p/></draw:polygon><draw:polygon draw:style-name="gr153" draw:text-style-name="P70" svg:width="0.3051in" svg:height="0.1524in" svg:x="1.0906in" svg:y="1.8311in" svg:viewBox="0 0 776 388" draw:points="388,388 0,388 0,0 776,0 776,388"><text:p/></draw:polygon><draw:frame draw:style-name="gr154" draw:text-style-name="P69" svg:width="0.1614in" svg:height="0.1161in" svg:x="0.7047in" svg:y="1.8591in"><draw:text-box><text:p text:style-name="P68"><text:span text:style-name="T35">Tx1</text:span></text:p></draw:text-box></draw:frame><draw:polygon draw:style-name="gr155" draw:text-style-name="P67" svg:width="0.3051in" svg:height="0.1524in" svg:x="1.55in" svg:y="1.8311in" svg:viewBox="0 0 776 388" draw:points="388,388 0,388 0,0 776,0 776,388"><text:p/></draw:polygon><draw:polygon draw:style-name="gr156" draw:text-style-name="P70" svg:width="0.3051in" svg:height="0.1524in" svg:x="1.55in" svg:y="1.8311in" svg:viewBox="0 0 776 388" draw:points="388,388 0,388 0,0 776,0 776,388"><text:p/></draw:polygon><draw:frame draw:style-name="gr157" draw:text-style-name="P69" svg:width="0.1614in" svg:height="0.1161in" svg:x="1.1665in" svg:y="1.8591in"><draw:text-box><text:p text:style-name="P68"><text:span text:style-name="T35">Tx2</text:span></text:p></draw:text-box></draw:frame><draw:polygon draw:style-name="gr158" draw:text-style-name="P71" svg:width="0.0606in" svg:height="0.0913in" svg:x="0.2949in" svg:y="1.6024in" svg:viewBox="0 0 155 233" draw:points="77,0 155,233 0,233"><text:p/></draw:polygon><draw:line draw:style-name="gr159" draw:text-style-name="P70" svg:x1="0.3252in" svg:y1="1.8315in" svg:x2="0.3252in" svg:y2="1.676in"><text:p/></draw:line><draw:polygon draw:style-name="gr160" draw:text-style-name="P71" svg:width="0.0606in" svg:height="0.0913in" svg:x="0.7528in" svg:y="1.6024in" svg:viewBox="0 0 155 233" draw:points="78,0 155,233 0,233"><text:p/></draw:polygon><draw:line draw:style-name="gr161" draw:text-style-name="P70" svg:x1="0.7839in" svg:y1="1.8315in" svg:x2="0.7839in" svg:y2="1.676in"><text:p/></draw:line><draw:polygon draw:style-name="gr162" draw:text-style-name="P71" svg:width="0.0606in" svg:height="0.0913in" svg:x="1.213in" svg:y="1.6024in" svg:viewBox="0 0 155 233" draw:points="77,0 155,233 0,233"><text:p/></draw:polygon><draw:line draw:style-name="gr163" draw:text-style-name="P70" svg:x1="1.2433in" svg:y1="1.8315in" svg:x2="1.2433in" svg:y2="1.676in"><text:p/></draw:line><draw:polygon draw:style-name="gr164" draw:text-style-name="P71" svg:width="0.061in" svg:height="0.0913in" svg:x="1.6724in" svg:y="1.6024in" svg:viewBox="0 0 156 233" draw:points="78,0 156,233 0,233"><text:p/></draw:polygon><draw:line draw:style-name="gr165" draw:text-style-name="P70" svg:x1="1.7028in" svg:y1="1.8315in" svg:x2="1.7028in" svg:y2="1.676in"><text:p/></draw:line><draw:polygon draw:style-name="gr166" draw:text-style-name="P71" svg:width="0.061in" svg:height="0.0913in" svg:x="4.0114in" svg:y="1.6024in" svg:viewBox="0 0 156 233" draw:points="78,0 156,233 0,233"><text:p/></draw:polygon><draw:line draw:style-name="gr167" draw:text-style-name="P70" svg:x1="4.0417in" svg:y1="1.8315in" svg:x2="4.0417in" svg:y2="1.676in"><text:p/></draw:line><draw:frame draw:style-name="gr168" draw:text-style-name="P69" svg:width="0.1614in" svg:height="0.1161in" svg:x="1.6217in" svg:y="1.8591in"><draw:text-box><text:p text:style-name="P68"><text:span text:style-name="T35">Tx3</text:span></text:p></draw:text-box></draw:frame></draw:g></text:p>
      <text:p text:style-name="P46">Hlavička bloku bez transakcí zabírá zhruba 80 bytů. Pokud předpokládáme nový blok každých 10 minut, znamená to 80 bytů * 6 * 24 * 365 = 4.2 MB ročně. S počítačovými systémy prodávanými v roce 2008 typicky s 2 GB RAM, Moorovým zákonem předpovídajícím současný růst 1.2 GB ročně, by s úložištěm neměl být problém i kdyby hlavičky bloků byly uloženy v operační paměti.</text:p>
      <text:h text:style-name="P58" text:outline-level="2"><text:span text:style-name="T7">8</text:span><text:span text:style-name="T5">. <text:s text:c="3"/></text:span><text:span text:style-name="T13">Zjednodušená kontrola plateb</text:span></text:h>
      <text:p text:style-name="P6">Ověřit platby je možné i bez provozu úplného uzlu. Uživatel pouze potřebuje kopii hlaviček nejdelšího řetězce s platným důkazem-o-práci, který může získat dotazováním ostatních uzlů v síti po dobu než se přesvědčí, že se skutečně jedná o nejdelší. Vyžádá si také větev Merklova stromu bloku, která dokazuje, že hash transakce je součástí blokové hashe. Sámotnou platnost transakce sice ověřit nelze, ale fakt, že transakce byla zařazena do bloku, jehož hlavička je součástí aktuálního řetězce hlaviček signalizuje, že jí síť přijala.</text:p>
      <text:p text:style-name="P14"><draw:g text:anchor-type="as-char" draw:z-index="10" draw:name="Shape4" draw:style-name="gr28"><draw:polygon draw:style-name="gr34" draw:text-style-name="P67" svg:width="0.4732in" svg:height="0.1579in" svg:x="1.7417in" svg:y="1.1433in" svg:viewBox="0 0 1203 402" draw:points="603,402 0,402 0,0 1203,0 1203,402"><text:p/></draw:polygon><draw:polygon draw:style-name="gr35" draw:text-style-name="P70" svg:width="0.4732in" svg:height="0.1579in" svg:x="1.7417in" svg:y="1.1433in" svg:viewBox="0 0 1203 402" draw:points="603,402 0,402 0,0 1203,0 1203,402"><text:p/></draw:polygon><draw:polygon draw:style-name="gr34" draw:text-style-name="P67" svg:width="0.3941in" svg:height="0.1579in" svg:x="2.4528in" svg:y="1.6169in" svg:viewBox="0 0 1002 402" draw:points="501,402 0,402 0,0 1002,0 1002,402"><text:p/></draw:polygon><draw:polygon draw:style-name="gr35" draw:text-style-name="P70" svg:width="0.3941in" svg:height="0.1579in" svg:x="2.4528in" svg:y="1.6169in" svg:viewBox="0 0 1002 402" draw:points="501,402 0,402 0,0 1002,0 1002,402"><text:p/></draw:polygon><draw:frame draw:style-name="gr52" draw:text-style-name="P69" svg:width="0.3425in" svg:height="0.1197in" svg:x="1.8098in" svg:y="1.1752in"><draw:text-box><text:p text:style-name="P68"><text:span text:style-name="T34">Hash01</text:span></text:p></draw:text-box></draw:frame><draw:polygon draw:style-name="gr34" draw:text-style-name="P67" svg:width="0.3957in" svg:height="0.1579in" svg:x="3.0039in" svg:y="1.6169in" svg:viewBox="0 0 1006 402" draw:points="505,402 0,402 0,0 1006,0 1006,402"><text:p/></draw:polygon><draw:polygon draw:style-name="gr53" draw:text-style-name="P70" svg:width="0.3957in" svg:height="0.1579in" svg:x="3.0039in" svg:y="1.6169in" svg:viewBox="0 0 1006 402" draw:points="505,402 0,402 0,0 1006,0 1006,402"><text:p/></draw:polygon><draw:frame draw:style-name="gr54" draw:text-style-name="P69" svg:width="0.287in" svg:height="0.1197in" svg:x="2.5083in" svg:y="1.6528in"><draw:text-box><text:p text:style-name="P68"><text:span text:style-name="T34">Hash2</text:span></text:p></draw:text-box></draw:frame><draw:polygon draw:style-name="gr55" draw:text-style-name="P67" svg:width="0.4732in" svg:height="0.1579in" svg:x="2.689in" svg:y="1.1433in" svg:viewBox="0 0 1203 402" draw:points="603,402 0,402 0,0 1203,0 1203,402"><text:p/></draw:polygon><draw:polygon draw:style-name="gr53" draw:text-style-name="P70" svg:width="0.4732in" svg:height="0.1579in" svg:x="2.689in" svg:y="1.1433in" svg:viewBox="0 0 1203 402" draw:points="603,402 0,402 0,0 1203,0 1203,402"><text:p/></draw:polygon><draw:frame draw:style-name="gr54" draw:text-style-name="P69" svg:width="0.287in" svg:height="0.1197in" svg:x="3.0598in" svg:y="1.6528in"><draw:text-box><text:p text:style-name="P68"><text:span text:style-name="T34">Hash3</text:span></text:p></draw:text-box></draw:frame><draw:polygon draw:style-name="gr56" draw:text-style-name="P71" svg:width="0.0705in" svg:height="0.0984in" svg:x="2.7764in" svg:y="1.302in" svg:viewBox="0 0 180 251" draw:points="180,0 145,251 0,180"><text:p/></draw:polygon><draw:line draw:style-name="gr38" draw:text-style-name="P70" svg:x1="2.689in" svg:y1="1.6169in" svg:x2="2.8126in" svg:y2="1.3697in"><text:p/></draw:line><draw:polygon draw:style-name="gr37" draw:text-style-name="P71" svg:width="0.0705in" svg:height="0.0984in" svg:x="3.0039in" svg:y="1.302in" svg:viewBox="0 0 180 251" draw:points="0,0 180,180 39,251"><text:p/></draw:polygon><draw:line draw:style-name="gr38" draw:text-style-name="P70" svg:x1="3.1626in" svg:y1="1.6169in" svg:x2="3.039in" svg:y2="1.3697in"><text:p/></draw:line><draw:polygon draw:style-name="gr29" draw:text-style-name="P67" svg:width="1.4205in" svg:height="0.7106in" svg:x="1.8209in" svg:y="0.1961in" svg:viewBox="0 0 3609 1806" draw:points="1803,1806 0,1806 0,0 3609,0 3609,1806"><text:p/></draw:polygon><draw:frame draw:style-name="gr52" draw:text-style-name="P69" svg:width="0.3425in" svg:height="0.1197in" svg:x="2.7555in" svg:y="1.1752in"><draw:text-box><text:p text:style-name="P68"><text:span text:style-name="T34">Hash23</text:span></text:p></draw:text-box></draw:frame><draw:polygon draw:style-name="gr34" draw:text-style-name="P67" svg:width="0.6945in" svg:height="0.1579in" svg:x="2.122in" svg:y="0.6697in" svg:viewBox="0 0 1765 402" draw:points="881,402 0,402 0,0 1765,0 1765,402"><text:p/></draw:polygon><draw:polygon draw:style-name="gr35" draw:text-style-name="P70" svg:width="0.6945in" svg:height="0.1579in" svg:x="2.122in" svg:y="0.6697in" svg:viewBox="0 0 1765 402" draw:points="881,402 0,402 0,0 1765,0 1765,402"><text:p/></draw:polygon><draw:frame draw:style-name="gr57" draw:text-style-name="P69" svg:width="0.6343in" svg:height="0.1197in" svg:x="1.9in" svg:y="0.2555in"><draw:text-box><text:p text:style-name="P68"><text:span text:style-name="T34">Hlavička bloku</text:span></text:p></draw:text-box></draw:frame><draw:polygon draw:style-name="gr37" draw:text-style-name="P71" svg:width="0.0815in" svg:height="0.0941in" svg:x="2.2126in" svg:y="0.8283in" svg:viewBox="0 0 208 240" draw:points="208,0 127,240 0,145"><text:p/></draw:polygon><draw:line draw:style-name="gr38" draw:text-style-name="P70" svg:x1="2.0571in" svg:y1="1.1433in" svg:x2="2.2484in" svg:y2="0.889in"><text:p/></draw:line><draw:polygon draw:style-name="gr37" draw:text-style-name="P71" svg:width="0.0815in" svg:height="0.0941in" svg:x="2.6098in" svg:y="0.8283in" svg:viewBox="0 0 208 240" draw:points="0,0 208,145 81,240"><text:p/></draw:polygon><draw:line draw:style-name="gr38" draw:text-style-name="P70" svg:x1="2.8472in" svg:y1="1.1433in" svg:x2="2.6555in" svg:y2="0.889in"><text:p/></draw:line><draw:polygon draw:style-name="gr34" draw:text-style-name="P67" svg:width="0.6303in" svg:height="0.1567in" svg:x="1.9791in" svg:y="0.4339in" svg:viewBox="0 0 1602 399" draw:points="801,399 0,399 0,0 1602,0 1602,399"><text:p/></draw:polygon><draw:polygon draw:style-name="gr35" draw:text-style-name="P70" svg:width="0.6303in" svg:height="0.1567in" svg:x="1.9791in" svg:y="0.4339in" svg:viewBox="0 0 1602 399" draw:points="801,399 0,399 0,0 1602,0 1602,399"><text:p/></draw:polygon><draw:frame draw:style-name="gr58" draw:text-style-name="P69" svg:width="0.6189in" svg:height="0.1197in" svg:x="2.1709in" svg:y="0.6984in"><draw:text-box><text:p text:style-name="P68"><text:span text:style-name="T34">Merklův kořen</text:span></text:p></draw:text-box></draw:frame><draw:polygon draw:style-name="gr34" draw:text-style-name="P67" svg:width="0.4732in" svg:height="0.1567in" svg:x="2.689in" svg:y="0.4339in" svg:viewBox="0 0 1203 399" draw:points="603,399 0,399 0,0 1203,0 1203,399"><text:p/></draw:polygon><draw:polygon draw:style-name="gr35" draw:text-style-name="P70" svg:width="0.4732in" svg:height="0.1567in" svg:x="2.689in" svg:y="0.4339in" svg:viewBox="0 0 1203 399" draw:points="603,399 0,399 0,0 1203,0 1203,399"><text:p/></draw:polygon><draw:frame draw:style-name="gr59" draw:text-style-name="P69" svg:width="0.5823in" svg:height="0.1197in" svg:x="2.0035in" svg:y="0.461in"><draw:text-box><text:p text:style-name="P68"><text:span text:style-name="T34">Předch. hash</text:span></text:p></draw:text-box></draw:frame><draw:polygon draw:style-name="gr29" draw:text-style-name="P67" svg:width="1.4205in" svg:height="0.7106in" svg:x="0.1669in" svg:y="0.1783in" svg:viewBox="0 0 3609 1806" draw:points="1806,1806 0,1806 0,0 3609,0 3609,1806"><text:p/></draw:polygon><draw:frame draw:style-name="gr60" draw:text-style-name="P69" svg:width="0.2878in" svg:height="0.1197in" svg:x="2.7791in" svg:y="0.461in"><draw:text-box><text:p text:style-name="P68"><text:span text:style-name="T34">Nonce</text:span></text:p></draw:text-box></draw:frame><draw:polygon draw:style-name="gr34" draw:text-style-name="P67" svg:width="0.7165in" svg:height="0.1579in" svg:x="0.45in" svg:y="0.6697in" svg:viewBox="0 0 1821 402" draw:points="912,402 0,402 0,0 1821,0 1821,402"><text:p/></draw:polygon><draw:polygon draw:style-name="gr35" draw:text-style-name="P70" svg:width="0.7165in" svg:height="0.1579in" svg:x="0.45in" svg:y="0.6697in" svg:viewBox="0 0 1821 402" draw:points="912,402 0,402 0,0 1821,0 1821,402"><text:p/></draw:polygon><draw:frame draw:style-name="gr57" draw:text-style-name="P69" svg:width="0.6343in" svg:height="0.1197in" svg:x="0.239in" svg:y="0.2555in"><draw:text-box><text:p text:style-name="P68"><text:span text:style-name="T34">Hlavička bloku</text:span></text:p></draw:text-box></draw:frame><draw:polygon draw:style-name="gr34" draw:text-style-name="P67" svg:width="0.6315in" svg:height="0.1567in" svg:x="0.3071in" svg:y="0.4339in" svg:viewBox="0 0 1605 399" draw:points="800,399 0,399 0,0 1605,0 1605,399"><text:p/></draw:polygon><draw:polygon draw:style-name="gr35" draw:text-style-name="P70" svg:width="0.6315in" svg:height="0.1567in" svg:x="0.3071in" svg:y="0.4339in" svg:viewBox="0 0 1605 399" draw:points="800,399 0,399 0,0 1605,0 1605,399"><text:p/></draw:polygon><draw:frame draw:style-name="gr58" draw:text-style-name="P69" svg:width="0.6189in" svg:height="0.1197in" svg:x="0.5016in" svg:y="0.6984in"><draw:text-box><text:p text:style-name="P68"><text:span text:style-name="T34">Merklův kořen</text:span></text:p></draw:text-box></draw:frame><draw:polygon draw:style-name="gr34" draw:text-style-name="P67" svg:width="0.4732in" svg:height="0.1567in" svg:x="1.0165in" svg:y="0.4339in" svg:viewBox="0 0 1203 399" draw:points="603,399 0,399 0,0 1203,0 1203,399"><text:p/></draw:polygon><draw:polygon draw:style-name="gr35" draw:text-style-name="P70" svg:width="0.4732in" svg:height="0.1567in" svg:x="1.0165in" svg:y="0.4339in" svg:viewBox="0 0 1203 399" draw:points="603,399 0,399 0,0 1203,0 1203,399"><text:p/></draw:polygon><draw:frame draw:style-name="gr59" draw:text-style-name="P69" svg:width="0.5823in" svg:height="0.1197in" svg:x="0.3362in" svg:y="0.4626in"><draw:text-box><text:p text:style-name="P68"><text:span text:style-name="T34">Předch. hash</text:span></text:p></draw:text-box></draw:frame><draw:polygon draw:style-name="gr29" draw:text-style-name="P67" svg:width="1.4205in" svg:height="0.7106in" svg:x="3.4776in" svg:y="0.1961in" svg:viewBox="0 0 3609 1806" draw:points="1807,1806 0,1806 0,0 3609,0 3609,1806"><text:p/></draw:polygon><draw:frame draw:style-name="gr60" draw:text-style-name="P69" svg:width="0.2878in" svg:height="0.1197in" svg:x="1.1098in" svg:y="0.461in"><draw:text-box><text:p text:style-name="P68"><text:span text:style-name="T34">Nonce</text:span></text:p></draw:text-box></draw:frame><draw:polygon draw:style-name="gr34" draw:text-style-name="P67" svg:width="0.6858in" svg:height="0.1579in" svg:x="3.7807in" svg:y="0.6697in" svg:viewBox="0 0 1743 402" draw:points="871,402 0,402 0,0 1743,0 1743,402"><text:p/></draw:polygon><draw:polygon draw:style-name="gr35" draw:text-style-name="P70" svg:width="0.6858in" svg:height="0.1579in" svg:x="3.7807in" svg:y="0.6697in" svg:viewBox="0 0 1743 402" draw:points="871,402 0,402 0,0 1743,0 1743,402"><text:p/></draw:polygon><draw:frame draw:style-name="gr57" draw:text-style-name="P69" svg:width="0.6343in" svg:height="0.1197in" svg:x="3.5528in" svg:y="0.2555in"><draw:text-box><text:p text:style-name="P68"><text:span text:style-name="T34">Hlavička bloku</text:span></text:p></draw:text-box></draw:frame><draw:polygon draw:style-name="gr34" draw:text-style-name="P67" svg:width="0.6315in" svg:height="0.1567in" svg:x="3.6362in" svg:y="0.4339in" svg:viewBox="0 0 1605 399" draw:points="800,399 0,399 0,0 1605,0 1605,399"><text:p/></draw:polygon><draw:polygon draw:style-name="gr35" draw:text-style-name="P70" svg:width="0.6315in" svg:height="0.1567in" svg:x="3.6362in" svg:y="0.4339in" svg:viewBox="0 0 1605 399" draw:points="800,399 0,399 0,0 1605,0 1605,399"><text:p/></draw:polygon><draw:frame draw:style-name="gr58" draw:text-style-name="P69" svg:width="0.6189in" svg:height="0.1197in" svg:x="3.8173in" svg:y="0.6984in"><draw:text-box><text:p text:style-name="P68"><text:span text:style-name="T34">Merklův kořen</text:span></text:p></draw:text-box></draw:frame><draw:polygon draw:style-name="gr34" draw:text-style-name="P67" svg:width="0.4732in" svg:height="0.1567in" svg:x="4.3472in" svg:y="0.4339in" svg:viewBox="0 0 1203 399" draw:points="600,399 0,399 0,0 1203,0 1203,399"><text:p/></draw:polygon><draw:polygon draw:style-name="gr35" draw:text-style-name="P70" svg:width="0.4732in" svg:height="0.1567in" svg:x="4.3472in" svg:y="0.4339in" svg:viewBox="0 0 1203 399" draw:points="600,399 0,399 0,0 1203,0 1203,399"><text:p/></draw:polygon><draw:frame draw:style-name="gr59" draw:text-style-name="P69" svg:width="0.5823in" svg:height="0.1197in" svg:x="3.6709in" svg:y="0.4661in"><draw:text-box><text:p text:style-name="P68"><text:span text:style-name="T34">Předch. hash</text:span></text:p></draw:text-box></draw:frame><draw:polygon draw:style-name="gr37" draw:text-style-name="P71" svg:width="0.0941in" svg:height="0.0622in" svg:x="3.5417in" svg:y="0.4811in" svg:viewBox="0 0 240 159" draw:points="240,81 0,159 0,0"><text:p/></draw:polygon><draw:line draw:style-name="gr38" draw:text-style-name="P70" svg:x1="3.2417in" svg:y1="0.5126in" svg:x2="3.561in" svg:y2="0.5126in"><text:p/></draw:line><draw:polygon draw:style-name="gr37" draw:text-style-name="P71" svg:width="0.0941in" svg:height="0.0622in" svg:x="1.8846in" svg:y="0.4811in" svg:viewBox="0 0 240 159" draw:points="240,81 0,159 0,0"><text:p/></draw:polygon><draw:line draw:style-name="gr38" draw:text-style-name="P70" svg:x1="1.5835in" svg:y1="0.5126in" svg:x2="1.9028in" svg:y2="0.5126in"><text:p/></draw:line><draw:polygon draw:style-name="gr37" draw:text-style-name="P71" svg:width="0.0941in" svg:height="0.0622in" svg:x="5.0417in" svg:y="0.4811in" svg:viewBox="0 0 240 159" draw:points="240,81 0,159 0,0"><text:p/></draw:polygon><draw:line draw:style-name="gr38" draw:text-style-name="P70" svg:x1="4.8984in" svg:y1="0.5126in" svg:x2="5.0598in" svg:y2="0.5126in"><text:p/></draw:line><draw:polygon draw:style-name="gr37" draw:text-style-name="P71" svg:width="0.0941in" svg:height="0.0622in" svg:x="0.2126in" svg:y="0.4811in" svg:viewBox="0 0 240 159" draw:points="240,81 0,159 0,0"><text:p/></draw:polygon><draw:line draw:style-name="gr38" draw:text-style-name="P70" svg:x1="0.0055in" svg:y1="0.5126in" svg:x2="0.2457in" svg:y2="0.5126in"><text:p/></draw:line><draw:frame draw:style-name="gr60" draw:text-style-name="P69" svg:width="0.2878in" svg:height="0.1197in" svg:x="4.4402in" svg:y="0.461in"><draw:text-box><text:p text:style-name="P68"><text:span text:style-name="T34">Nonce</text:span></text:p></draw:text-box></draw:frame><draw:frame draw:style-name="gr61" draw:text-style-name="P69" svg:width="1.3598in" svg:height="0.1197in" svg:x="3.3138in" svg:y="1.389in"><draw:text-box><text:p text:style-name="P68"><text:span text:style-name="T34">Větev Merklova stromu pro Tx3</text:span></text:p></draw:text-box></draw:frame><draw:polygon draw:style-name="gr34" draw:text-style-name="P67" svg:width="0.3161in" svg:height="0.1579in" svg:x="3.0835in" svg:y="2.0114in" svg:viewBox="0 0 804 402" draw:points="402,402 0,402 0,0 804,0 804,402"><text:p/></draw:polygon><draw:polygon draw:style-name="gr35" draw:text-style-name="P70" svg:width="0.3161in" svg:height="0.1579in" svg:x="3.0835in" svg:y="2.0114in" svg:viewBox="0 0 804 402" draw:points="402,402 0,402 0,0 804,0 804,402"><text:p/></draw:polygon><draw:frame draw:style-name="gr62" draw:text-style-name="P69" svg:width="1.8248in" svg:height="0.1197in" svg:x="0in" svg:y="0in"><draw:text-box><text:p text:style-name="P68"><text:span text:style-name="T34">Řetězec s největší naakumulovanou prací</text:span></text:p></draw:text-box></draw:frame><draw:polygon draw:style-name="gr37" draw:text-style-name="P71" svg:width="0.0634in" svg:height="0.0941in" svg:x="3.2098in" svg:y="1.7756in" svg:viewBox="0 0 162 240" draw:points="81,0 162,240 0,240"><text:p/></draw:polygon><draw:line draw:style-name="gr38" draw:text-style-name="P70" svg:x1="3.2417in" svg:y1="2.0114in" svg:x2="3.2417in" svg:y2="1.8504in"><text:p/></draw:line><draw:frame draw:style-name="gr63" draw:text-style-name="P69" svg:width="0.1661in" svg:height="0.1197in" svg:x="3.1583in" svg:y="2.0472in"><draw:text-box><text:p text:style-name="P68"><text:span text:style-name="T34">Tx3</text:span></text:p></draw:text-box></draw:frame></draw:g></text:p>
      <text:p text:style-name="P6">Kontrola jako taková je spolehlivá pokud je síť v rukou čestných uzlů. Zatímco <text:span text:style-name="T29">plně validované </text:span>uzly si mohou transakce ověřit samy, lehká kontrola může být manipulována uměle vytvořenými transakcemi po dobu kdy útočník přemůže zbytek sítě. Jedna z možností, jak tuto situaci řešit, je zavést systém, kterým čestné plné uzly varují lehký uzel v případě, že detekují v síti neplatný blok, a přimějí lehký uzel ke stažení všech pochybných transakcí a jejich ověření. Podniky, které přijímají mnoho plateb však pravděpodobně budou chtít stále provozovat pln<text:span text:style-name="T29">ě validovaný</text:span> uzel, který nabízí nezávislost a vyšší rychlost ověření.</text:p>
      <text:h text:style-name="P58" text:outline-level="2"><text:soft-page-break/><text:span text:style-name="T7">9</text:span><text:span text:style-name="T5">. <text:s text:c="3"/></text:span><text:span text:style-name="T7">Spojování a rozdělování hodnot mincí</text:span></text:h>
      <text:p text:style-name="P5">Zpracovávat mince po jedné je sice možné, je ale nepraktické převádět každou jednotku ve zvláštní transakci. Aby bylo možné hodnotu dělit či spojovat, transakce budou obsahovat vícero vstupů a výstupů. Typicky bude jeden vstup z větší předchozí transakce nebo vícero vstupů z menších transakcí a nanejvýš dva výstupy: jeden reprezentující platbu a druhý jako přebytek vracející se zpět k odesílateli.</text:p>
      <text:p text:style-name="P41"><draw:g text:anchor-type="as-char" draw:z-index="12" draw:name="Shape5" draw:style-name="gr64"><draw:polygon draw:style-name="gr169" draw:text-style-name="P67" svg:width="1.0362in" svg:height="0.9205in" svg:x="0.3083in" svg:y="-0.0004in" svg:viewBox="0 0 2633 2339" draw:points="1317,2339 0,2339 0,0 2633,0 2633,2339"><text:p/></draw:polygon><draw:polygon draw:style-name="gr170" draw:text-style-name="P67" svg:width="0.3319in" svg:height="0.1535in" svg:x="0.4626in" svg:y="0.4602in" svg:viewBox="0 0 844 391" draw:points="423,391 0,391 0,0 844,0 844,391"><text:p/></draw:polygon><draw:polygon draw:style-name="gr171" draw:text-style-name="P70" svg:width="0.3319in" svg:height="0.1535in" svg:x="0.4626in" svg:y="0.4602in" svg:viewBox="0 0 844 391" draw:points="423,391 0,391 0,0 844,0 844,391"><text:p/></draw:polygon><draw:frame draw:style-name="gr172" draw:text-style-name="P69" svg:width="0.4988in" svg:height="0.1161in" svg:x="0.3846in" svg:y="0.0382in"><draw:text-box><text:p text:style-name="P68"><text:span text:style-name="T35">Transaction</text:span></text:p></draw:text-box></draw:frame><draw:polygon draw:style-name="gr173" draw:text-style-name="P67" svg:width="0.3319in" svg:height="0.1539in" svg:x="0.4626in" svg:y="0.6902in" svg:viewBox="0 0 844 392" draw:points="423,392 0,392 0,0 844,0 844,392"><text:p/></draw:polygon><draw:polygon draw:style-name="gr174" draw:text-style-name="P70" svg:width="0.3319in" svg:height="0.1539in" svg:x="0.4626in" svg:y="0.6902in" svg:viewBox="0 0 844 392" draw:points="423,392 0,392 0,0 844,0 844,392"><text:p/></draw:polygon><draw:frame draw:style-name="gr175" draw:text-style-name="P69" svg:width="0.2461in" svg:height="0.1161in" svg:x="0.498in" svg:y="0.4866in"><draw:text-box><text:p text:style-name="P68"><text:span text:style-name="T35">Vstup</text:span></text:p></draw:text-box></draw:frame><draw:polygon draw:style-name="gr176" draw:text-style-name="P67" svg:width="0.3319in" svg:height="0.1524in" svg:x="0.4626in" svg:y="0.2311in" svg:viewBox="0 0 844 388" draw:points="423,388 0,388 0,0 844,0 844,388"><text:p/></draw:polygon><draw:polygon draw:style-name="gr177" draw:text-style-name="P70" svg:width="0.3319in" svg:height="0.1524in" svg:x="0.4626in" svg:y="0.2311in" svg:viewBox="0 0 844 388" draw:points="423,388 0,388 0,0 844,0 844,388"><text:p/></draw:polygon><draw:frame draw:style-name="gr178" draw:text-style-name="P69" svg:width="0.1378in" svg:height="0.1161in" svg:x="0.5709in" svg:y="0.7173in"><draw:text-box><text:p text:style-name="P68"><text:span text:style-name="T35">...</text:span></text:p></draw:text-box></draw:frame><draw:polygon draw:style-name="gr179" draw:text-style-name="P67" svg:width="0.3972in" svg:height="0.1524in" svg:x="0.8472in" svg:y="0.2311in" svg:viewBox="0 0 1010 388" draw:points="508,388 0,388 0,0 1010,0 1010,388"><text:p/></draw:polygon><draw:polygon draw:style-name="gr180" draw:text-style-name="P70" svg:width="0.3972in" svg:height="0.1524in" svg:x="0.8472in" svg:y="0.2311in" svg:viewBox="0 0 1010 388" draw:points="508,388 0,388 0,0 1010,0 1010,388"><text:p/></draw:polygon><draw:frame draw:style-name="gr181" draw:text-style-name="P69" svg:width="0.2461in" svg:height="0.1161in" svg:x="0.498in" svg:y="0.2681in"><draw:text-box><text:p text:style-name="P68"><text:span text:style-name="T35">Vstup</text:span></text:p></draw:text-box></draw:frame><draw:polygon draw:style-name="gr182" draw:text-style-name="P67" svg:width="0.3972in" svg:height="0.1535in" svg:x="0.8472in" svg:y="0.4602in" svg:viewBox="0 0 1010 391" draw:points="508,391 0,391 0,0 1010,0 1010,391"><text:p/></draw:polygon><draw:polygon draw:style-name="gr183" draw:text-style-name="P70" svg:width="0.3972in" svg:height="0.1535in" svg:x="0.8472in" svg:y="0.4602in" svg:viewBox="0 0 1010 391" draw:points="508,391 0,391 0,0 1010,0 1010,391"><text:p/></draw:polygon><draw:frame draw:style-name="gr184" draw:text-style-name="P69" svg:width="0.2925in" svg:height="0.1161in" svg:x="0.8835in" svg:y="0.2681in"><draw:text-box><text:p text:style-name="P68"><text:span text:style-name="T35">Výstup</text:span></text:p></draw:text-box></draw:frame><draw:polygon draw:style-name="gr185" draw:text-style-name="P71" svg:width="0.0925in" svg:height="0.0606in" svg:x="0.3697in" svg:y="0.276in" svg:viewBox="0 0 236 155" draw:points="236,78 0,155 0,0"><text:p/></draw:polygon><draw:line draw:style-name="gr186" draw:text-style-name="P70" svg:x1="0in" svg:y1="0.3075in" svg:x2="0.389in" svg:y2="0.3075in"><text:p/></draw:line><draw:polygon draw:style-name="gr187" draw:text-style-name="P71" svg:width="0.0925in" svg:height="0.0606in" svg:x="0.3697in" svg:y="0.5075in" svg:viewBox="0 0 236 155" draw:points="236,77 0,155 0,0"><text:p/></draw:polygon><draw:line draw:style-name="gr188" draw:text-style-name="P70" svg:x1="0in" svg:y1="0.537in" svg:x2="0.389in" svg:y2="0.537in"><text:p/></draw:line><draw:polygon draw:style-name="gr189" draw:text-style-name="P71" svg:width="0.0925in" svg:height="0.0606in" svg:x="0.3697in" svg:y="0.7366in" svg:viewBox="0 0 236 155" draw:points="236,77 0,155 0,0"><text:p/></draw:polygon><draw:line draw:style-name="gr190" draw:text-style-name="P70" svg:x1="0in" svg:y1="0.7665in" svg:x2="0.389in" svg:y2="0.7665in"><text:p/></draw:line><draw:polygon draw:style-name="gr191" draw:text-style-name="P71" svg:width="0.0925in" svg:height="0.0606in" svg:x="1.6063in" svg:y="0.276in" svg:viewBox="0 0 236 155" draw:points="236,78 0,155 0,0"><text:p/></draw:polygon><draw:line draw:style-name="gr192" draw:text-style-name="P70" svg:x1="1.2449in" svg:y1="0.3075in" svg:x2="1.624in" svg:y2="0.3075in"><text:p/></draw:line><draw:polygon draw:style-name="gr193" draw:text-style-name="P71" svg:width="0.0925in" svg:height="0.0606in" svg:x="1.6063in" svg:y="0.5075in" svg:viewBox="0 0 236 155" draw:points="236,77 0,155 0,0"><text:p/></draw:polygon><draw:line draw:style-name="gr194" draw:text-style-name="P70" svg:x1="1.2449in" svg:y1="0.537in" svg:x2="1.624in" svg:y2="0.537in"><text:p/></draw:line><draw:frame draw:style-name="gr195" draw:text-style-name="P69" svg:width="0.0953in" svg:height="0.1161in" svg:x="0.9236in" svg:y="0.4866in"><draw:text-box><text:p text:style-name="P68"><text:span text:style-name="T35">...</text:span></text:p></draw:text-box></draw:frame></draw:g></text:p>
      <text:p text:style-name="P32">Stojí za připomínku, že transakce, která závisí na několika dalších, které záleží na mnoha dalších, v tomto případě není problém. V žádném okamžiku není potřeba extrahovat kompletní samostatnou historii všech předchozích transakcí.</text:p>
      <text:h text:style-name="P58" text:outline-level="2"><text:span text:style-name="T7">10</text:span><text:span text:style-name="T5">. <text:s text:c="3"/></text:span><text:span text:style-name="T14">Soukromí</text:span></text:h>
      <text:p text:style-name="P9">V modelu tradičního bankovnictví se určitá úroven soukromí zajišťuje omezením přístupu k soukromým údajům zúčastněných a důvěryhodných třetích stran. Potřeba zveřejňovat všechny transakce tento způsob znemožňuje. Soukromí je však stále možné do jisté míry zajistit, pokud veřejné spojitosti od transakcí až k fyzickým entitám přerušíme na úrovni veřejných klíčů, které zůstanou anonymní. Veřejně je vidět, že někdo posílá nějaké množství mincí někomu jinému, ale již nelze tuto transakci spojit s konkrétními lidmi. Je to podobný model jako na akciových trzích, kde jsou zveřejněny časy a objemy obchodů, ale ne jména nakupujících či prodávajících stran.</text:p>
      <text:p text:style-name="P42"><draw:g text:anchor-type="as-char" draw:z-index="13" draw:name="Shape6" draw:style-name="gr64"><draw:polygon draw:style-name="gr196" draw:text-style-name="P67" svg:width="0.6134in" svg:height="0.2024in" svg:x="0.072in" svg:y="0.224in" svg:viewBox="0 0 1559 515" draw:points="780,515 0,515 0,0 1559,0 1559,515"><text:p/></draw:polygon><draw:polygon draw:style-name="gr197" draw:text-style-name="P67" svg:width="0.6138in" svg:height="0.2024in" svg:x="0.8913in" svg:y="0.224in" svg:viewBox="0 0 1560 515" draw:points="780,515 0,515 0,0 1560,0 1560,515"><text:p/></draw:polygon><draw:frame draw:style-name="gr198" draw:text-style-name="P69" svg:width="0.3406in" svg:height="0.1051in" svg:x="0.2453in" svg:y="0.2835in"><draw:text-box><text:p text:style-name="P68"><text:span text:style-name="T36">Identita</text:span></text:p></draw:text-box></draw:frame><draw:polygon draw:style-name="gr199" draw:text-style-name="P67" svg:width="0.6134in" svg:height="0.3382in" svg:x="1.7776in" svg:y="0.1559in" svg:viewBox="0 0 1559 860" draw:points="780,860 0,860 0,0 1559,0 1559,860"><text:p/></draw:polygon><draw:frame draw:style-name="gr200" draw:text-style-name="P69" svg:width="0.4835in" svg:height="0.1051in" svg:x="0.9925in" svg:y="0.2835in"><draw:text-box><text:p text:style-name="P68"><text:span text:style-name="T36">Transakce</text:span></text:p></draw:text-box></draw:frame><draw:frame draw:style-name="gr201" draw:text-style-name="P69" svg:width="0.5079in" svg:height="0.1051in" svg:x="1.839in" svg:y="0.2417in"><draw:text-box><text:p text:style-name="P68"><text:span text:style-name="T36">Důvěryhodná</text:span></text:p></draw:text-box></draw:frame><draw:polygon draw:style-name="gr202" draw:text-style-name="P67" svg:width="0.6138in" svg:height="0.3382in" svg:x="2.665in" svg:y="0.1559in" svg:viewBox="0 0 1560 860" draw:points="780,860 0,860 0,0 1560,0 1560,860"><text:p/></draw:polygon><draw:frame draw:style-name="gr203" draw:text-style-name="P69" svg:width="0.4161in" svg:height="0.1051in" svg:x="1.8917in" svg:y="0.3354in"><draw:text-box><text:p text:style-name="P68"><text:span text:style-name="T36">třetí strana</text:span></text:p></draw:text-box></draw:frame><draw:polygon draw:style-name="gr204" draw:text-style-name="P67" svg:width="0.615in" svg:height="0.3382in" svg:x="3.5512in" svg:y="0.1559in" svg:viewBox="0 0 1563 860" draw:points="783,860 0,860 0,0 1563,0 1563,860"><text:p/></draw:polygon><draw:frame draw:style-name="gr205" draw:text-style-name="P69" svg:width="0.4921in" svg:height="0.1051in" svg:x="2.7646in" svg:y="0.2882in"><draw:text-box><text:p text:style-name="P68"><text:span text:style-name="T36">Protistrana</text:span></text:p></draw:text-box></draw:frame><draw:line draw:style-name="gr206" draw:text-style-name="P70" svg:x1="3.415in" svg:y1="0.0862in" svg:x2="3.415in" svg:y2="0.561in"><text:p/></draw:line><draw:polygon draw:style-name="gr207" draw:text-style-name="P67" svg:width="0.6134in" svg:height="0.2039in" svg:x="0.072in" svg:y="0.9709in" svg:viewBox="0 0 1559 519" draw:points="780,519 0,519 0,0 1559,0 1559,519"><text:p/></draw:polygon><draw:frame draw:style-name="gr208" draw:text-style-name="P69" svg:width="0.3531in" svg:height="0.1051in" svg:x="3.7063in" svg:y="0.2835in"><draw:text-box><text:p text:style-name="P68"><text:span text:style-name="T36">Veřejnost</text:span></text:p></draw:text-box></draw:frame><draw:polygon draw:style-name="gr209" draw:text-style-name="P67" svg:width="0.6134in" svg:height="0.2039in" svg:x="0.9594in" svg:y="0.9709in" svg:viewBox="0 0 1559 519" draw:points="780,519 0,519 0,0 1559,0 1559,519"><text:p/></draw:polygon><draw:frame draw:style-name="gr210" draw:text-style-name="P69" svg:width="0.3406in" svg:height="0.1051in" svg:x="0.2453in" svg:y="1.0335in"><draw:text-box><text:p text:style-name="P68"><text:span text:style-name="T36">Identita</text:span></text:p></draw:text-box></draw:frame><draw:polygon draw:style-name="gr211" draw:text-style-name="P67" svg:width="0.615in" svg:height="0.3398in" svg:x="1.8457in" svg:y="0.9031in" svg:viewBox="0 0 1563 864" draw:points="780,864 0,864 0,0 1563,0 1563,864"><text:p/></draw:polygon><draw:frame draw:style-name="gr212" draw:text-style-name="P69" svg:width="0.4835in" svg:height="0.1051in" svg:x="1.0626in" svg:y="1.0335in"><draw:text-box><text:p text:style-name="P68"><text:span text:style-name="T36">Transakce</text:span></text:p></draw:text-box></draw:frame><draw:polygon draw:style-name="gr213" draw:text-style-name="P71" svg:width="0.1012in" svg:height="0.0677in" svg:x="1.7441in" svg:y="1.039in" svg:viewBox="0 0 258 173" draw:points="258,85 0,173 0,0"><text:p/></draw:polygon><draw:line draw:style-name="gr214" draw:text-style-name="P70" svg:x1="1.5732in" svg:y1="1.0717in" svg:x2="1.7638in" svg:y2="1.0717in"><text:p/></draw:line><draw:frame draw:style-name="gr215" draw:text-style-name="P69" svg:width="0.3531in" svg:height="0.1051in" svg:x="2.0008in" svg:y="1.0335in"><draw:text-box><text:p text:style-name="P68"><text:span text:style-name="T36">Veřejnost</text:span></text:p></draw:text-box></draw:frame><draw:frame draw:style-name="gr216" draw:text-style-name="P69" svg:width="0.8189in" svg:height="0.1051in" svg:x="0in" svg:y="0.7429in"><draw:text-box><text:p text:style-name="P68"><text:span text:style-name="T36">Nový model soukromí</text:span></text:p></draw:text-box></draw:frame><draw:polygon draw:style-name="gr217" draw:text-style-name="P71" svg:width="0.1008in" svg:height="0.0677in" svg:x="1.6764in" svg:y="0.2917in" svg:viewBox="0 0 257 173" draw:points="257,85 0,173 0,0"><text:p/></draw:polygon><draw:line draw:style-name="gr218" draw:text-style-name="P70" svg:x1="1.5055in" svg:y1="0.3252in" svg:x2="1.6957in" svg:y2="0.3252in"><text:p/></draw:line><draw:polygon draw:style-name="gr219" draw:text-style-name="P71" svg:width="0.1024in" svg:height="0.0677in" svg:x="2.5622in" svg:y="0.2917in" svg:viewBox="0 0 261 173" draw:points="261,85 0,173 0,0"><text:p/></draw:polygon><draw:line draw:style-name="gr220" draw:text-style-name="P70" svg:x1="2.3913in" svg:y1="0.3252in" svg:x2="2.5831in" svg:y2="0.3252in"><text:p/></draw:line><draw:line draw:style-name="gr221" draw:text-style-name="P70" svg:x1="0.6858in" svg:y1="0.3252in" svg:x2="0.8913in" svg:y2="0.3252in"><text:p/></draw:line><draw:frame draw:style-name="gr222" draw:text-style-name="P69" svg:width="0.9496in" svg:height="0.1051in" svg:x="0.0071in" svg:y="0in"><draw:text-box><text:p text:style-name="P68"><text:span text:style-name="T36">Tradiční model soukromí</text:span></text:p></draw:text-box></draw:frame><draw:line draw:style-name="gr223" draw:text-style-name="P70" svg:x1="0.8382in" svg:y1="0.8913in" svg:x2="0.8382in" svg:y2="1.2705in"><text:p/></draw:line></draw:g></text:p>
      <text:p text:style-name="P33">Pro dodatečnou ochranu by měl být použit nový klíč pro každou transakci, aby je nebylo možné spojit s jedním majitelem. Vzniku určitých spojitostí nelze zabránit u transakcí s vícero vstupy, které odhalí, že více vstupů kontroluje jediný majitel. <text:span text:style-name="T26">Takto lze odhalit další transakce jedince, jehož identita byla odhalena.</text:span></text:p>
      <text:h text:style-name="P59" text:outline-level="2"><text:span text:style-name="T7">11</text:span><text:span text:style-name="T5">. <text:s text:c="3"/></text:span><text:span text:style-name="T15">Výpočty</text:span></text:h>
      <text:p text:style-name="P5">Uvažujme scénář, kde se útočník snaží generovat alternativní řetězec rychleji než čestný řetězec. I když tato situace nastane, neotevírá to systém libovolným útokům a změnám jako je vytváření nové hodnoty z ničeho nebo přivlastňování si cizích peněz. Síťové uzly nepřijmou neplatnou transakci jako platbu a čestné uzly nepřijmou nový blok, který takovou transakci obsahuje. Útočník pouze může zkusit změnit svou vlastní transakci <text:s/>a vrátit si peníze, které odeslal pryč. </text:p>
      <text:p text:style-name="P34"><text:soft-page-break/>Závod mezi čestným řetězcem a konkurenčním může být popsán jako binomiální náhodná procházka. Úspěšný jev je ten, kde čestný řetězec přidá platný blok k řetězci, čímž zvýší svůj náskok o 1. Neúspěšný jev je ten, kde úřočník prodlouží svůj řetězec o platný blok, čímž sníží svojí ztrátu o 1. </text:p>
      <text:p text:style-name="P34">Pravděpodobnost, že útočník dožene určitou ztrátu je analogický Problému zruinovaného hráče. Předpokládejme hráče s neomezeným kreditem začínajícím s určitou zrátou. Snaží se ztrátu dohnat a má k dispozici neomezenou sekvenci pokusů. Můžeme spočítat pravděpodobnost, že se mu to podaří, v našem případě že se mu podaří dohnat čestný řetězec [8]: </text:p>
      <text:p text:style-name="P28"><draw:frame draw:style-name="fr1" draw:name="Object2" text:anchor-type="as-char" svg:y="-0.5689in" svg:width="3.7535in" svg:height="1.0902in" draw:z-index="6"><draw:object xlink:href="./Object 2" xlink:type="simple" xlink:show="embed" xlink:actuate="onLoad"/><draw:image xlink:href="./ObjectReplacements/Object 2" xlink:type="simple" xlink:show="embed" xlink:actuate="onLoad"/></draw:frame></text:p>
      <text:p text:style-name="P18">Předpokládáme-li, že <text:span text:style-name="T23">p</text:span> &gt; <text:span text:style-name="T23">q</text:span>, tak pravděpodobnost, že útočník dožene ztrátu určitého množství bloků, klesá exponenciálně s velikostí ztráty. Pro útočníka je pak navíc během uplynulé doby čím dál těžší ztrátu dohnat, neboť jeho ztráta se statisticky stále zvětšuje.</text:p>
      <text:p text:style-name="P34">Nyní rozvedeme jak dlouho musí příjemce platby počkat než může s dostatečnou jistotou vyloučit, že odesílající transakci nezmění. Předpokládáme, že odesílající je útočník, který se snaží přesvědčit příjemce, že platba proběhla, a po určité době se pokusí vrátit platbu zpět. To provede tak, že změní příjemce, doufaje, že v době kdy si toho příjemce všimne již bude pozdě.</text:p>
      <text:p text:style-name="P34">Příjemce vygeneruje nový pár klíčů a sdělí veřejný klíč odesílateli krátce před podepsáním. To odesílateli zabrání, aby si předpřipravil řetězec bloků tím, že bude zkoušet dokud nebude mít štěstí, aby si vytvořil dostatečný náskok a vzápětí provedl platbu. Poté, co je transakce odeslána, útočník začne pracovat tajně na alternativním řetězci s jinou verzí odeslané transakce.</text:p>
      <text:p text:style-name="P34">Příjemce čeká dokud transakce nebude přidána do platného bloku, který bude následován alespoň <text:span text:style-name="T23">z</text:span> dalšími bloky. Netuší, jak úspěšný útočník byl, ale předpokládv že zkonstruovat čestný řetězec zabralo průměrný čas vzniku bloku, útočníkův potenciální úspěch je řízen Poissonovým rozdělením se střední hodnotou:</text:p>
      <text:p text:style-name="P27"><draw:frame draw:style-name="fr1" draw:name="Object4" text:anchor-type="as-char" svg:y="-0.2016in" svg:width="0.5362in" svg:height="0.328in" draw:z-index="7"><draw:object xlink:href="./Object 4" xlink:type="simple" xlink:show="embed" xlink:actuate="onLoad"/><draw:image xlink:href="./ObjectReplacements/Object 4" xlink:type="simple" xlink:show="embed" xlink:actuate="onLoad"/></draw:frame></text:p>
      <text:p text:style-name="P10">Abychom získali pravděpodobnost, že útočník dokáže dohnat ztrátu, vynásobíme Poissonovu hustotu každého možného pokroku pravděpodobností, že by mohl ztrátu z daného pokroku dohnat.</text:p>
      <text:p text:style-name="P25"><draw:frame draw:style-name="fr1" draw:name="Object1" text:anchor-type="as-char" svg:y="-0.2425in" svg:width="2.0075in" svg:height="0.3783in" draw:z-index="4"><draw:object xlink:href="./Object 1" xlink:type="simple" xlink:show="embed" xlink:actuate="onLoad"/><draw:image xlink:href="./ObjectReplacements/Object 1" xlink:type="simple" xlink:show="embed" xlink:actuate="onLoad"/></draw:frame></text:p>
      <text:p text:style-name="P10">Což, přeuspořádáno, aby bylo zabráněno sčítání nekonečných asymptotických hodnot distribuce dává...</text:p>
      <text:p text:style-name="P26"><draw:frame draw:style-name="fr1" draw:name="Object3" text:anchor-type="as-char" svg:y="-0.2283in" svg:width="1.648in" svg:height="0.3681in" draw:z-index="5"><draw:object xlink:href="./Object 3" xlink:type="simple" xlink:show="embed" xlink:actuate="onLoad"/><draw:image xlink:href="./ObjectReplacements/Object 3" xlink:type="simple" xlink:show="embed" xlink:actuate="onLoad"/></draw:frame></text:p>
      <text:p text:style-name="P11"/>
      <text:p text:style-name="P12">V jazyce C vyjádřeno...</text:p>
      <text:p text:style-name="P25"><draw:g text:anchor-type="as-char" draw:z-index="1" draw:style-name="gr1"><draw:frame draw:style-name="gr11" draw:text-style-name="P66" svg:width="1.135in" svg:height="0.135in" svg:x="0in" svg:y="0in"><draw:text-box><text:p text:style-name="P65"><text:span text:style-name="T31">#include &lt;math.h&gt;</text:span></text:p></draw:text-box></draw:frame><draw:frame draw:style-name="gr12" draw:text-style-name="P66" svg:width="3.335in" svg:height="0.135in" svg:x="0in" svg:y="0.1264in"><draw:text-box><text:p text:style-name="P65"><text:span text:style-name="T31">double AttackerSuccessProbability(double q, int z)</text:span></text:p></draw:text-box></draw:frame><draw:frame draw:style-name="gr13" draw:text-style-name="P66" svg:width="0.0685in" svg:height="0.135in" svg:x="0in" svg:y="0.2516in"><draw:text-box><text:p text:style-name="P65"><text:span text:style-name="T31">{</text:span></text:p></draw:text-box></draw:frame><draw:frame draw:style-name="gr14" draw:text-style-name="P66" svg:width="1.535in" svg:height="0.135in" svg:x="0in" svg:y="0.378in"><draw:text-box><text:p text:style-name="P65"><text:span text:style-name="T31"><text:s text:c="4"/></text:span><text:span text:style-name="T31">double p = 1.0 - q;</text:span></text:p></draw:text-box></draw:frame><draw:frame draw:style-name="gr15" draw:text-style-name="P66" svg:width="2.135in" svg:height="0.135in" svg:x="0in" svg:y="0.5028in"><draw:text-box><text:p text:style-name="P65"><text:span text:style-name="T31"><text:s text:c="4"/></text:span><text:span text:style-name="T31">double lambda = z * (q / p);</text:span></text:p></draw:text-box></draw:frame><draw:frame draw:style-name="gr16" draw:text-style-name="P66" svg:width="1.4016in" svg:height="0.135in" svg:x="0in" svg:y="0.6291in"><draw:text-box><text:p text:style-name="P65"><text:span text:style-name="T31"><text:s text:c="4"/></text:span><text:span text:style-name="T31">double sum = 1.0;</text:span></text:p></draw:text-box></draw:frame><draw:frame draw:style-name="gr17" draw:text-style-name="P66" svg:width="0.8685in" svg:height="0.135in" svg:x="0in" svg:y="0.7543in"><draw:text-box><text:p text:style-name="P65"><text:span text:style-name="T31"><text:s text:c="4"/></text:span><text:span text:style-name="T31">int i, k;</text:span></text:p></draw:text-box></draw:frame><draw:frame draw:style-name="gr18" draw:text-style-name="P66" svg:width="1.8685in" svg:height="0.135in" svg:x="0in" svg:y="0.8807in"><draw:text-box><text:p text:style-name="P65"><text:span text:style-name="T31"><text:s text:c="4"/></text:span><text:span text:style-name="T31">for (k = 0; k &lt;= z; k++)</text:span></text:p></draw:text-box></draw:frame><draw:frame draw:style-name="gr19" draw:text-style-name="P66" svg:width="0.335in" svg:height="0.135in" svg:x="0in" svg:y="1.0055in"><draw:text-box><text:p text:style-name="P65"><text:span text:style-name="T31"><text:s text:c="4"/></text:span><text:span text:style-name="T31">{</text:span></text:p></draw:text-box></draw:frame><draw:frame draw:style-name="gr20" draw:text-style-name="P66" svg:width="2.535in" svg:height="0.135in" svg:x="0in" svg:y="1.1319in"><draw:text-box><text:p text:style-name="P65"><text:span text:style-name="T31"><text:s text:c="8"/></text:span><text:span text:style-name="T31">double poisson = exp(-lambda);</text:span></text:p></draw:text-box></draw:frame><draw:frame draw:style-name="gr15" draw:text-style-name="P66" svg:width="2.135in" svg:height="0.135in" svg:x="0in" svg:y="1.2571in"><draw:text-box><text:p text:style-name="P65"><text:span text:style-name="T31"><text:s text:c="8"/></text:span><text:span text:style-name="T31">for (i = 1; i &lt;= k; i++)</text:span></text:p></draw:text-box></draw:frame><draw:frame draw:style-name="gr21" draw:text-style-name="P66" svg:width="2.2685in" svg:height="0.135in" svg:x="0in" svg:y="1.3835in"><draw:text-box><text:p text:style-name="P65"><text:span text:style-name="T31"><text:s text:c="12"/></text:span><text:span text:style-name="T31">poisson *= lambda / i;</text:span></text:p></draw:text-box></draw:frame><draw:frame draw:style-name="gr22" draw:text-style-name="P66" svg:width="3.2685in" svg:height="0.135in" svg:x="0in" svg:y="1.5083in"><draw:text-box><text:p text:style-name="P65"><text:span text:style-name="T31"><text:s text:c="8"/></text:span><text:span text:style-name="T31">sum -= poisson * (1 - pow(q / p, z - k));</text:span></text:p></draw:text-box></draw:frame><draw:frame draw:style-name="gr19" draw:text-style-name="P66" svg:width="0.335in" svg:height="0.135in" svg:x="0in" svg:y="1.6346in"><draw:text-box><text:p text:style-name="P65"><text:span text:style-name="T31"><text:s text:c="4"/></text:span><text:span text:style-name="T31">}</text:span></text:p></draw:text-box></draw:frame><draw:frame draw:style-name="gr23" draw:text-style-name="P66" svg:width="1.0016in" svg:height="0.135in" svg:x="0in" svg:y="1.7598in"><draw:text-box><text:p text:style-name="P65"><text:span text:style-name="T31"><text:s text:c="4"/></text:span><text:span text:style-name="T31">return sum;</text:span></text:p></draw:text-box></draw:frame><draw:frame draw:style-name="gr13" draw:text-style-name="P66" svg:width="0.0685in" svg:height="0.135in" svg:x="0in" svg:y="1.8862in"><draw:text-box><text:p text:style-name="P65"><text:span text:style-name="T31">}</text:span></text:p></draw:text-box></draw:frame></draw:g></text:p>
      <text:p text:style-name="P16">Výsledky výpočtu pro určité hodnoty ukazují, že pravděpodobnost klesá exponenciálně se <text:span text:style-name="T23">z.</text:span></text:p>
      <text:p text:style-name="P26"><draw:g text:anchor-type="as-char" draw:z-index="2" draw:style-name="gr1"><draw:frame draw:style-name="gr19" draw:text-style-name="P66" svg:width="0.335in" svg:height="0.135in" svg:x="0in" svg:y="0in"><draw:text-box><text:p text:style-name="P65"><text:span text:style-name="T31">q=0.1</text:span></text:p></draw:text-box></draw:frame><draw:frame draw:style-name="gr24" draw:text-style-name="P66" svg:width="1.2016in" svg:height="0.135in" svg:x="0in" svg:y="0.1252in"><draw:text-box><text:p text:style-name="P65"><text:span text:style-name="T31">z=0 <text:s text:c="3"/>P=1.0000000</text:span></text:p></draw:text-box></draw:frame><draw:frame draw:style-name="gr24" draw:text-style-name="P66" svg:width="1.2016in" svg:height="0.135in" svg:x="0in" svg:y="0.2516in"><draw:text-box><text:p text:style-name="P65"><text:span text:style-name="T31">z=1 <text:s text:c="3"/>P=0.2045873</text:span></text:p></draw:text-box></draw:frame><draw:frame draw:style-name="gr24" draw:text-style-name="P66" svg:width="1.2016in" svg:height="0.135in" svg:x="0in" svg:y="0.3764in"><draw:text-box><text:p text:style-name="P65"><text:span text:style-name="T31">z=2 <text:s text:c="3"/>P=0.0509779</text:span></text:p></draw:text-box></draw:frame><draw:frame draw:style-name="gr24" draw:text-style-name="P66" svg:width="1.2016in" svg:height="0.135in" svg:x="0in" svg:y="0.5028in"><draw:text-box><text:p text:style-name="P65"><text:span text:style-name="T31">z=3 <text:s text:c="3"/>P=0.0131722</text:span></text:p></draw:text-box></draw:frame><draw:frame draw:style-name="gr24" draw:text-style-name="P66" svg:width="1.2016in" svg:height="0.135in" svg:x="0in" svg:y="0.628in"><draw:text-box><text:p text:style-name="P65"><text:span text:style-name="T31">z=4 <text:s text:c="3"/>P=0.0034552</text:span></text:p></draw:text-box></draw:frame><draw:frame draw:style-name="gr24" draw:text-style-name="P66" svg:width="1.2016in" svg:height="0.135in" svg:x="0in" svg:y="0.7543in"><draw:text-box><text:p text:style-name="P65"><text:span text:style-name="T31">z=5 <text:s text:c="3"/>P=0.0009137</text:span></text:p></draw:text-box></draw:frame><draw:frame draw:style-name="gr24" draw:text-style-name="P66" svg:width="1.2016in" svg:height="0.135in" svg:x="0in" svg:y="0.8791in"><draw:text-box><text:p text:style-name="P65"><text:span text:style-name="T31">z=6 <text:s text:c="3"/>P=0.0002428</text:span></text:p></draw:text-box></draw:frame><draw:frame draw:style-name="gr24" draw:text-style-name="P66" svg:width="1.2016in" svg:height="0.135in" svg:x="0in" svg:y="1.0055in"><draw:text-box><text:p text:style-name="P65"><text:span text:style-name="T31">z=7 <text:s text:c="3"/>P=0.0000647</text:span></text:p></draw:text-box></draw:frame><draw:frame draw:style-name="gr24" draw:text-style-name="P66" svg:width="1.2016in" svg:height="0.135in" svg:x="0in" svg:y="1.1307in"><draw:text-box><text:p text:style-name="P65"><text:span text:style-name="T31">z=8 <text:s text:c="3"/>P=0.0000173</text:span></text:p></draw:text-box></draw:frame><draw:frame draw:style-name="gr24" draw:text-style-name="P66" svg:width="1.2016in" svg:height="0.135in" svg:x="0in" svg:y="1.2571in"><draw:text-box><text:p text:style-name="P65"><text:span text:style-name="T31">z=9 <text:s text:c="3"/>P=0.0000046</text:span></text:p></draw:text-box></draw:frame><draw:frame draw:style-name="gr24" draw:text-style-name="P66" svg:width="1.2016in" svg:height="0.135in" svg:x="0in" svg:y="1.3819in"><draw:text-box><text:p text:style-name="P65"><text:span text:style-name="T31">z=10 <text:s text:c="2"/>P=0.0000012</text:span></text:p></draw:text-box></draw:frame><draw:frame draw:style-name="gr19" draw:text-style-name="P66" svg:width="0.335in" svg:height="0.135in" svg:x="0in" svg:y="1.6484in"><draw:text-box><text:p text:style-name="P65"><text:span text:style-name="T31">q=0.3</text:span></text:p></draw:text-box></draw:frame><draw:frame draw:style-name="gr24" draw:text-style-name="P66" svg:width="1.2016in" svg:height="0.135in" svg:x="0in" svg:y="1.7736in"><draw:text-box><text:p text:style-name="P65"><text:span text:style-name="T31">z=0 <text:s text:c="3"/>P=1.0000000</text:span></text:p></draw:text-box></draw:frame><draw:frame draw:style-name="gr24" draw:text-style-name="P66" svg:width="1.2016in" svg:height="0.135in" svg:x="0in" svg:y="1.9in"><draw:text-box><text:p text:style-name="P65"><text:span text:style-name="T31">z=5 <text:s text:c="3"/>P=0.1773523</text:span></text:p></draw:text-box></draw:frame><draw:frame draw:style-name="gr24" draw:text-style-name="P66" svg:width="1.2016in" svg:height="0.135in" svg:x="0in" svg:y="2.0252in"><draw:text-box><text:p text:style-name="P65"><text:span text:style-name="T31">z=10 <text:s text:c="2"/>P=0.0416605</text:span></text:p></draw:text-box></draw:frame><draw:frame draw:style-name="gr24" draw:text-style-name="P66" svg:width="1.2016in" svg:height="0.135in" svg:x="0in" svg:y="2.1516in"><draw:text-box><text:p text:style-name="P65"><text:span text:style-name="T31">z=15 <text:s text:c="2"/>P=0.0101008</text:span></text:p></draw:text-box></draw:frame><draw:frame draw:style-name="gr24" draw:text-style-name="P66" svg:width="1.2016in" svg:height="0.135in" svg:x="0in" svg:y="2.2764in"><draw:text-box><text:p text:style-name="P65"><text:span text:style-name="T31">z=20 <text:s text:c="2"/>P=0.0024804</text:span></text:p></draw:text-box></draw:frame><draw:frame draw:style-name="gr24" draw:text-style-name="P66" svg:width="1.2016in" svg:height="0.135in" svg:x="0in" svg:y="2.4028in"><draw:text-box><text:p text:style-name="P65"><text:span text:style-name="T31">z=25 <text:s text:c="2"/>P=0.0006132</text:span></text:p></draw:text-box></draw:frame><draw:frame draw:style-name="gr24" draw:text-style-name="P66" svg:width="1.2016in" svg:height="0.135in" svg:x="0in" svg:y="2.528in"><draw:text-box><text:p text:style-name="P65"><text:span text:style-name="T31">z=30 <text:s text:c="2"/>P=0.0001522</text:span></text:p></draw:text-box></draw:frame><draw:frame draw:style-name="gr24" draw:text-style-name="P66" svg:width="1.2016in" svg:height="0.135in" svg:x="0in" svg:y="2.6543in"><draw:text-box><text:p text:style-name="P65"><text:span text:style-name="T31">z=35 <text:s text:c="2"/>P=0.0000379</text:span></text:p></draw:text-box></draw:frame><draw:frame draw:style-name="gr24" draw:text-style-name="P66" svg:width="1.2016in" svg:height="0.135in" svg:x="0in" svg:y="2.7791in"><draw:text-box><text:p text:style-name="P65"><text:span text:style-name="T31">z=40 <text:s text:c="2"/>P=0.0000095</text:span></text:p></draw:text-box></draw:frame><draw:frame draw:style-name="gr24" draw:text-style-name="P66" svg:width="1.2016in" svg:height="0.135in" svg:x="0in" svg:y="2.9055in"><draw:text-box><text:p text:style-name="P65"><text:span text:style-name="T31">z=45 <text:s text:c="2"/>P=0.0000024</text:span></text:p></draw:text-box></draw:frame><draw:frame draw:style-name="gr24" draw:text-style-name="P66" svg:width="1.2016in" svg:height="0.135in" svg:x="0in" svg:y="3.0307in"><draw:text-box><text:p text:style-name="P65"><text:span text:style-name="T31">z=50 <text:s text:c="2"/>P=0.0000006</text:span></text:p></draw:text-box></draw:frame></draw:g></text:p>
      <text:p text:style-name="P13">Řešení pro P menší než 0,1 %...</text:p>
      <text:p text:style-name="P26"><draw:g text:anchor-type="as-char" draw:z-index="3" draw:style-name="gr1"><draw:frame draw:style-name="gr25" draw:text-style-name="P66" svg:width="0.6016in" svg:height="0.135in" svg:x="0in" svg:y="0in"><draw:text-box><text:p text:style-name="P65"><text:span text:style-name="T31">P &lt; 0.001</text:span></text:p></draw:text-box></draw:frame><draw:frame draw:style-name="gr26" draw:text-style-name="P66" svg:width="0.8016in" svg:height="0.135in" svg:x="0in" svg:y="0.1264in"><draw:text-box><text:p text:style-name="P65"><text:span text:style-name="T31">q=0.10 <text:s text:c="2"/>z=5</text:span></text:p></draw:text-box></draw:frame><draw:frame draw:style-name="gr26" draw:text-style-name="P66" svg:width="0.8016in" svg:height="0.135in" svg:x="0in" svg:y="0.2516in"><draw:text-box><text:p text:style-name="P65"><text:span text:style-name="T31">q=0.15 <text:s text:c="2"/>z=8</text:span></text:p></draw:text-box></draw:frame><draw:frame draw:style-name="gr17" draw:text-style-name="P66" svg:width="0.8685in" svg:height="0.135in" svg:x="0in" svg:y="0.378in"><draw:text-box><text:p text:style-name="P65"><text:span text:style-name="T31">q=0.20 <text:s text:c="2"/>z=11</text:span></text:p></draw:text-box></draw:frame><draw:frame draw:style-name="gr17" draw:text-style-name="P66" svg:width="0.8685in" svg:height="0.135in" svg:x="0in" svg:y="0.5028in"><draw:text-box><text:p text:style-name="P65"><text:span text:style-name="T31">q=0.25 <text:s text:c="2"/>z=15</text:span></text:p></draw:text-box></draw:frame><draw:frame draw:style-name="gr17" draw:text-style-name="P66" svg:width="0.8685in" svg:height="0.135in" svg:x="0in" svg:y="0.6291in"><draw:text-box><text:p text:style-name="P65"><text:span text:style-name="T31">q=0.30 <text:s text:c="2"/>z=24</text:span></text:p></draw:text-box></draw:frame><draw:frame draw:style-name="gr17" draw:text-style-name="P66" svg:width="0.8685in" svg:height="0.135in" svg:x="0in" svg:y="0.7543in"><draw:text-box><text:p text:style-name="P65"><text:span text:style-name="T31">q=0.35 <text:s text:c="2"/>z=41</text:span></text:p></draw:text-box></draw:frame><draw:frame draw:style-name="gr17" draw:text-style-name="P66" svg:width="0.8685in" svg:height="0.135in" svg:x="0in" svg:y="0.8807in"><draw:text-box><text:p text:style-name="P65"><text:span text:style-name="T31">q=0.40 <text:s text:c="2"/>z=89</text:span></text:p></draw:text-box></draw:frame><draw:frame draw:style-name="gr27" draw:text-style-name="P66" svg:width="0.935in" svg:height="0.135in" svg:x="0in" svg:y="1.0055in"><draw:text-box><text:p text:style-name="P65"><text:span text:style-name="T31">q=0.45 <text:s text:c="2"/>z=340</text:span></text:p></draw:text-box></draw:frame></draw:g></text:p>
      <text:h text:style-name="P60" text:outline-level="2"><text:span text:style-name="T8">12</text:span><text:span text:style-name="T5">. <text:s text:c="3"/></text:span><text:span text:style-name="T16">Závěr</text:span></text:h>
      <text:p text:style-name="P7">Navrhli jsme systém pro elektronické transakce, který nevyžaduje vzájemnou důvěru interagujících stran. Začali jsme s obvyklým rámcem mince tvořené digitálními podpisy, které poskytují vysoký stupeň kontroly vlastnictví, který však není kompletní bez možnosti efektivně zabránit opakovanému utrácení mincí. K řešení tohoto problému jsme navrhli systém peer-to-peer sítě využívající důkaz-o-práci k vytváření veřejného záznamu transakcí, jež se stávají velmi brzy prakticky nezměnitelné, pokud je síť tvořena většinově čestnými uzly. Síť je robustní díky své nestrukturované jednoduchosti. Všechny uzly pracují naráz s velmi nízkou úrovní vzájemné koordinace. Nepotřebují být identifikovány, neboť zprávy nejsou směrovány do specifických míst a stačí pouze rozesílat v rámci dosažitelných možností. Uzly mohou libovolně přicházet a odcházet, akceptujíce vždy řetězec důkazu-o-práci jako důkaz o tom, co se dělo dokud byly pryč. Pomocí svého CPU hlasují, přičemž souhlas s aktualním řetězcem dávají tím, že pracují na rozšíření řetězce, nesouhlas s řetězcem tím, že začnou pracovat na rozšíření alternativního řetězce. Jakákoliv potřebná pravidla a motivace mohou být vynuceny tímto konsenzuálním mechanismem.</text:p>
      <text:h text:style-name="P61" text:outline-level="2">Reference</text:h>
      <text:list xml:id="list3671882595" text:style-name="Numbering_20_2">
        <text:list-item>
          <text:p text:style-name="P50">W. Dai, "b-money," http://www.weidai.com/bmoney.txt, 1998. </text:p>
        </text:list-item>
        <text:list-item>
          <text:p text:style-name="P52"><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52"><text:span text:style-name="T2">S. Haber, W.S. Stornetta, "How to time-stamp a digital document," In </text:span><text:span text:style-name="T3">Journal of Cryptology</text:span><text:span text:style-name="T2">, vol 3, no 2, pages 99-111, 1991. </text:span></text:p>
        </text:list-item>
        <text:list-item>
          <text:p text:style-name="P52"><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52"><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51">A. Back, "Hashcash - a denial of service counter-measure," <text:line-break/>http://www.hashcash.org/papers/hashcash.pdf, 2002. </text:p>
        </text:list-item>
        <text:list-item>
          <text:p text:style-name="P52"><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51">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DejaVu Sans1" svg:font-family="'DejaVu Sans'" style:font-family-generic="swiss"/>
    <style:font-face style:name="Century Schoolbook L" svg:font-family="'Century Schoolbook 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05-23T19:08:07.603351135</dc:date>
    <meta:editing-duration>PT6H41M54S</meta:editing-duration>
    <meta:editing-cycles>99</meta:editing-cycles>
    <meta:generator>LibreOffice/5.4.6.2$Linux_X86_64 LibreOffice_project/40m0$Build-2</meta:generator>
    <meta:document-statistic meta:table-count="0" meta:image-count="0" meta:object-count="4" meta:page-count="9" meta:paragraph-count="85" meta:word-count="2756" meta:character-count="19353" meta:non-whitespace-character-count="16624"/>
  </office:meta>
</office:document-meta>
</file>

<file path=Object 1/content.xml><?xml version="1.0" encoding="utf-8"?>
<math xmlns="http://www.w3.org/1998/Math/MathML" display="block">
  <semantics>
    <mstyle mathsize="80%">
      <mrow>
        <munderover>
          <mo stretchy="false">∑</mo>
          <mrow>
            <mi>k</mi>
            <mo stretchy="false">=</mo>
            <mn>0</mn>
          </mrow>
          <mi mathvariant="normal">∞</mi>
        </munderover>
        <mrow>
          <mfrac>
            <mrow>
              <msup>
                <mi></mi>
                <mi>k</mi>
              </msup>
              <msup>
                <mi>e</mi>
                <mrow>
                  <mo stretchy="false">−</mo>
                  <mi></mi>
                </mrow>
              </msup>
            </mrow>
            <mrow>
              <mi>k</mi>
              <mi>!</mi>
            </mrow>
          </mfrac>
          <mrow>
            <mo fence="true" stretchy="true">{</mo>
            <mrow>
              <mtable>
                <mtr>
                  <mtd>
                    <msup>
                      <mrow>
                        <mo fence="true" stretchy="false">(</mo>
                        <mrow>
                          <mrow>
                            <mi>p</mi>
                            <mo stretchy="false">/</mo>
                            <mi>q</mi>
                          </mrow>
                        </mrow>
                        <mo fence="true" stretchy="false">)</mo>
                      </mrow>
                      <mrow>
                        <mo fence="true" stretchy="false">(</mo>
                        <mrow>
                          <mrow>
                            <mi>z</mi>
                            <mo stretchy="false">−</mo>
                            <mi>k</mi>
                          </mrow>
                        </mrow>
                        <mo fence="true" stretchy="false">)</mo>
                      </mrow>
                    </msup>
                  </mtd>
                  <mtd>
                    <mrow>
                      <mi mathvariant="italic">pro</mi>
                      <mspace width="2em"/>
                      <mrow>
                        <mi>k</mi>
                        <mo stretchy="false">≤</mo>
                        <mi>z</mi>
                      </mrow>
                    </mrow>
                  </mtd>
                </mtr>
                <mtr>
                  <mtd>
                    <mn>1</mn>
                  </mtd>
                  <mtd>
                    <mrow>
                      <mi mathvariant="italic">pro</mi>
                      <mspace width="2em"/>
                      <mrow>
                        <mi>k</mi>
                        <mo stretchy="false">&gt;</mo>
                        <mi>z</mi>
                      </mrow>
                    </mrow>
                  </mtd>
                </mtr>
              </mtable>
            </mrow>
            <mo fence="true" stretchy="true">}</mo>
          </mrow>
        </mrow>
      </mrow>
    </mstyle>
    <annotation encoding="StarMath 5.0">size *0.8 { sum from { { k = 0 } } to { infinity } { {^{k}e^-} over {k!} left lbrace matrix{(p/q)^{(z-k)} # pro ~ k &lt;= z ## 1 # pro ~ k &gt; z }  right rbrace    }}</annotation>
  </semantics>
</math>
</file>

<file path=Object 2/content.xml><?xml version="1.0" encoding="utf-8"?>
<math xmlns="http://www.w3.org/1998/Math/MathML" display="block">
  <semantics>
    <mtable>
      <mtr>
        <mtd columnalign="left">
          <mstyle mathsize="80%">
            <mrow>
              <mi>p</mi>
              <mo stretchy="false">=</mo>
              <mtext>pravděpodobnost, že čestný uzel najde další blok</mtext>
            </mrow>
          </mstyle>
        </mtd>
      </mtr>
      <mtr>
        <mtd columnalign="left">
          <mstyle mathsize="80%">
            <mrow>
              <mi>q</mi>
              <mo stretchy="false">=</mo>
              <mtext>pravděpodobnost, že útočník najde další blok</mtext>
            </mrow>
          </mstyle>
        </mtd>
      </mtr>
      <mtr>
        <mtd columnalign="left">
          <mstyle mathsize="80%">
            <mrow>
              <mrow>
                <msub>
                  <mi>q</mi>
                  <mi>z</mi>
                </msub>
                <mo stretchy="false">=</mo>
                <mtext>pravděpodobnost, že útočník dožene ztrátu</mtext>
              </mrow>
              <mi>z</mi>
              <mspace width="0.5em"/>
              <mtext>bloků</mtext>
            </mrow>
          </mstyle>
        </mtd>
      </mtr>
      <mtr>
        <mtd>
          <mrow/>
        </mtd>
      </mtr>
      <mtr>
        <mtd columnalign="left">
          <mstyle mathsize="80%">
            <mrow>
              <msub>
                <mi>q</mi>
                <mi>z</mi>
              </msub>
              <mrow>
                <mspace width="0.5em"/>
                <mo stretchy="false">=</mo>
                <mspace width="0.5em"/>
              </mrow>
              <mrow>
                <mo fence="true" stretchy="true">{</mo>
                <mrow>
                  <mtable>
                    <mtr>
                      <mtd>
                        <msup>
                          <mrow>
                            <mo fence="true" stretchy="false">(</mo>
                            <mrow>
                              <mrow>
                                <mi>p</mi>
                                <mo stretchy="false">/</mo>
                                <mi>q</mi>
                              </mrow>
                            </mrow>
                            <mo fence="true" stretchy="false">)</mo>
                          </mrow>
                          <mrow>
                            <mo fence="true" stretchy="false">(</mo>
                            <mrow>
                              <mrow>
                                <mi>z</mi>
                                <mo stretchy="false">−</mo>
                                <mi>k</mi>
                              </mrow>
                            </mrow>
                            <mo fence="true" stretchy="false">)</mo>
                          </mrow>
                        </msup>
                      </mtd>
                      <mtd>
                        <mrow>
                          <mi mathvariant="italic">if</mi>
                          <mrow>
                            <mi>k</mi>
                            <mo stretchy="false">≤</mo>
                            <mi>z</mi>
                          </mrow>
                        </mrow>
                      </mtd>
                    </mtr>
                    <mtr>
                      <mtd>
                        <mn>1</mn>
                      </mtd>
                      <mtd>
                        <mrow>
                          <mi mathvariant="italic">if</mi>
                          <mrow>
                            <mi>k</mi>
                            <mo stretchy="false">&gt;</mo>
                            <mi>z</mi>
                          </mrow>
                        </mrow>
                      </mtd>
                    </mtr>
                  </mtable>
                </mrow>
                <mo fence="true" stretchy="true">}</mo>
              </mrow>
            </mrow>
          </mstyle>
        </mtd>
      </mtr>
    </mtable>
    <annotation encoding="StarMath 5.0">
alignl size *0.8 { p = "pravděpodobnost, že čestný uzel najde další blok" }  newline 
alignl size *0.8 { q = "pravděpodobnost, že útočník najde další blok" } newline 
alignl size *0.8 { q_z = "pravděpodobnost, že útočník dožene ztrátu" z` "bloků" } newline newline
alignl size *0.8 {  q_z ` = ` left lbrace matrix{(p/q)^{(z-k)} # if k &lt;= z ## 1 # if k &gt; z }  right rbrace } </annotation>
  </semantics>
</math>
</file>

<file path=Object 3/content.xml><?xml version="1.0" encoding="utf-8"?>
<math xmlns="http://www.w3.org/1998/Math/MathML" display="block">
  <semantics>
    <mstyle mathsize="80%">
      <mrow>
        <mn>1</mn>
        <mo stretchy="false">−</mo>
        <mrow>
          <munderover>
            <mo stretchy="false">∑</mo>
            <mrow>
              <mi>k</mi>
              <mo stretchy="false">=</mo>
              <mn>0</mn>
            </mrow>
            <mi>z</mi>
          </munderover>
          <mrow>
            <mfrac>
              <mrow>
                <msup>
                  <mi></mi>
                  <mi>k</mi>
                </msup>
                <msup>
                  <mi>e</mi>
                  <mrow>
                    <mo stretchy="false">−</mo>
                    <mi></mi>
                  </mrow>
                </msup>
              </mrow>
              <mrow>
                <mi>k</mi>
                <mi>!</mi>
              </mrow>
            </mfrac>
            <mrow>
              <mo fence="true" stretchy="true">(</mo>
              <mrow>
                <mrow>
                  <mn>1</mn>
                  <mo stretchy="false">−</mo>
                  <msup>
                    <mrow>
                      <mo fence="true" stretchy="false">(</mo>
                      <mrow>
                        <mrow>
                          <mi>q</mi>
                          <mo stretchy="false">/</mo>
                          <mi>p</mi>
                        </mrow>
                      </mrow>
                      <mo fence="true" stretchy="false">)</mo>
                    </mrow>
                    <mrow>
                      <mo fence="true" stretchy="false">(</mo>
                      <mrow>
                        <mrow>
                          <mi>z</mi>
                          <mo stretchy="false">−</mo>
                          <mi>k</mi>
                        </mrow>
                      </mrow>
                      <mo fence="true" stretchy="false">)</mo>
                    </mrow>
                  </msup>
                </mrow>
              </mrow>
              <mo fence="true" stretchy="true">)</mo>
            </mrow>
          </mrow>
        </mrow>
      </mrow>
    </mstyle>
    <annotation encoding="StarMath 5.0">size *0.8 { 1 - sum from { { k = 0 } } to { z } { {^{k}e^-} over {k!} left ( 1 - (q/p)^(z-k) right ) }}</annotation>
  </semantics>
</math>
</file>

<file path=Object 4/content.xml><?xml version="1.0" encoding="utf-8"?>
<math xmlns="http://www.w3.org/1998/Math/MathML" display="block">
  <semantics>
    <mstyle mathsize="80%">
      <mrow>
        <mi></mi>
        <mrow>
          <mspace width="0.5em"/>
          <mo stretchy="false">=</mo>
          <mspace width="0.5em"/>
        </mrow>
        <mi>z</mi>
        <mfrac>
          <mi>q</mi>
          <mi>p</mi>
        </mfrac>
      </mrow>
    </mstyle>
    <annotation encoding="StarMath 5.0">size *0.8 {  `= `z { {q} over {p} }}</annotation>
  </semantics>
</math>
</file>